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f8609" officeooo:paragraph-rsid="0187818b"/>
    </style:style>
    <style:style style:name="P158" style:family="paragraph" style:parent-style-name="Text_20_body">
      <style:text-properties officeooo:rsid="0185c98e" officeooo:paragraph-rsid="0187818b"/>
    </style:style>
    <style:style style:name="P159" style:family="paragraph" style:parent-style-name="Text_20_body">
      <style:text-properties officeooo:rsid="0185c98e" officeooo:paragraph-rsid="0185c98e"/>
    </style:style>
    <style:style style:name="P160" style:family="paragraph" style:parent-style-name="Text_20_body">
      <style:text-properties officeooo:rsid="01878875" officeooo:paragraph-rsid="01878875"/>
    </style:style>
    <style:style style:name="P161" style:family="paragraph" style:parent-style-name="Text_20_body">
      <style:text-properties officeooo:rsid="0188cf06" officeooo:paragraph-rsid="0188cf06"/>
    </style:style>
    <style:style style:name="P162" style:family="paragraph" style:parent-style-name="Text_20_body">
      <style:text-properties officeooo:rsid="018ac40b" officeooo:paragraph-rsid="018ac40b"/>
    </style:style>
    <style:style style:name="P163" style:family="paragraph" style:parent-style-name="Text_20_body">
      <style:text-properties officeooo:rsid="018ca677" officeooo:paragraph-rsid="018ca677"/>
    </style:style>
    <style:style style:name="P164" style:family="paragraph" style:parent-style-name="Text_20_body">
      <style:text-properties officeooo:rsid="018f674b" officeooo:paragraph-rsid="018f674b"/>
    </style:style>
    <style:style style:name="P165" style:family="paragraph" style:parent-style-name="Text_20_body">
      <style:text-properties officeooo:rsid="018fc176" officeooo:paragraph-rsid="018fc176"/>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8d726" officeooo:paragraph-rsid="0198d726"/>
    </style:style>
    <style:style style:name="P171" style:family="paragraph" style:parent-style-name="Text_20_body">
      <style:text-properties officeooo:rsid="019abdf7" officeooo:paragraph-rsid="01a14cbf"/>
    </style:style>
    <style:style style:name="P172" style:family="paragraph" style:parent-style-name="Text_20_body">
      <style:text-properties officeooo:rsid="019de618" officeooo:paragraph-rsid="019de618"/>
    </style:style>
    <style:style style:name="P173" style:family="paragraph" style:parent-style-name="Text_20_body">
      <style:text-properties officeooo:paragraph-rsid="019de618"/>
    </style:style>
    <style:style style:name="P174" style:family="paragraph" style:parent-style-name="Text_20_body">
      <style:text-properties officeooo:rsid="019e37ef" officeooo:paragraph-rsid="019e37ef"/>
    </style:style>
    <style:style style:name="P175" style:family="paragraph" style:parent-style-name="Text_20_body">
      <style:text-properties officeooo:rsid="01a26033" officeooo:paragraph-rsid="01a26033"/>
    </style:style>
    <style:style style:name="P176" style:family="paragraph" style:parent-style-name="Text_20_body">
      <style:text-properties officeooo:rsid="01a26033" officeooo:paragraph-rsid="01a14cbf"/>
    </style:style>
    <style:style style:name="P177" style:family="paragraph" style:parent-style-name="Text_20_body">
      <style:text-properties officeooo:rsid="01a57c0d" officeooo:paragraph-rsid="01a57c0d"/>
    </style:style>
    <style:style style:name="P178" style:family="paragraph" style:parent-style-name="Text_20_body">
      <style:text-properties officeooo:rsid="01aa2635" officeooo:paragraph-rsid="01aa2635"/>
    </style:style>
    <style:style style:name="P179" style:family="paragraph" style:parent-style-name="Text_20_body">
      <style:text-properties officeooo:paragraph-rsid="01aa2635"/>
    </style:style>
    <style:style style:name="P180" style:family="paragraph" style:parent-style-name="Text_20_body">
      <style:text-properties officeooo:rsid="01aa8dbc" officeooo:paragraph-rsid="01aa8dbc"/>
    </style:style>
    <style:style style:name="P181" style:family="paragraph" style:parent-style-name="Text_20_body">
      <style:text-properties officeooo:rsid="01ab7d35" officeooo:paragraph-rsid="01ab7d35"/>
    </style:style>
    <style:style style:name="P182" style:family="paragraph" style:parent-style-name="Text_20_body">
      <style:text-properties officeooo:rsid="01ac5780" officeooo:paragraph-rsid="01ac5780"/>
    </style:style>
    <style:style style:name="P183" style:family="paragraph" style:parent-style-name="Text_20_body">
      <style:text-properties officeooo:rsid="01ac5780" officeooo:paragraph-rsid="01acbc68"/>
    </style:style>
    <style:style style:name="P184" style:family="paragraph" style:parent-style-name="Text_20_body">
      <style:text-properties officeooo:rsid="01acd60f" officeooo:paragraph-rsid="01acd60f"/>
    </style:style>
    <style:style style:name="P185" style:family="paragraph" style:parent-style-name="Text_20_body">
      <style:text-properties officeooo:rsid="01af2b01" officeooo:paragraph-rsid="01af2b01"/>
    </style:style>
    <style:style style:name="P186" style:family="paragraph" style:parent-style-name="Text_20_body">
      <style:text-properties officeooo:rsid="01a5e9de" officeooo:paragraph-rsid="01a5e9de"/>
    </style:style>
    <style:style style:name="P187" style:family="paragraph" style:parent-style-name="Text_20_body">
      <style:text-properties officeooo:rsid="0192af87" officeooo:paragraph-rsid="0194d942"/>
    </style:style>
    <style:style style:name="P188" style:family="paragraph" style:parent-style-name="Text_20_body">
      <style:text-properties officeooo:rsid="01b336d2" officeooo:paragraph-rsid="01bd7e77"/>
    </style:style>
    <style:style style:name="P189" style:family="paragraph" style:parent-style-name="Text_20_body">
      <style:text-properties officeooo:rsid="01b336d2" officeooo:paragraph-rsid="01b4ea04"/>
    </style:style>
    <style:style style:name="P190" style:family="paragraph" style:parent-style-name="Text_20_body">
      <style:text-properties officeooo:rsid="01b3529e" officeooo:paragraph-rsid="01b3529e"/>
    </style:style>
    <style:style style:name="P191" style:family="paragraph" style:parent-style-name="Text_20_body">
      <style:text-properties officeooo:paragraph-rsid="01b48c37"/>
    </style:style>
    <style:style style:name="P192" style:family="paragraph" style:parent-style-name="Text_20_body">
      <style:text-properties officeooo:rsid="01ba367b" officeooo:paragraph-rsid="01ba367b"/>
    </style:style>
    <style:style style:name="P193" style:family="paragraph" style:parent-style-name="Text_20_body">
      <style:text-properties officeooo:rsid="01bc0831" officeooo:paragraph-rsid="01bc0831"/>
    </style:style>
    <style:style style:name="P194" style:family="paragraph" style:parent-style-name="Text_20_body">
      <style:text-properties officeooo:rsid="01c1122d" officeooo:paragraph-rsid="01c2e142"/>
    </style:style>
    <style:style style:name="P195" style:family="paragraph" style:parent-style-name="Text_20_body">
      <style:text-properties officeooo:rsid="01c1122d" officeooo:paragraph-rsid="01c3f326"/>
    </style:style>
    <style:style style:name="P196" style:family="paragraph" style:parent-style-name="Text_20_body">
      <style:text-properties officeooo:rsid="01c3f326" officeooo:paragraph-rsid="01c3f326"/>
    </style:style>
    <style:style style:name="P197" style:family="paragraph" style:parent-style-name="Text_20_body">
      <style:text-properties officeooo:rsid="01c4f173" officeooo:paragraph-rsid="01c53574"/>
    </style:style>
    <style:style style:name="P198" style:family="paragraph" style:parent-style-name="Text_20_body">
      <style:text-properties officeooo:rsid="01c64fce" officeooo:paragraph-rsid="01c64fce"/>
    </style:style>
    <style:style style:name="P199" style:family="paragraph" style:parent-style-name="Text_20_body">
      <style:text-properties officeooo:rsid="01c7faeb" officeooo:paragraph-rsid="01c7faeb"/>
    </style:style>
    <style:style style:name="P200" style:family="paragraph" style:parent-style-name="Text_20_body">
      <style:text-properties officeooo:rsid="01c7faeb" officeooo:paragraph-rsid="01f7e17b"/>
    </style:style>
    <style:style style:name="P201" style:family="paragraph" style:parent-style-name="Text_20_body">
      <style:text-properties officeooo:rsid="01c9f972" officeooo:paragraph-rsid="01c9f972"/>
    </style:style>
    <style:style style:name="P202" style:family="paragraph" style:parent-style-name="Text_20_body">
      <style:text-properties officeooo:rsid="01cdf555" officeooo:paragraph-rsid="01d510da"/>
    </style:style>
    <style:style style:name="P203" style:family="paragraph" style:parent-style-name="Text_20_body">
      <style:text-properties officeooo:rsid="01dbdd05" officeooo:paragraph-rsid="01dbdd05"/>
    </style:style>
    <style:style style:name="P204" style:family="paragraph" style:parent-style-name="Text_20_body">
      <style:text-properties officeooo:rsid="01dbdd05" officeooo:paragraph-rsid="01ebd59d"/>
    </style:style>
    <style:style style:name="P205" style:family="paragraph" style:parent-style-name="Text_20_body">
      <style:text-properties officeooo:rsid="01df8cda" officeooo:paragraph-rsid="01ebd59d"/>
    </style:style>
    <style:style style:name="P206" style:family="paragraph" style:parent-style-name="Text_20_body">
      <style:text-properties officeooo:paragraph-rsid="01ece418"/>
    </style:style>
    <style:style style:name="P207" style:family="paragraph" style:parent-style-name="Text_20_body">
      <style:text-properties officeooo:rsid="01ef69a6" officeooo:paragraph-rsid="01ef69a6"/>
    </style:style>
    <style:style style:name="P208" style:family="paragraph" style:parent-style-name="Text_20_body">
      <style:text-properties officeooo:rsid="01f23a0b" officeooo:paragraph-rsid="01f23a0b"/>
    </style:style>
    <style:style style:name="P209" style:family="paragraph" style:parent-style-name="Text_20_body">
      <style:text-properties officeooo:rsid="01f2dc6b" officeooo:paragraph-rsid="01f53331"/>
    </style:style>
    <style:style style:name="P210" style:family="paragraph" style:parent-style-name="Text_20_body">
      <style:text-properties officeooo:rsid="01f5e860" officeooo:paragraph-rsid="01f5e860"/>
    </style:style>
    <style:style style:name="P211" style:family="paragraph" style:parent-style-name="Text_20_body">
      <style:text-properties officeooo:rsid="01f657cc" officeooo:paragraph-rsid="01f657cc"/>
    </style:style>
    <style:style style:name="P212" style:family="paragraph" style:parent-style-name="Text_20_body">
      <style:text-properties officeooo:rsid="01fa7c36" officeooo:paragraph-rsid="01fa7c36"/>
    </style:style>
    <style:style style:name="P213" style:family="paragraph" style:parent-style-name="Text_20_body">
      <style:text-properties officeooo:rsid="01fc4abb" officeooo:paragraph-rsid="01fc4abb"/>
    </style:style>
    <style:style style:name="P214" style:family="paragraph" style:parent-style-name="Text_20_body">
      <style:text-properties officeooo:rsid="01fc6d07" officeooo:paragraph-rsid="01fc6d07"/>
    </style:style>
    <style:style style:name="P215" style:family="paragraph" style:parent-style-name="Text_20_body">
      <style:text-properties officeooo:rsid="01fde05e" officeooo:paragraph-rsid="01fde05e"/>
    </style:style>
    <style:style style:name="P216" style:family="paragraph" style:parent-style-name="Text_20_body">
      <style:text-properties officeooo:rsid="01ffa6e1" officeooo:paragraph-rsid="01ffa6e1"/>
    </style:style>
    <style:style style:name="P217" style:family="paragraph" style:parent-style-name="Text_20_body">
      <style:text-properties officeooo:rsid="020139c2" officeooo:paragraph-rsid="020139c2"/>
    </style:style>
    <style:style style:name="P218" style:family="paragraph" style:parent-style-name="Text_20_body">
      <style:text-properties officeooo:rsid="0202c6c3" officeooo:paragraph-rsid="0202c6c3"/>
    </style:style>
    <style:style style:name="P219" style:family="paragraph" style:parent-style-name="Text_20_body">
      <style:text-properties officeooo:rsid="020567e8" officeooo:paragraph-rsid="020567e8"/>
    </style:style>
    <style:style style:name="P220" style:family="paragraph" style:parent-style-name="Text_20_body">
      <style:text-properties officeooo:rsid="0206702c" officeooo:paragraph-rsid="02077d7c"/>
    </style:style>
    <style:style style:name="P221" style:family="paragraph" style:parent-style-name="Text_20_body">
      <style:text-properties officeooo:rsid="01c2e142" officeooo:paragraph-rsid="01c3f326"/>
    </style:style>
    <style:style style:name="P222" style:family="paragraph" style:parent-style-name="Text_20_body">
      <style:text-properties officeooo:rsid="02077d7c" officeooo:paragraph-rsid="02077d7c"/>
    </style:style>
    <style:style style:name="P223" style:family="paragraph" style:parent-style-name="Text_20_body">
      <style:text-properties officeooo:rsid="020934ba" officeooo:paragraph-rsid="020934ba"/>
    </style:style>
    <style:style style:name="P224" style:family="paragraph" style:parent-style-name="Text_20_body">
      <style:text-properties officeooo:rsid="01b994aa" officeooo:paragraph-rsid="01b994aa"/>
    </style:style>
    <style:style style:name="P225" style:family="paragraph" style:parent-style-name="Text_20_body">
      <style:text-properties officeooo:rsid="020b8f86" officeooo:paragraph-rsid="020b8f86"/>
    </style:style>
    <style:style style:name="P226" style:family="paragraph" style:parent-style-name="Text_20_body">
      <style:text-properties officeooo:rsid="020d4033" officeooo:paragraph-rsid="020f4523"/>
    </style:style>
    <style:style style:name="P227" style:family="paragraph" style:parent-style-name="Text_20_body">
      <style:text-properties officeooo:rsid="020f4523" officeooo:paragraph-rsid="020f4523"/>
    </style:style>
    <style:style style:name="P228" style:family="paragraph" style:parent-style-name="Text_20_body">
      <style:text-properties officeooo:rsid="02108767" officeooo:paragraph-rsid="02108767"/>
    </style:style>
    <style:style style:name="P229" style:family="paragraph" style:parent-style-name="Text_20_body">
      <style:text-properties style:font-name="Courier New2" officeooo:rsid="02108767" officeooo:paragraph-rsid="02108767"/>
    </style:style>
    <style:style style:name="P230" style:family="paragraph" style:parent-style-name="Text_20_body">
      <style:text-properties officeooo:rsid="020e5ecc" officeooo:paragraph-rsid="020f4523"/>
    </style:style>
    <style:style style:name="P231" style:family="paragraph" style:parent-style-name="Text_20_body">
      <style:text-properties officeooo:rsid="021273b1" officeooo:paragraph-rsid="021273b1"/>
    </style:style>
    <style:style style:name="P232" style:family="paragraph" style:parent-style-name="Text_20_body">
      <style:text-properties officeooo:rsid="0216efed" officeooo:paragraph-rsid="0216efed"/>
    </style:style>
    <style:style style:name="P233" style:family="paragraph" style:parent-style-name="Text_20_body">
      <style:text-properties officeooo:rsid="021822c1" officeooo:paragraph-rsid="021822c1"/>
    </style:style>
    <style:style style:name="P234" style:family="paragraph" style:parent-style-name="Text_20_body">
      <style:text-properties officeooo:rsid="021b10a0" officeooo:paragraph-rsid="021b10a0"/>
    </style:style>
    <style:style style:name="P235" style:family="paragraph" style:parent-style-name="Text_20_body">
      <style:text-properties officeooo:rsid="021b80e4" officeooo:paragraph-rsid="021b80e4"/>
    </style:style>
    <style:style style:name="P236" style:family="paragraph" style:parent-style-name="Text_20_body">
      <style:text-properties officeooo:rsid="021ca456" officeooo:paragraph-rsid="021ca456"/>
    </style:style>
    <style:style style:name="P237" style:family="paragraph" style:parent-style-name="Text_20_body">
      <style:text-properties officeooo:rsid="0224a5da" officeooo:paragraph-rsid="0224a5da"/>
    </style:style>
    <style:style style:name="P238" style:family="paragraph" style:parent-style-name="Text_20_body">
      <style:text-properties officeooo:rsid="021d1e8e" officeooo:paragraph-rsid="021d1e8e"/>
    </style:style>
    <style:style style:name="P239" style:family="paragraph" style:parent-style-name="Text_20_body">
      <style:text-properties officeooo:rsid="0225fede" officeooo:paragraph-rsid="0225fede"/>
    </style:style>
    <style:style style:name="P240" style:family="paragraph" style:parent-style-name="Text_20_body">
      <style:text-properties officeooo:rsid="02273ec7" officeooo:paragraph-rsid="02273ec7"/>
    </style:style>
    <style:style style:name="P241" style:family="paragraph" style:parent-style-name="Text_20_body">
      <style:text-properties officeooo:rsid="0229317e" officeooo:paragraph-rsid="0229317e"/>
    </style:style>
    <style:style style:name="P242" style:family="paragraph" style:parent-style-name="Text_20_body">
      <style:text-properties officeooo:rsid="0229ae53" officeooo:paragraph-rsid="0229ae53"/>
    </style:style>
    <style:style style:name="P243" style:family="paragraph" style:parent-style-name="Text_20_body">
      <style:text-properties officeooo:rsid="022aeb9c" officeooo:paragraph-rsid="022aeb9c"/>
    </style:style>
    <style:style style:name="P244" style:family="paragraph" style:parent-style-name="Text_20_body">
      <style:text-properties officeooo:paragraph-rsid="022c0c05"/>
    </style:style>
    <style:style style:name="P245" style:family="paragraph" style:parent-style-name="Text_20_body">
      <style:text-properties officeooo:rsid="022dd26f" officeooo:paragraph-rsid="022dd26f"/>
    </style:style>
    <style:style style:name="P246" style:family="paragraph" style:parent-style-name="Text_20_body">
      <style:text-properties officeooo:rsid="022ef77e" officeooo:paragraph-rsid="022ef77e"/>
    </style:style>
    <style:style style:name="P247" style:family="paragraph" style:parent-style-name="Text_20_body">
      <style:text-properties officeooo:rsid="022f12b1" officeooo:paragraph-rsid="022f12b1"/>
    </style:style>
    <style:style style:name="P248" style:family="paragraph" style:parent-style-name="Text_20_body">
      <style:text-properties officeooo:rsid="0231aca3" officeooo:paragraph-rsid="0231aca3"/>
    </style:style>
    <style:style style:name="P249" style:family="paragraph" style:parent-style-name="Text_20_body">
      <style:text-properties officeooo:rsid="0232b612" officeooo:paragraph-rsid="0232b612"/>
    </style:style>
    <style:style style:name="P250" style:family="paragraph" style:parent-style-name="Text_20_body">
      <style:text-properties officeooo:rsid="0232febe" officeooo:paragraph-rsid="0232febe"/>
    </style:style>
    <style:style style:name="P251" style:family="paragraph" style:parent-style-name="Text_20_body">
      <style:text-properties officeooo:rsid="02345891" officeooo:paragraph-rsid="02345891"/>
    </style:style>
    <style:style style:name="P252" style:family="paragraph" style:parent-style-name="Text_20_body">
      <style:text-properties officeooo:rsid="023464a1" officeooo:paragraph-rsid="023464a1"/>
    </style:style>
    <style:style style:name="P253" style:family="paragraph" style:parent-style-name="Text_20_body">
      <style:text-properties officeooo:rsid="02356d00" officeooo:paragraph-rsid="02356d00"/>
    </style:style>
    <style:style style:name="P254" style:family="paragraph" style:parent-style-name="Text_20_body">
      <style:text-properties officeooo:rsid="022c0c05" officeooo:paragraph-rsid="022c0c05"/>
    </style:style>
    <style:style style:name="P255" style:family="paragraph" style:parent-style-name="Text_20_body">
      <style:text-properties officeooo:rsid="022a96e4" officeooo:paragraph-rsid="022a96e4"/>
    </style:style>
    <style:style style:name="P256" style:family="paragraph" style:parent-style-name="Text_20_body">
      <style:text-properties officeooo:rsid="023585d5" officeooo:paragraph-rsid="023585d5"/>
    </style:style>
    <style:style style:name="P257" style:family="paragraph" style:parent-style-name="Text_20_body">
      <style:text-properties officeooo:rsid="0239c69c" officeooo:paragraph-rsid="0239c69c"/>
    </style:style>
    <style:style style:name="P258" style:family="paragraph" style:parent-style-name="Text_20_body">
      <style:text-properties officeooo:rsid="023cdf6f" officeooo:paragraph-rsid="023cdf6f"/>
    </style:style>
    <style:style style:name="P259" style:family="paragraph" style:parent-style-name="Text_20_body">
      <style:text-properties officeooo:rsid="023ed994" officeooo:paragraph-rsid="0240f336"/>
    </style:style>
    <style:style style:name="P260" style:family="paragraph" style:parent-style-name="Text_20_body">
      <style:text-properties officeooo:rsid="02407de0" officeooo:paragraph-rsid="02407de0"/>
    </style:style>
    <style:style style:name="P261" style:family="paragraph" style:parent-style-name="Text_20_body">
      <style:text-properties officeooo:rsid="0241cee7" officeooo:paragraph-rsid="0241cee7"/>
    </style:style>
    <style:style style:name="P262" style:family="paragraph" style:parent-style-name="Text_20_body">
      <style:text-properties officeooo:rsid="024331ce" officeooo:paragraph-rsid="024331ce"/>
    </style:style>
    <style:style style:name="P263" style:family="paragraph" style:parent-style-name="Text_20_body">
      <style:text-properties officeooo:rsid="0243b6b4" officeooo:paragraph-rsid="0243b6b4"/>
    </style:style>
    <style:style style:name="P264" style:family="paragraph" style:parent-style-name="Text_20_body">
      <style:text-properties officeooo:rsid="0245467a" officeooo:paragraph-rsid="0245467a"/>
    </style:style>
    <style:style style:name="P265" style:family="paragraph" style:parent-style-name="Text_20_body">
      <style:text-properties officeooo:rsid="0245467a" officeooo:paragraph-rsid="0245b1f1"/>
    </style:style>
    <style:style style:name="P266" style:family="paragraph" style:parent-style-name="Text_20_body">
      <style:text-properties officeooo:rsid="0245f737" officeooo:paragraph-rsid="0245f737"/>
    </style:style>
    <style:style style:name="P267" style:family="paragraph" style:parent-style-name="Text_20_body">
      <style:text-properties officeooo:rsid="0246958f" officeooo:paragraph-rsid="0246958f"/>
    </style:style>
    <style:style style:name="P268" style:family="paragraph" style:parent-style-name="Text_20_body">
      <style:text-properties officeooo:rsid="02484cfa" officeooo:paragraph-rsid="02484cfa"/>
    </style:style>
    <style:style style:name="P269" style:family="paragraph" style:parent-style-name="Text_20_body">
      <style:text-properties officeooo:rsid="024a1b54" officeooo:paragraph-rsid="024a1b54"/>
    </style:style>
    <style:style style:name="P270" style:family="paragraph" style:parent-style-name="Text_20_body">
      <style:text-properties officeooo:rsid="024dab0f" officeooo:paragraph-rsid="024dab0f"/>
    </style:style>
    <style:style style:name="P271" style:family="paragraph" style:parent-style-name="Text_20_body">
      <style:text-properties officeooo:rsid="024dae99" officeooo:paragraph-rsid="024dab0f"/>
    </style:style>
    <style:style style:name="P272" style:family="paragraph" style:parent-style-name="Text_20_body">
      <style:text-properties officeooo:rsid="024df9f9" officeooo:paragraph-rsid="024df9f9"/>
    </style:style>
    <style:style style:name="P273" style:family="paragraph" style:parent-style-name="Text_20_body">
      <style:text-properties officeooo:rsid="024ff46e" officeooo:paragraph-rsid="024ff46e"/>
    </style:style>
    <style:style style:name="P274" style:family="paragraph" style:parent-style-name="Text_20_body">
      <style:text-properties officeooo:rsid="02518057" officeooo:paragraph-rsid="02518057"/>
    </style:style>
    <style:style style:name="P275" style:family="paragraph" style:parent-style-name="Text_20_body">
      <style:text-properties officeooo:rsid="0253c36a" officeooo:paragraph-rsid="0253c36a"/>
    </style:style>
    <style:style style:name="P276" style:family="paragraph" style:parent-style-name="Text_20_body">
      <style:text-properties officeooo:rsid="0255797a" officeooo:paragraph-rsid="0255797a"/>
    </style:style>
    <style:style style:name="P277" style:family="paragraph" style:parent-style-name="Text_20_body">
      <style:text-properties officeooo:rsid="0256ef0a" officeooo:paragraph-rsid="0256ef0a"/>
    </style:style>
    <style:style style:name="P278" style:family="paragraph" style:parent-style-name="Text_20_body">
      <style:text-properties officeooo:rsid="0258a3ab" officeooo:paragraph-rsid="0258a3ab"/>
    </style:style>
    <style:style style:name="P279" style:family="paragraph" style:parent-style-name="Text_20_body">
      <style:text-properties officeooo:rsid="0258a3ab" officeooo:paragraph-rsid="025dccdd"/>
    </style:style>
    <style:style style:name="P280" style:family="paragraph" style:parent-style-name="Text_20_body">
      <style:text-properties officeooo:rsid="0258a3ab" officeooo:paragraph-rsid="025e1211"/>
    </style:style>
    <style:style style:name="P281" style:family="paragraph" style:parent-style-name="Text_20_body">
      <style:text-properties officeooo:rsid="025af35b" officeooo:paragraph-rsid="025af35b"/>
    </style:style>
    <style:style style:name="P282" style:family="paragraph" style:parent-style-name="Text_20_body">
      <style:text-properties officeooo:rsid="025d5d1f" officeooo:paragraph-rsid="025d5d1f"/>
    </style:style>
    <style:style style:name="P283" style:family="paragraph" style:parent-style-name="Text_20_body">
      <style:text-properties officeooo:rsid="0260c6eb" officeooo:paragraph-rsid="0260c6eb"/>
    </style:style>
    <style:style style:name="P284" style:family="paragraph" style:parent-style-name="Text_20_body">
      <style:text-properties officeooo:rsid="026335ea" officeooo:paragraph-rsid="026335ea"/>
    </style:style>
    <style:style style:name="P285" style:family="paragraph" style:parent-style-name="Text_20_body">
      <style:text-properties officeooo:rsid="0264a54c" officeooo:paragraph-rsid="0264a54c"/>
    </style:style>
    <style:style style:name="P286" style:family="paragraph" style:parent-style-name="Text_20_body">
      <style:text-properties officeooo:rsid="0264fa4b" officeooo:paragraph-rsid="0264fa4b"/>
    </style:style>
    <style:style style:name="P287" style:family="paragraph" style:parent-style-name="Text_20_body">
      <style:text-properties officeooo:rsid="0266863b" officeooo:paragraph-rsid="0266863b"/>
    </style:style>
    <style:style style:name="P288" style:family="paragraph" style:parent-style-name="Text_20_body">
      <style:text-properties officeooo:rsid="026a36ce" officeooo:paragraph-rsid="026b8f0f"/>
    </style:style>
    <style:style style:name="P289" style:family="paragraph" style:parent-style-name="Text_20_body">
      <style:text-properties officeooo:rsid="026ec1f6" officeooo:paragraph-rsid="026ec1f6"/>
    </style:style>
    <style:style style:name="P290" style:family="paragraph" style:parent-style-name="Text_20_body">
      <style:text-properties officeooo:rsid="0272ea93" officeooo:paragraph-rsid="0272ea93"/>
    </style:style>
    <style:style style:name="P291" style:family="paragraph" style:parent-style-name="Text_20_body">
      <style:text-properties officeooo:rsid="0272ea93" officeooo:paragraph-rsid="0273c7c2"/>
    </style:style>
    <style:style style:name="P292" style:family="paragraph" style:parent-style-name="Text_20_body">
      <style:text-properties officeooo:rsid="027dfc2e" officeooo:paragraph-rsid="027dfc2e"/>
    </style:style>
    <style:style style:name="P293" style:family="paragraph" style:parent-style-name="Text_20_body">
      <style:text-properties officeooo:rsid="028105fa" officeooo:paragraph-rsid="028105fa"/>
    </style:style>
    <style:style style:name="P294" style:family="paragraph" style:parent-style-name="Text_20_body">
      <style:text-properties officeooo:rsid="026b8f0f" officeooo:paragraph-rsid="026b8f0f"/>
    </style:style>
    <style:style style:name="P295" style:family="paragraph" style:parent-style-name="Text_20_body">
      <style:text-properties officeooo:rsid="027c06bc" officeooo:paragraph-rsid="027c06bc"/>
    </style:style>
    <style:style style:name="P296" style:family="paragraph" style:parent-style-name="Text_20_body">
      <style:text-properties officeooo:rsid="02833bb5" officeooo:paragraph-rsid="02833bb5"/>
    </style:style>
    <style:style style:name="P297" style:family="paragraph" style:parent-style-name="Text_20_body">
      <style:text-properties officeooo:rsid="028950b5" officeooo:paragraph-rsid="028950b5"/>
    </style:style>
    <style:style style:name="P298" style:family="paragraph" style:parent-style-name="Text_20_body">
      <style:text-properties officeooo:rsid="028b1d46" officeooo:paragraph-rsid="028b1d46"/>
    </style:style>
    <style:style style:name="P299" style:family="paragraph" style:parent-style-name="Text_20_body">
      <style:text-properties officeooo:rsid="028b4f1b" officeooo:paragraph-rsid="028b4f1b"/>
    </style:style>
    <style:style style:name="P300" style:family="paragraph" style:parent-style-name="Text_20_body">
      <style:text-properties officeooo:rsid="028cca09" officeooo:paragraph-rsid="028cca09"/>
    </style:style>
    <style:style style:name="P301" style:family="paragraph" style:parent-style-name="Text_20_body">
      <style:text-properties officeooo:rsid="028e1d3f" officeooo:paragraph-rsid="028e1d3f"/>
    </style:style>
    <style:style style:name="P302" style:family="paragraph" style:parent-style-name="Text_20_body">
      <style:text-properties officeooo:rsid="028ece84" officeooo:paragraph-rsid="028ece84"/>
    </style:style>
    <style:style style:name="P303" style:family="paragraph" style:parent-style-name="Text_20_body">
      <style:text-properties officeooo:rsid="029167d9" officeooo:paragraph-rsid="029167d9"/>
    </style:style>
    <style:style style:name="P304" style:family="paragraph" style:parent-style-name="Text_20_body">
      <style:text-properties officeooo:rsid="0291cfb3" officeooo:paragraph-rsid="0291cfb3"/>
    </style:style>
    <style:style style:name="P305" style:family="paragraph" style:parent-style-name="Text_20_body">
      <style:text-properties officeooo:rsid="0293720b" officeooo:paragraph-rsid="0293720b"/>
    </style:style>
    <style:style style:name="P306" style:family="paragraph" style:parent-style-name="Text_20_body">
      <style:text-properties officeooo:rsid="029558d4" officeooo:paragraph-rsid="029558d4"/>
    </style:style>
    <style:style style:name="P307" style:family="paragraph" style:parent-style-name="Text_20_body">
      <style:text-properties officeooo:rsid="0296f342" officeooo:paragraph-rsid="0296f342"/>
    </style:style>
    <style:style style:name="P308" style:family="paragraph" style:parent-style-name="Text_20_body">
      <style:text-properties officeooo:rsid="02985324" officeooo:paragraph-rsid="02985324"/>
    </style:style>
    <style:style style:name="P309" style:family="paragraph" style:parent-style-name="Text_20_body">
      <style:text-properties officeooo:rsid="0299ad59" officeooo:paragraph-rsid="0299ad59"/>
    </style:style>
    <style:style style:name="P310" style:family="paragraph" style:parent-style-name="Text_20_body">
      <style:text-properties officeooo:rsid="029b4bc6" officeooo:paragraph-rsid="029b4bc6"/>
    </style:style>
    <style:style style:name="P311" style:family="paragraph" style:parent-style-name="Text_20_body">
      <style:text-properties officeooo:rsid="029c9a92" officeooo:paragraph-rsid="029c9a92"/>
    </style:style>
    <style:style style:name="P312" style:family="paragraph" style:parent-style-name="Text_20_body">
      <style:text-properties officeooo:rsid="029ddf1c" officeooo:paragraph-rsid="029ddf1c"/>
    </style:style>
    <style:style style:name="P313" style:family="paragraph" style:parent-style-name="Text_20_body">
      <style:text-properties officeooo:rsid="02a077dd" officeooo:paragraph-rsid="02a077dd"/>
    </style:style>
    <style:style style:name="P314" style:family="paragraph" style:parent-style-name="Text_20_body">
      <style:text-properties officeooo:rsid="02a0af27" officeooo:paragraph-rsid="02a0af27"/>
    </style:style>
    <style:style style:name="P315" style:family="paragraph" style:parent-style-name="Text_20_body">
      <style:text-properties officeooo:rsid="02a17a55" officeooo:paragraph-rsid="02a17a55"/>
    </style:style>
    <style:style style:name="P316" style:family="paragraph" style:parent-style-name="Text_20_body">
      <style:text-properties officeooo:rsid="02a28c81" officeooo:paragraph-rsid="02a31b44"/>
    </style:style>
    <style:style style:name="P317" style:family="paragraph" style:parent-style-name="Text_20_body">
      <style:text-properties officeooo:rsid="02a32ac3" officeooo:paragraph-rsid="02a32ac3"/>
    </style:style>
    <style:style style:name="P318" style:family="paragraph" style:parent-style-name="Text_20_body">
      <style:text-properties officeooo:rsid="02a45ca4" officeooo:paragraph-rsid="02a45ca4"/>
    </style:style>
    <style:style style:name="P319" style:family="paragraph" style:parent-style-name="Text_20_body">
      <style:text-properties officeooo:rsid="02a5dfdc" officeooo:paragraph-rsid="02a5dfdc"/>
    </style:style>
    <style:style style:name="P320" style:family="paragraph" style:parent-style-name="Text_20_body">
      <style:text-properties officeooo:rsid="02a5dfdc" officeooo:paragraph-rsid="02a6939a"/>
    </style:style>
    <style:style style:name="P321" style:family="paragraph" style:parent-style-name="Text_20_body">
      <style:text-properties officeooo:rsid="00c889f3" officeooo:paragraph-rsid="02a8935a"/>
    </style:style>
    <style:style style:name="P322" style:family="paragraph" style:parent-style-name="Text_20_body">
      <style:text-properties officeooo:rsid="00d33ce0" officeooo:paragraph-rsid="00d33ce0"/>
    </style:style>
    <style:style style:name="P323" style:family="paragraph" style:parent-style-name="Text_20_body">
      <style:text-properties officeooo:rsid="02ab59a9" officeooo:paragraph-rsid="02ab59a9"/>
    </style:style>
    <style:style style:name="P324" style:family="paragraph" style:parent-style-name="Text_20_body">
      <style:text-properties officeooo:rsid="00d6501b" officeooo:paragraph-rsid="00d6501b"/>
    </style:style>
    <style:style style:name="P325" style:family="paragraph" style:parent-style-name="Text_20_body">
      <style:text-properties officeooo:rsid="02abc405" officeooo:paragraph-rsid="02abc405"/>
    </style:style>
    <style:style style:name="P326" style:family="paragraph" style:parent-style-name="Text_20_body">
      <style:text-properties officeooo:rsid="02af3fe9" officeooo:paragraph-rsid="02af3fe9"/>
    </style:style>
    <style:style style:name="P327" style:family="paragraph" style:parent-style-name="Text_20_body">
      <style:text-properties officeooo:rsid="007cdabc" officeooo:paragraph-rsid="007cdabc"/>
    </style:style>
    <style:style style:name="P328" style:family="paragraph" style:parent-style-name="Text_20_body">
      <style:text-properties officeooo:rsid="02b23a81" officeooo:paragraph-rsid="02b23a81"/>
    </style:style>
    <style:style style:name="P329" style:family="paragraph" style:parent-style-name="Text_20_body">
      <style:text-properties officeooo:rsid="02b5a924" officeooo:paragraph-rsid="02b5a924"/>
    </style:style>
    <style:style style:name="P330" style:family="paragraph" style:parent-style-name="Text_20_body">
      <style:text-properties officeooo:rsid="02b5a924" officeooo:paragraph-rsid="02b952dd"/>
    </style:style>
    <style:style style:name="P331" style:family="paragraph" style:parent-style-name="Text_20_body">
      <style:text-properties officeooo:rsid="02cd2f05" officeooo:paragraph-rsid="02cd2f05"/>
    </style:style>
    <style:style style:name="P332" style:family="paragraph" style:parent-style-name="Text_20_body">
      <style:text-properties officeooo:rsid="02cfb0c0" officeooo:paragraph-rsid="02cfb0c0"/>
    </style:style>
    <style:style style:name="P333" style:family="paragraph" style:parent-style-name="Text_20_body">
      <style:text-properties officeooo:rsid="02d1771e" officeooo:paragraph-rsid="02d1771e"/>
    </style:style>
    <style:style style:name="P334" style:family="paragraph" style:parent-style-name="Text_20_body">
      <style:text-properties officeooo:rsid="02d2e80e" officeooo:paragraph-rsid="02d2e80e"/>
    </style:style>
    <style:style style:name="P335" style:family="paragraph" style:parent-style-name="Text_20_body">
      <style:text-properties officeooo:rsid="02d2e80e" officeooo:paragraph-rsid="02d4a0f3"/>
    </style:style>
    <style:style style:name="P336" style:family="paragraph" style:parent-style-name="Text_20_body">
      <style:text-properties officeooo:rsid="02d2e80e" officeooo:paragraph-rsid="02d5bc46"/>
    </style:style>
    <style:style style:name="P337" style:family="paragraph" style:parent-style-name="Text_20_body">
      <style:text-properties officeooo:rsid="02d609a2" officeooo:paragraph-rsid="02d609a2"/>
    </style:style>
    <style:style style:name="P338" style:family="paragraph" style:parent-style-name="Text_20_body">
      <style:text-properties officeooo:rsid="02dc14e0" officeooo:paragraph-rsid="02dc14e0"/>
    </style:style>
    <style:style style:name="P339" style:family="paragraph" style:parent-style-name="Text_20_body">
      <style:text-properties officeooo:rsid="02dc1aa4" officeooo:paragraph-rsid="02dc1aa4"/>
    </style:style>
    <style:style style:name="P340" style:family="paragraph" style:parent-style-name="Text_20_body">
      <style:text-properties officeooo:rsid="02dea94f"/>
    </style:style>
    <style:style style:name="P341" style:family="paragraph" style:parent-style-name="Text_20_body">
      <style:text-properties officeooo:paragraph-rsid="02e606ce"/>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officeooo:rsid="02ef0999" officeooo:paragraph-rsid="02ef0999"/>
    </style:style>
    <style:style style:name="P344" style:family="paragraph" style:parent-style-name="Text_20_body">
      <style:text-properties officeooo:rsid="02f04903" officeooo:paragraph-rsid="02f04903"/>
    </style:style>
    <style:style style:name="P345" style:family="paragraph" style:parent-style-name="Text_20_body">
      <style:text-properties officeooo:rsid="02f1e00d" officeooo:paragraph-rsid="02f1e00d"/>
    </style:style>
    <style:style style:name="P346" style:family="paragraph" style:parent-style-name="Text_20_body">
      <style:text-properties officeooo:rsid="02f2c4bd" officeooo:paragraph-rsid="02f2c4bd"/>
    </style:style>
    <style:style style:name="P347" style:family="paragraph" style:parent-style-name="Text_20_body">
      <style:text-properties officeooo:rsid="02f2c4bd" officeooo:paragraph-rsid="02f4a7b7"/>
    </style:style>
    <style:style style:name="P348" style:family="paragraph" style:parent-style-name="Text_20_body">
      <style:text-properties officeooo:rsid="02f2c4bd" officeooo:paragraph-rsid="02f7a684"/>
    </style:style>
    <style:style style:name="P349" style:family="paragraph" style:parent-style-name="Text_20_body">
      <style:text-properties officeooo:rsid="02f4a7b7" officeooo:paragraph-rsid="02f4a7b7"/>
    </style:style>
    <style:style style:name="P350" style:family="paragraph" style:parent-style-name="Text_20_body">
      <style:text-properties officeooo:rsid="02f76e43" officeooo:paragraph-rsid="02f76e43"/>
    </style:style>
    <style:style style:name="P351" style:family="paragraph" style:parent-style-name="Text_20_body">
      <style:text-properties officeooo:rsid="02fb1c1c" officeooo:paragraph-rsid="02fb1c1c"/>
    </style:style>
    <style:style style:name="P352" style:family="paragraph" style:parent-style-name="Text_20_body">
      <style:text-properties officeooo:rsid="02fc896f" officeooo:paragraph-rsid="02fc896f"/>
    </style:style>
    <style:style style:name="P353" style:family="paragraph" style:parent-style-name="Text_20_body">
      <style:text-properties officeooo:paragraph-rsid="02fcbb8c"/>
    </style:style>
    <style:style style:name="P354" style:family="paragraph" style:parent-style-name="Quelltext">
      <style:text-properties officeooo:paragraph-rsid="0013c287"/>
    </style:style>
    <style:style style:name="P355" style:family="paragraph" style:parent-style-name="Quelltext">
      <style:text-properties officeooo:paragraph-rsid="001a70cb"/>
    </style:style>
    <style:style style:name="P356" style:family="paragraph" style:parent-style-name="Quelltext">
      <style:text-properties officeooo:paragraph-rsid="0056a24e"/>
    </style:style>
    <style:style style:name="P357" style:family="paragraph" style:parent-style-name="Quelltext">
      <style:text-properties officeooo:paragraph-rsid="005d8782"/>
    </style:style>
    <style:style style:name="P358" style:family="paragraph" style:parent-style-name="Quelltext">
      <style:text-properties fo:font-weight="bold" style:font-weight-asian="bold" style:font-weight-complex="bold"/>
    </style:style>
    <style:style style:name="P359" style:family="paragraph" style:parent-style-name="Quelltext">
      <style:text-properties fo:font-weight="bold" officeooo:rsid="00743caa" officeooo:paragraph-rsid="00743caa" style:font-weight-asian="bold" style:font-weight-complex="bold"/>
    </style:style>
    <style:style style:name="P360" style:family="paragraph" style:parent-style-name="Quelltext">
      <style:text-properties fo:font-weight="bold" officeooo:rsid="007a6ff8" officeooo:paragraph-rsid="007a6ff8" style:font-weight-asian="bold" style:font-weight-complex="bold"/>
    </style:style>
    <style:style style:name="P361" style:family="paragraph" style:parent-style-name="Quelltext">
      <style:text-properties fo:font-weight="bold" officeooo:paragraph-rsid="007a6ff8" style:font-weight-asian="bold" style:font-weight-complex="bold"/>
    </style:style>
    <style:style style:name="P362" style:family="paragraph" style:parent-style-name="Quelltext">
      <style:text-properties fo:font-weight="bold" officeooo:paragraph-rsid="007cb6ae" style:font-weight-asian="bold" style:font-weight-complex="bold"/>
    </style:style>
    <style:style style:name="P363" style:family="paragraph" style:parent-style-name="Quelltext">
      <style:text-properties fo:font-weight="bold" officeooo:rsid="02dea94f" officeooo:paragraph-rsid="02dea94f" style:font-weight-asian="bold" style:font-weight-complex="bold"/>
    </style:style>
    <style:style style:name="P364" style:family="paragraph" style:parent-style-name="Quelltext">
      <style:text-properties fo:font-weight="bold" officeooo:rsid="02dff559" officeooo:paragraph-rsid="02dff559" style:font-weight-asian="bold" style:font-weight-complex="bold"/>
    </style:style>
    <style:style style:name="P365" style:family="paragraph" style:parent-style-name="Quelltext">
      <style:text-properties fo:font-weight="bold" officeooo:rsid="02e67546" officeooo:paragraph-rsid="02e67546" style:font-weight-asian="bold" style:font-weight-complex="bold"/>
    </style:style>
    <style:style style:name="P366" style:family="paragraph" style:parent-style-name="Quelltext">
      <style:text-properties fo:font-weight="bold" officeooo:rsid="02e74d69" officeooo:paragraph-rsid="02e74d69" style:font-weight-asian="bold" style:font-weight-complex="bold"/>
    </style:style>
    <style:style style:name="P367" style:family="paragraph" style:parent-style-name="Quelltext">
      <style:text-properties officeooo:paragraph-rsid="00743caa"/>
    </style:style>
    <style:style style:name="P368" style:family="paragraph" style:parent-style-name="Quelltext">
      <style:text-properties officeooo:paragraph-rsid="007a6ff8"/>
    </style:style>
    <style:style style:name="P369" style:family="paragraph" style:parent-style-name="Quelltext">
      <style:text-properties officeooo:rsid="007cb6ae" officeooo:paragraph-rsid="007cb6ae"/>
    </style:style>
    <style:style style:name="P370" style:family="paragraph" style:parent-style-name="Quelltext">
      <style:text-properties officeooo:rsid="007cb6ae" officeooo:paragraph-rsid="00a918df"/>
    </style:style>
    <style:style style:name="P371" style:family="paragraph" style:parent-style-name="Quelltext">
      <style:text-properties officeooo:rsid="007cb6ae" officeooo:paragraph-rsid="00b87086"/>
    </style:style>
    <style:style style:name="P372" style:family="paragraph" style:parent-style-name="Quelltext">
      <style:text-properties officeooo:rsid="00a22f61" officeooo:paragraph-rsid="00a918df"/>
    </style:style>
    <style:style style:name="P373" style:family="paragraph" style:parent-style-name="Quelltext">
      <style:text-properties officeooo:rsid="007a6ff8" officeooo:paragraph-rsid="007a6ff8"/>
    </style:style>
    <style:style style:name="P374" style:family="paragraph" style:parent-style-name="Quelltext">
      <style:text-properties officeooo:rsid="02d1771e" officeooo:paragraph-rsid="02d1771e"/>
    </style:style>
    <style:style style:name="P375" style:family="paragraph" style:parent-style-name="Quelltext">
      <style:text-properties officeooo:rsid="02d90a76" officeooo:paragraph-rsid="02d90a76"/>
    </style:style>
    <style:style style:name="P376" style:family="paragraph" style:parent-style-name="Quelltext">
      <style:text-properties officeooo:rsid="02dc14e0" officeooo:paragraph-rsid="02dc14e0"/>
    </style:style>
    <style:style style:name="P377" style:family="paragraph" style:parent-style-name="Quelltext">
      <style:text-properties officeooo:rsid="02dc1aa4" officeooo:paragraph-rsid="02dc1aa4"/>
    </style:style>
    <style:style style:name="P378" style:family="paragraph" style:parent-style-name="Quelltext">
      <style:text-properties officeooo:rsid="02dea94f" officeooo:paragraph-rsid="02dea94f"/>
    </style:style>
    <style:style style:name="P379" style:family="paragraph" style:parent-style-name="Quelltext">
      <style:text-properties officeooo:rsid="02dff559" officeooo:paragraph-rsid="02dff559"/>
    </style:style>
    <style:style style:name="P380" style:family="paragraph" style:parent-style-name="Quelltext">
      <style:text-properties officeooo:rsid="02e06367" officeooo:paragraph-rsid="02e06367"/>
    </style:style>
    <style:style style:name="P381" style:family="paragraph" style:parent-style-name="Quelltext">
      <style:text-properties officeooo:rsid="02e420fc" officeooo:paragraph-rsid="02e420fc"/>
    </style:style>
    <style:style style:name="P382" style:family="paragraph" style:parent-style-name="Quelltext">
      <style:text-properties officeooo:rsid="02e67546" officeooo:paragraph-rsid="02e67546"/>
    </style:style>
    <style:style style:name="P383" style:family="paragraph" style:parent-style-name="Quelltext">
      <style:text-properties officeooo:rsid="02e74d69" officeooo:paragraph-rsid="02e74d69"/>
    </style:style>
    <style:style style:name="P384" style:family="paragraph" style:parent-style-name="Quotations">
      <style:text-properties officeooo:rsid="00601668" officeooo:paragraph-rsid="00601668"/>
    </style:style>
    <style:style style:name="P385" style:family="paragraph" style:parent-style-name="Quotations">
      <style:text-properties officeooo:paragraph-rsid="00f19a8f"/>
    </style:style>
    <style:style style:name="P386" style:family="paragraph" style:parent-style-name="Quotations">
      <style:text-properties officeooo:paragraph-rsid="01713a28"/>
    </style:style>
    <style:style style:name="P387" style:family="paragraph" style:parent-style-name="Quotations">
      <style:text-properties officeooo:rsid="01ee67e6" officeooo:paragraph-rsid="01ee67e6"/>
    </style:style>
    <style:style style:name="P388" style:family="paragraph" style:parent-style-name="Quotations">
      <style:text-properties officeooo:rsid="02cb29d1" officeooo:paragraph-rsid="02cc14f9"/>
    </style:style>
    <style:style style:name="P389" style:family="paragraph" style:parent-style-name="Preformatted_20_Text">
      <style:text-properties officeooo:rsid="00ba1bfd" officeooo:paragraph-rsid="00ba1bfd"/>
    </style:style>
    <style:style style:name="P390" style:family="paragraph" style:parent-style-name="Preformatted_20_Text">
      <style:paragraph-properties fo:margin-top="0cm" fo:margin-bottom="0.499cm" loext:contextual-spacing="false"/>
    </style:style>
    <style:style style:name="P391" style:family="paragraph" style:parent-style-name="Table_20_Contents">
      <style:text-properties style:font-name="Verdana" style:font-size-asian="10.5pt"/>
    </style:style>
    <style:style style:name="P392" style:family="paragraph" style:parent-style-name="Table_20_Contents">
      <style:text-properties style:font-name="Verdana" officeooo:rsid="00828cb7" officeooo:paragraph-rsid="00828cb7" style:font-size-asian="10.5pt"/>
    </style:style>
    <style:style style:name="P393" style:family="paragraph" style:parent-style-name="Standard">
      <style:text-properties fo:language="de" fo:country="DE" officeooo:rsid="02a5dfdc" officeooo:paragraph-rsid="02a5dfdc"/>
    </style:style>
    <style:style style:name="P394" style:family="paragraph" style:parent-style-name="Heading_20_1">
      <style:text-properties officeooo:rsid="0037f9cb"/>
    </style:style>
    <style:style style:name="P395" style:family="paragraph" style:parent-style-name="Heading_20_1">
      <style:text-properties officeooo:rsid="0054fced" officeooo:paragraph-rsid="0054fced"/>
    </style:style>
    <style:style style:name="P396" style:family="paragraph" style:parent-style-name="Heading_20_1">
      <style:text-properties officeooo:rsid="0034a62c" officeooo:paragraph-rsid="0034a62c"/>
    </style:style>
    <style:style style:name="P397" style:family="paragraph" style:parent-style-name="Heading_20_3">
      <style:text-properties officeooo:rsid="0041cd81" officeooo:paragraph-rsid="0041cd81"/>
    </style:style>
    <style:style style:name="P398" style:family="paragraph" style:parent-style-name="Heading_20_3">
      <style:text-properties officeooo:paragraph-rsid="008e471a"/>
    </style:style>
    <style:style style:name="P399" style:family="paragraph" style:parent-style-name="Heading_20_3">
      <style:text-properties officeooo:rsid="00ff6dbd" officeooo:paragraph-rsid="00ff6dbd"/>
    </style:style>
    <style:style style:name="P400" style:family="paragraph" style:parent-style-name="Heading_20_3">
      <style:text-properties officeooo:rsid="00fdc173" officeooo:paragraph-rsid="00fdc173"/>
    </style:style>
    <style:style style:name="P401" style:family="paragraph" style:parent-style-name="Heading_20_3">
      <style:text-properties officeooo:paragraph-rsid="0129ef20"/>
    </style:style>
    <style:style style:name="P402" style:family="paragraph" style:parent-style-name="Heading_20_3">
      <style:text-properties officeooo:rsid="019cd625" officeooo:paragraph-rsid="019cd625"/>
    </style:style>
    <style:style style:name="P403" style:family="paragraph" style:parent-style-name="Heading_20_3">
      <style:text-properties officeooo:paragraph-rsid="019cd625"/>
    </style:style>
    <style:style style:name="P404" style:family="paragraph" style:parent-style-name="Heading_20_3">
      <style:text-properties officeooo:rsid="01b336d2" officeooo:paragraph-rsid="01b48c37"/>
    </style:style>
    <style:style style:name="P405" style:family="paragraph" style:parent-style-name="Heading_20_3">
      <style:text-properties officeooo:paragraph-rsid="01b336d2"/>
    </style:style>
    <style:style style:name="P406" style:family="paragraph" style:parent-style-name="Heading_20_3">
      <style:text-properties officeooo:paragraph-rsid="01b48c37"/>
    </style:style>
    <style:style style:name="P407" style:family="paragraph" style:parent-style-name="Heading_20_3">
      <style:text-properties officeooo:rsid="01b994aa" officeooo:paragraph-rsid="01b994aa"/>
    </style:style>
    <style:style style:name="P408" style:family="paragraph" style:parent-style-name="Heading_20_3">
      <style:text-properties officeooo:paragraph-rsid="0227ab74"/>
    </style:style>
    <style:style style:name="P409" style:family="paragraph" style:parent-style-name="Heading_20_3">
      <style:text-properties officeooo:rsid="022a96e4" officeooo:paragraph-rsid="022a96e4"/>
    </style:style>
    <style:style style:name="P410" style:family="paragraph" style:parent-style-name="Heading_20_3">
      <style:text-properties officeooo:rsid="0232b612" officeooo:paragraph-rsid="023464a1"/>
    </style:style>
    <style:style style:name="P411" style:family="paragraph" style:parent-style-name="Heading_20_3">
      <style:text-properties officeooo:rsid="024ff46e" officeooo:paragraph-rsid="024ff46e"/>
    </style:style>
    <style:style style:name="P412" style:family="paragraph" style:parent-style-name="Heading_20_3">
      <style:text-properties officeooo:rsid="027a549a" officeooo:paragraph-rsid="027a549a"/>
    </style:style>
    <style:style style:name="P413" style:family="paragraph" style:parent-style-name="Heading_20_3">
      <style:text-properties officeooo:paragraph-rsid="0274ca91"/>
    </style:style>
    <style:style style:name="P414" style:family="paragraph" style:parent-style-name="Heading_20_3">
      <style:text-properties officeooo:paragraph-rsid="02e606ce"/>
    </style:style>
    <style:style style:name="P415" style:family="paragraph" style:parent-style-name="Heading_20_3">
      <style:text-properties officeooo:paragraph-rsid="0303949e"/>
    </style:style>
    <style:style style:name="P416" style:family="paragraph" style:parent-style-name="Heading_20_2">
      <style:text-properties officeooo:rsid="0041cd81" officeooo:paragraph-rsid="0041cd81"/>
    </style:style>
    <style:style style:name="P417" style:family="paragraph" style:parent-style-name="Heading_20_2">
      <style:text-properties officeooo:rsid="0041cd81" officeooo:paragraph-rsid="004334e0"/>
    </style:style>
    <style:style style:name="P418" style:family="paragraph" style:parent-style-name="Heading_20_2">
      <style:text-properties officeooo:rsid="007ea01b"/>
    </style:style>
    <style:style style:name="P419" style:family="paragraph" style:parent-style-name="Heading_20_2">
      <style:text-properties officeooo:rsid="02f1e00d" officeooo:paragraph-rsid="02f1e00d"/>
    </style:style>
    <style:style style:name="P420" style:family="paragraph" style:parent-style-name="Heading_20_2">
      <style:text-properties officeooo:paragraph-rsid="00898f00"/>
    </style:style>
    <style:style style:name="P421" style:family="paragraph" style:parent-style-name="Heading_20_2">
      <style:text-properties officeooo:rsid="00c18d74" officeooo:paragraph-rsid="00c18d74"/>
    </style:style>
    <style:style style:name="P422" style:family="paragraph" style:parent-style-name="Heading_20_2">
      <style:text-properties officeooo:paragraph-rsid="012302ea"/>
    </style:style>
    <style:style style:name="P423" style:family="paragraph" style:parent-style-name="Heading_20_2">
      <style:text-properties officeooo:rsid="014674c0" officeooo:paragraph-rsid="014674c0"/>
    </style:style>
    <style:style style:name="P424" style:family="paragraph" style:parent-style-name="Heading_20_2">
      <style:text-properties officeooo:paragraph-rsid="01b336d2"/>
    </style:style>
    <style:style style:name="P425" style:family="paragraph" style:parent-style-name="Heading_20_2">
      <style:text-properties officeooo:rsid="027256cd" officeooo:paragraph-rsid="027256cd"/>
    </style:style>
    <style:style style:name="P426" style:family="paragraph" style:parent-style-name="Heading_20_5">
      <style:text-properties officeooo:paragraph-rsid="03179ad0"/>
    </style:style>
    <style:style style:name="P427" style:family="paragraph" style:parent-style-name="Heading_20_5">
      <style:text-properties officeooo:rsid="03179ad0" officeooo:paragraph-rsid="03179ad0"/>
    </style:style>
    <style:style style:name="P428" style:family="paragraph" style:parent-style-name="Text_20_body" style:list-style-name="L1">
      <style:text-properties officeooo:rsid="00135d5b" officeooo:paragraph-rsid="00135d5b"/>
    </style:style>
    <style:style style:name="P429" style:family="paragraph" style:parent-style-name="Text_20_body" style:list-style-name="L2">
      <style:text-properties officeooo:rsid="001dddb2" officeooo:paragraph-rsid="001dddb2"/>
    </style:style>
    <style:style style:name="P430" style:family="paragraph" style:parent-style-name="Text_20_body" style:list-style-name="L2">
      <style:text-properties officeooo:rsid="005f4544" officeooo:paragraph-rsid="005f4544"/>
    </style:style>
    <style:style style:name="P431" style:family="paragraph" style:parent-style-name="Text_20_body" style:list-style-name="L3">
      <style:text-properties officeooo:paragraph-rsid="02f2c4bd"/>
    </style:style>
    <style:style style:name="P432" style:family="paragraph" style:parent-style-name="Text_20_body" style:list-style-name="L3">
      <style:text-properties officeooo:rsid="02f2c4bd" officeooo:paragraph-rsid="02f2c4bd"/>
    </style:style>
    <style:style style:name="P433" style:family="paragraph" style:parent-style-name="Text_20_body" style:list-style-name="L4">
      <style:text-properties officeooo:rsid="02f2c4bd" officeooo:paragraph-rsid="02f76e43"/>
    </style:style>
    <style:style style:name="P434" style:family="paragraph" style:parent-style-name="Text_20_body" style:list-style-name="L5">
      <style:text-properties officeooo:rsid="00a22f61" officeooo:paragraph-rsid="00a22f61"/>
    </style:style>
    <style:style style:name="P435" style:family="paragraph" style:parent-style-name="Text_20_body" style:list-style-name="L5">
      <style:text-properties officeooo:rsid="00a22f61" officeooo:paragraph-rsid="00af5123"/>
    </style:style>
    <style:style style:name="P436" style:family="paragraph" style:parent-style-name="Text_20_body" style:list-style-name="L5">
      <style:text-properties officeooo:rsid="00a31ab2" officeooo:paragraph-rsid="00a31ab2"/>
    </style:style>
    <style:style style:name="P437" style:family="paragraph" style:parent-style-name="Text_20_body" style:list-style-name="L5">
      <style:text-properties officeooo:rsid="00abdc1f" officeooo:paragraph-rsid="00abdc1f"/>
    </style:style>
    <style:style style:name="P438" style:family="paragraph" style:parent-style-name="Text_20_body" style:list-style-name="L6">
      <style:text-properties officeooo:paragraph-rsid="00dabc5f"/>
    </style:style>
    <style:style style:name="P439" style:family="paragraph" style:parent-style-name="Text_20_body" style:list-style-name="L6">
      <style:text-properties officeooo:rsid="00dabc5f" officeooo:paragraph-rsid="00dabc5f"/>
    </style:style>
    <style:style style:name="P440" style:family="paragraph" style:parent-style-name="Text_20_body" style:list-style-name="L7">
      <style:text-properties officeooo:rsid="00f812ae" officeooo:paragraph-rsid="00fab098"/>
    </style:style>
    <style:style style:name="P441" style:family="paragraph" style:parent-style-name="Text_20_body" style:list-style-name="L7">
      <style:text-properties officeooo:rsid="00f812ae" officeooo:paragraph-rsid="00f812ae"/>
    </style:style>
    <style:style style:name="P442" style:family="paragraph" style:parent-style-name="Text_20_body" style:list-style-name="L8">
      <style:text-properties officeooo:rsid="011d293e" officeooo:paragraph-rsid="011d293e"/>
    </style:style>
    <style:style style:name="P443" style:family="paragraph" style:parent-style-name="Text_20_body" style:list-style-name="L9">
      <style:text-properties officeooo:paragraph-rsid="014bb31f"/>
    </style:style>
    <style:style style:name="P444" style:family="paragraph" style:parent-style-name="Text_20_body" style:list-style-name="L9">
      <style:text-properties officeooo:rsid="01489c97" officeooo:paragraph-rsid="014bb31f"/>
    </style:style>
    <style:style style:name="P445" style:family="paragraph" style:parent-style-name="Text_20_body" style:list-style-name="L9">
      <style:text-properties officeooo:rsid="014bb31f" officeooo:paragraph-rsid="014bb31f"/>
    </style:style>
    <style:style style:name="P446" style:family="paragraph" style:parent-style-name="Text_20_body" style:list-style-name="L10">
      <style:text-properties officeooo:rsid="015e548d" officeooo:paragraph-rsid="015e548d"/>
    </style:style>
    <style:style style:name="P447" style:family="paragraph" style:parent-style-name="Text_20_body" style:list-style-name="L10">
      <style:text-properties officeooo:rsid="015e548d" officeooo:paragraph-rsid="015edd1a"/>
    </style:style>
    <style:style style:name="P448" style:family="paragraph" style:parent-style-name="Text_20_body" style:list-style-name="L11">
      <style:text-properties officeooo:rsid="01878875" officeooo:paragraph-rsid="01878875"/>
    </style:style>
    <style:style style:name="P449" style:family="paragraph" style:parent-style-name="Text_20_body" style:list-style-name="L12">
      <style:text-properties officeooo:paragraph-rsid="01e3c650"/>
    </style:style>
    <style:style style:name="P450" style:family="paragraph" style:parent-style-name="Text_20_body" style:list-style-name="L12">
      <style:text-properties officeooo:paragraph-rsid="01d510da"/>
    </style:style>
    <style:style style:name="P451" style:family="paragraph" style:parent-style-name="Text_20_body" style:list-style-name="L12">
      <style:text-properties officeooo:paragraph-rsid="01e392ea"/>
    </style:style>
    <style:style style:name="P452" style:family="paragraph" style:parent-style-name="Text_20_body" style:list-style-name="L13">
      <style:text-properties officeooo:rsid="01ef69a6" officeooo:paragraph-rsid="01ef69a6"/>
    </style:style>
    <style:style style:name="P453" style:family="paragraph" style:parent-style-name="Text_20_body" style:list-style-name="L14">
      <style:text-properties officeooo:paragraph-rsid="021ec61e"/>
    </style:style>
    <style:style style:name="P454" style:family="paragraph" style:parent-style-name="Text_20_body" style:list-style-name="L14">
      <style:text-properties officeooo:paragraph-rsid="021ff612"/>
    </style:style>
    <style:style style:name="P455" style:family="paragraph" style:parent-style-name="Text_20_body" style:list-style-name="L14">
      <style:text-properties officeooo:paragraph-rsid="0221911d"/>
    </style:style>
    <style:style style:name="P456" style:family="paragraph" style:parent-style-name="Text_20_body" style:list-style-name="L14">
      <style:text-properties officeooo:rsid="021ec61e" officeooo:paragraph-rsid="021ec61e"/>
    </style:style>
    <style:style style:name="P457" style:family="paragraph" style:parent-style-name="Text_20_body" style:list-style-name="L14">
      <style:text-properties officeooo:rsid="021ec61e" officeooo:paragraph-rsid="021ff612"/>
    </style:style>
    <style:style style:name="P458" style:family="paragraph" style:parent-style-name="Text_20_body" style:list-style-name="L14">
      <style:text-properties officeooo:rsid="021ec61e" officeooo:paragraph-rsid="0221911d"/>
    </style:style>
    <style:style style:name="P459" style:family="paragraph" style:parent-style-name="Text_20_body" style:list-style-name="L15">
      <style:text-properties officeooo:rsid="0253c36a" officeooo:paragraph-rsid="0253c36a"/>
    </style:style>
    <style:style style:name="P460" style:family="paragraph" style:parent-style-name="Text_20_body" style:list-style-name="L16">
      <style:text-properties officeooo:rsid="025af35b" officeooo:paragraph-rsid="025af35b"/>
    </style:style>
    <style:style style:name="P461" style:family="paragraph" style:parent-style-name="Text_20_body" style:list-style-name="L17">
      <style:text-properties officeooo:rsid="02784a97" officeooo:paragraph-rsid="02784a97"/>
    </style:style>
    <style:style style:name="P462" style:family="paragraph" style:parent-style-name="Text_20_body" style:list-style-name="L18">
      <style:text-properties officeooo:paragraph-rsid="02ced728"/>
    </style:style>
    <style:style style:name="P463" style:family="paragraph" style:parent-style-name="Text_20_body" style:list-style-name="L18">
      <style:text-properties officeooo:paragraph-rsid="02d34488"/>
    </style:style>
    <style:style style:name="P464" style:family="paragraph" style:parent-style-name="Text_20_body" style:list-style-name="L19">
      <style:text-properties officeooo:paragraph-rsid="02d1771e"/>
    </style:style>
    <style:style style:name="P465" style:family="paragraph" style:parent-style-name="Text_20_body" style:list-style-name="L19">
      <style:text-properties officeooo:paragraph-rsid="02d4a0f3"/>
    </style:style>
    <style:style style:name="P466" style:family="paragraph" style:parent-style-name="Text_20_body" style:list-style-name="L19">
      <style:text-properties officeooo:rsid="02d1771e" officeooo:paragraph-rsid="02d1771e"/>
    </style:style>
    <style:style style:name="P467" style:family="paragraph" style:parent-style-name="Text_20_body">
      <style:text-properties officeooo:paragraph-rsid="02fe8947"/>
    </style:style>
    <style:style style:name="P468" style:family="paragraph" style:parent-style-name="Text_20_body">
      <style:text-properties officeooo:rsid="017db451" officeooo:paragraph-rsid="02fe8947"/>
    </style:style>
    <style:style style:name="P469" style:family="paragraph" style:parent-style-name="Text_20_body">
      <style:text-properties officeooo:rsid="017db451" officeooo:paragraph-rsid="03074167"/>
    </style:style>
    <style:style style:name="P470" style:family="paragraph" style:parent-style-name="Text_20_body">
      <style:text-properties officeooo:rsid="017ad801" officeooo:paragraph-rsid="030200f6"/>
    </style:style>
    <style:style style:name="P471" style:family="paragraph" style:parent-style-name="Text_20_body">
      <style:text-properties officeooo:rsid="017e3671" officeooo:paragraph-rsid="03081bed"/>
    </style:style>
    <style:style style:name="P472" style:family="paragraph" style:parent-style-name="Text_20_body">
      <style:text-properties officeooo:paragraph-rsid="0303949e"/>
    </style:style>
    <style:style style:name="P473" style:family="paragraph" style:parent-style-name="Text_20_body" style:list-style-name="L21">
      <style:text-properties officeooo:paragraph-rsid="0303949e"/>
    </style:style>
    <style:style style:name="P474" style:family="paragraph" style:parent-style-name="Text_20_body">
      <style:text-properties officeooo:rsid="0303949e" officeooo:paragraph-rsid="0303949e"/>
    </style:style>
    <style:style style:name="P475" style:family="paragraph" style:parent-style-name="Text_20_body">
      <style:text-properties officeooo:rsid="03043942" officeooo:paragraph-rsid="03043942"/>
    </style:style>
    <style:style style:name="P476" style:family="paragraph" style:parent-style-name="Text_20_body">
      <style:text-properties officeooo:rsid="017f8609" officeooo:paragraph-rsid="0187818b"/>
    </style:style>
    <style:style style:name="P477" style:family="paragraph" style:parent-style-name="Text_20_body">
      <style:text-properties officeooo:rsid="03093fd2" officeooo:paragraph-rsid="03093fd2"/>
    </style:style>
    <style:style style:name="P478" style:family="paragraph" style:parent-style-name="Text_20_body">
      <style:text-properties officeooo:rsid="01819225" officeooo:paragraph-rsid="030f57ca"/>
    </style:style>
    <style:style style:name="P479" style:family="paragraph" style:parent-style-name="Text_20_body">
      <style:text-properties officeooo:paragraph-rsid="03144688"/>
    </style:style>
    <style:style style:name="P480" style:family="paragraph" style:parent-style-name="Text_20_body">
      <style:text-properties officeooo:paragraph-rsid="0315e531"/>
    </style:style>
    <style:style style:name="P481" style:family="paragraph" style:parent-style-name="Text_20_body">
      <style:text-properties officeooo:paragraph-rsid="03179ad0"/>
    </style:style>
    <style:style style:name="P482" style:family="paragraph" style:parent-style-name="Text_20_body">
      <style:text-properties officeooo:paragraph-rsid="02fcbb8c"/>
    </style:style>
    <style:style style:name="P483" style:family="paragraph" style:parent-style-name="Text_20_body">
      <style:text-properties officeooo:paragraph-rsid="03196f08"/>
    </style:style>
    <style:style style:name="P484" style:family="paragraph" style:parent-style-name="Quotations">
      <style:text-properties officeooo:paragraph-rsid="030031ad"/>
    </style:style>
    <style:style style:name="P485" style:family="paragraph" style:parent-style-name="Quelltext">
      <style:text-properties officeooo:paragraph-rsid="03081bed"/>
    </style:style>
    <style:style style:name="P486" style:family="paragraph" style:parent-style-name="Heading_20_4">
      <style:text-properties officeooo:paragraph-rsid="0073db24"/>
    </style:style>
    <style:style style:name="P487" style:family="paragraph" style:parent-style-name="Heading_20_4">
      <style:text-properties officeooo:rsid="01aa2635" officeooo:paragraph-rsid="01aa2635"/>
    </style:style>
    <style:style style:name="P488" style:family="paragraph" style:parent-style-name="Heading_20_4">
      <style:text-properties officeooo:rsid="019cde54" officeooo:paragraph-rsid="019cde54"/>
    </style:style>
    <style:style style:name="P489" style:family="paragraph" style:parent-style-name="Heading_20_4">
      <style:text-properties officeooo:paragraph-rsid="019cde54"/>
    </style:style>
    <style:style style:name="P490" style:family="paragraph" style:parent-style-name="Heading_20_4">
      <style:text-properties officeooo:rsid="023464a1" officeooo:paragraph-rsid="023464a1"/>
    </style:style>
    <style:style style:name="P491" style:family="paragraph" style:parent-style-name="Heading_20_4">
      <style:text-properties officeooo:rsid="02883229"/>
    </style:style>
    <style:style style:name="P492" style:family="paragraph" style:parent-style-name="Heading_20_4">
      <style:text-properties officeooo:rsid="02883229" officeooo:paragraph-rsid="02883229"/>
    </style:style>
    <style:style style:name="P493" style:family="paragraph" style:parent-style-name="Heading_20_4">
      <style:text-properties officeooo:paragraph-rsid="02883229"/>
    </style:style>
    <style:style style:name="P494"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style:font-name="Courier New2" officeooo:rsid="02c34531"/>
    </style:style>
    <style:style style:name="T38" style:family="text">
      <style:text-properties style:font-name="Courier New2" officeooo:rsid="02bea9e7"/>
    </style:style>
    <style:style style:name="T39" style:family="text">
      <style:text-properties style:font-name="Courier New2" officeooo:rsid="02c1bc20"/>
    </style:style>
    <style:style style:name="T40" style:family="text">
      <style:text-properties style:font-name="Courier New2" officeooo:rsid="02d34488"/>
    </style:style>
    <style:style style:name="T41" style:family="text">
      <style:text-properties style:font-name="Courier New2" officeooo:rsid="02d1771e"/>
    </style:style>
    <style:style style:name="T42" style:family="text">
      <style:text-properties style:font-name="Courier New2"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3949e"/>
    </style:style>
    <style:style style:name="T219" style:family="text">
      <style:text-properties officeooo:rsid="0304a7c4"/>
    </style:style>
    <style:style style:name="T220" style:family="text">
      <style:text-properties officeooo:rsid="0305f8be"/>
    </style:style>
    <style:style style:name="T221" style:family="text">
      <style:text-properties officeooo:rsid="03074167"/>
    </style:style>
    <style:style style:name="T222" style:family="text">
      <style:text-properties officeooo:rsid="03081bed"/>
    </style:style>
    <style:style style:name="T223" style:family="text">
      <style:text-properties officeooo:rsid="03093fd2"/>
    </style:style>
    <style:style style:name="T224" style:family="text">
      <style:text-properties officeooo:rsid="030945ff"/>
    </style:style>
    <style:style style:name="T225" style:family="text">
      <style:text-properties officeooo:rsid="030b486a"/>
    </style:style>
    <style:style style:name="T226" style:family="text">
      <style:text-properties officeooo:rsid="030cd574"/>
    </style:style>
    <style:style style:name="T227" style:family="text">
      <style:text-properties officeooo:rsid="030d8e97"/>
    </style:style>
    <style:style style:name="T228" style:family="text">
      <style:text-properties officeooo:rsid="030f57ca"/>
    </style:style>
    <style:style style:name="T229" style:family="text">
      <style:text-properties officeooo:rsid="030fc7fe"/>
    </style:style>
    <style:style style:name="T230" style:family="text">
      <style:text-properties officeooo:rsid="0314464d"/>
    </style:style>
    <style:style style:name="T231" style:family="text">
      <style:text-properties officeooo:rsid="03144688"/>
    </style:style>
    <style:style style:name="T232" style:family="text">
      <style:text-properties officeooo:rsid="03179ad0"/>
    </style:style>
    <style:style style:name="T233" style:family="text">
      <style:text-properties style:font-name="Courier New2"/>
    </style:style>
    <style:style style:name="T234" style:family="text">
      <style:text-properties officeooo:rsid="031b3cb4"/>
    </style:style>
    <style:style style:name="T235" style:family="text">
      <style:text-properties officeooo:rsid="031b4cde"/>
    </style:style>
    <style:style style:name="T236" style:family="text">
      <style:text-properties officeooo:rsid="031b6712"/>
    </style:style>
    <style:style style:name="T237" style:family="text">
      <style:text-properties officeooo:rsid="031be4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394"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16" text:outline-level="2"><text:soft-page-break/>Wichtiges zum Buch</text:h>
      <text:h text:style-name="P397" text:outline-level="3">Worum geht es in diesem Buch</text:h>
      <text:h text:style-name="P397"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17" text:outline-level="2">Die Autorin</text:h>
      <text:p text:style-name="P13">Fragen per E-Mail an <text:span text:style-name="T6">die E-Mail-Adresse info@astrid-guenther.de</text:span></text:p>
      <text:h text:style-name="P395" text:outline-level="1">Eine Karte <text:span text:style-name="T15">mit Leaflet </text:span>erstellen</text:h>
      <text:p text:style-name="P19">Todo was behandelt dieses Kapitel?</text:p>
      <text:h text:style-name="P418"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529128019775254377" text:style-name="L1">
        <text:list-item>
          <text:p text:style-name="P428"><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428"><text:bookmark-start text:name="__DdeLink__456_1591445353"/>Erstellen Sie ein &lt;div&gt;-Element in dem die Karte angezeigt werden soll.<text:bookmark-end text:name="__DdeLink__456_1591445353"/></text:p>
        </text:list-item>
        <text:list-item>
          <text:p text:style-name="P428"><text:bookmark-start text:name="__DdeLink__458_1591445353"/>Erstellen Sie das Karten-Objekt.<text:bookmark-end text:name="__DdeLink__458_1591445353"/></text:p>
        </text:list-item>
        <text:list-item>
          <text:p text:style-name="P428"><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54"><text:bookmark-start text:name="__DdeLink__433_1591445353"/>&lt;!DOCTYPE html&gt;</text:p>
      <text:p text:style-name="P354">&lt;html&gt;</text:p>
      <text:p text:style-name="P354">&lt;head&gt;</text:p>
      <text:p text:style-name="P356">&lt;title&gt;Eine OSM Karte mit Leaflet&lt;/title&gt;</text:p>
      <text:p text:style-name="P354"><text:soft-page-break/>&lt;/head&gt;</text:p>
      <text:p text:style-name="P354">&lt;body&gt;</text:p>
      <text:p text:style-name="P355">&lt;/body&gt;</text:p>
      <text:p text:style-name="P355">&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401050428998256676" text:style-name="L2">
        <text:list-item>
          <text:p text:style-name="P429"><text:span text:style-name="T13">Erstellen Sie eine eigene </text:span>lokale Kopie <text:span text:style-name="T13">der Dateien</text:span></text:p>
        </text:list-item>
        <text:list-item>
          <text:p text:style-name="P430">Laden Sie die Dateien über ein Content Delivery Network (CDN)</text:p>
        </text:list-item>
      </text:list>
      <text:p text:style-name="P384">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57">&lt;title&gt;Eine OSM Karte mit Leaflet&lt;/title&gt;</text:p>
      <text:p text:style-name="P359"><text:bookmark-start text:name="__DdeLink__600_1677780976"/>&lt;link rel="stylesheet" href="https://unpkg.com/leaflet@1.1.0/dist/leaflet.css" /&gt;</text:p>
      <text:p text:style-name="P359">&lt;script src="https://unpkg.com/leaflet@1.1.0/dist/leaflet.js"&gt;&lt;/script&gt;</text:p>
      <text:p text:style-name="P367"><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86"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73">&lt;!DOCTYPE HTML&gt;</text:p>
      <text:p text:style-name="P373">&lt;html&gt;</text:p>
      <text:p text:style-name="P373">&lt;head&gt;</text:p>
      <text:p text:style-name="P373">&lt;title&gt;Eine OSM Karte mit Leaflet&lt;/title&gt;</text:p>
      <text:p text:style-name="P373">&lt;link rel="stylesheet" href="https://unpkg.com/leaflet@1.1.0/dist/leaflet.css" /&gt;</text:p>
      <text:p text:style-name="P373">&lt;script src="https://unpkg.com/leaflet@1.1.0/dist/leaflet.js"&gt;&lt;/script&gt;</text:p>
      <text:p text:style-name="P373">&lt;/head&gt;</text:p>
      <text:p text:style-name="P373">&lt;body&gt;</text:p>
      <text:p text:style-name="P360"><text:soft-page-break/>&lt;div style="height: 180px;" id="mapid"&gt;&lt;/div&gt;</text:p>
      <text:p text:style-name="P373">&lt;/body&gt;</text:p>
      <text:p text:style-name="P373">&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73"><text:bookmark-start text:name="__DdeLink__616_1677780976"/>&lt;!DOCTYPE HTML&gt;</text:p>
      <text:p text:style-name="P373">&lt;html&gt;</text:p>
      <text:p text:style-name="P373">&lt;head&gt;</text:p>
      <text:p text:style-name="P373">&lt;title&gt;Eine OSM Karte mit Leaflet&lt;/title&gt;</text:p>
      <text:p text:style-name="P373">&lt;link rel="stylesheet" href="https://unpkg.com/leaflet@1.1.0/dist/leaflet.css" /&gt;</text:p>
      <text:p text:style-name="P373">&lt;script src="https://unpkg.com/leaflet@1.1.0/dist/leaflet.js"&gt;&lt;/script&gt;</text:p>
      <text:p text:style-name="P373">&lt;/head&gt;</text:p>
      <text:p text:style-name="P373">&lt;body&gt;</text:p>
      <text:p text:style-name="P373">&lt;div style="height: 180px;" id="mapid"&gt;&lt;/div&gt;</text:p>
      <text:p text:style-name="P361"><text:bookmark-start text:name="__DdeLink__618_1677780976"/>&lt;script&gt;</text:p>
      <text:p text:style-name="P362">var mymap = L.map('mapid').setView([50.27264, 7.26469], 13);</text:p>
      <text:p text:style-name="P361">&lt;/script&gt;<text:bookmark-end text:name="__DdeLink__618_1677780976"/></text:p>
      <text:p text:style-name="P373">&lt;/body&gt;</text:p>
      <text:p text:style-name="P368"><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69"><text:bookmark-start text:name="__DdeLink__29273_1677780976"/>&lt;!DOCTYPE HTML&gt;</text:p>
      <text:p text:style-name="P369">&lt;html&gt;</text:p>
      <text:p text:style-name="P369">&lt;head&gt;</text:p>
      <text:p text:style-name="P369">&lt;title&gt;Eine OSM Karte mit Leaflet&lt;/title&gt;</text:p>
      <text:p text:style-name="P369">&lt;link rel="stylesheet" href="https://unpkg.com/leaflet@1.1.0/dist/leaflet.css" /&gt;</text:p>
      <text:p text:style-name="P369">&lt;script src="https://unpkg.com/leaflet@1.1.0/dist/leaflet.js"&gt;&lt;/script&gt;</text:p>
      <text:p text:style-name="P369">&lt;/head&gt;</text:p>
      <text:p text:style-name="P369">&lt;body&gt;</text:p>
      <text:p text:style-name="P369">&lt;div style="height: 180px;" id="mapid"&gt;&lt;/div&gt;</text:p>
      <text:p text:style-name="P369">&lt;script&gt;</text:p>
      <text:p text:style-name="P369">var mymap = L.map('mapid').setView([50.27264, 7.26469], 13);</text:p>
      <text:p text:style-name="P369">L.tileLayer('http://{s}.tile.osm.org/{z}/{x}/{y}.png').addTo(mymap);</text:p>
      <text:p text:style-name="P369">&lt;/script&gt;</text:p>
      <text:p text:style-name="P369">&lt;/body&gt;</text:p>
      <text:p text:style-name="P369">&lt;/html&gt; todo 995<text:bookmark-end text:name="__DdeLink__29273_1677780976"/></text:p>
      <text:p text:style-name="P11"/>
      <text:p text:style-name="P11"/>
      <text:h text:style-name="P419" text:outline-level="2"><text:soft-page-break/>Exkurs: Längengrad und Breitengrad: Geographische Koordinaten</text:h>
      <text:p text:style-name="P345">Todo: <text:a xlink:type="simple" xlink:href="https://www.timeanddate.de/geographie/laengengrad-breitengrad" text:style-name="Internet_20_link" text:visited-style-name="Visited_20_Internet_20_Link">https://www.timeanddate.de/geographie/laengengrad-breitengrad</text:a></text:p>
      <text:p text:style-name="P345">todo 964.png 964a.png, und 964b.png noch ändern.</text:p>
      <text:p text:style-name="P349">Todo Texte in diesem Kapitel ändern</text:p>
      <text:p text:style-name="P346">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6">Zum Aufbau des Koordinatensystems wird unser Erdball zunächst in 180 Breitengrade und 360 Längengrade eingeteilt.</text:p>
      <text:list xml:id="list1549906361048065539" text:style-name="L3">
        <text:list-item>
          <text:p text:style-name="P432">Breitengrade verlaufen parallel zum Äquator.</text:p>
        </text:list-item>
        <text:list-item>
          <text:p text:style-name="P431"><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32">Längengrade verbinden Nord- und Südpol.</text:p>
        </text:list-item>
        <text:list-item>
          <text:p text:style-name="P431"><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6">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7">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6">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6">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49">964a.png</text:p>
      <text:h text:style-name="Heading_20_4" text:outline-level="4">Polarkreis</text:h>
      <text:p text:style-name="P346">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6">Die Wendekreise liegen bei jeweils 23° 26′ nördlicher und südlicher Breite. Diese Breitenkreise markieren den Sonnenzenit zu den Sommersonnenwenden der Nord- und Südhalbkugel.</text:p>
      <text:h text:style-name="Heading_20_4" text:outline-level="4">Äquator</text:h>
      <text:p text:style-name="P346">Der Äquator liegt bei 0°. Die Äquatorebene durchläuft in etwa den Mittelpunkt der Erdachse zwischen Nord- und Südpol.</text:p>
      <text:h text:style-name="Heading_20_2" text:outline-level="2">Längengrade</text:h>
      <text:p text:style-name="P346">Die Längenkreise verlaufen auf einer Nord-Süd-Achse und beschreiben so die Ost-West-Dimension eines Ortes auf der Erdoberfläche.</text:p>
      <text:p text:style-name="P346">Als erdumspannende Kreise durchlaufen sie den Nord- und Südpol und kreuzen den Äquator. Eine die Pole verbindende Längenkreishälfte wird als Meridian bezeichnet.</text:p>
      <text:p text:style-name="P346">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6">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6"><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6">Beispiel: Das Openhaus von Sydney liegt auf 151°12′50.5″O (östlicher Länge). Zöge man einen geraden Strich von dort zum Erdmittelpunkt, hätte er genau diesen Winkel zu einem Strich auf demselben Breitengrad vom Nullmeridian zum Erdmittelpunkt.</text:p>
      <text:p text:style-name="P350">964b.png</text:p>
      <text:h text:style-name="Heading_20_2" text:outline-level="2">Schreibweisen</text:h>
      <text:p text:style-name="P346">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48">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2048130722025544667" text:style-name="L4">
        <text:list-item>
          <text:p text:style-name="P433">Längen- und Breitengrade werden als Winkel (°) angegeben.</text:p>
        </text:list-item>
        <text:list-item>
          <text:p text:style-name="P433">Jeder Grad hat 60 Minuten. Diese werden durch eine Prime (′) gekennzeichnet.</text:p>
        </text:list-item>
        <text:list-item>
          <text:p text:style-name="P433">Jede Minute hat 60 Sekunden, die anhand einer Doppelprime (″) erkennbar sind.</text:p>
        </text:list-item>
      </text:list>
      <text:p text:style-name="P346">So hat die Zugspitze die Koordinaten 47°25′16″N, 10°59′7″O.</text:p>
      <text:h text:style-name="Heading_20_3" text:outline-level="3">Die Dezimalschreibweise</text:h>
      <text:p text:style-name="P346">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6"><text:soft-page-break/>Im Dezimalsystem werden die Koordinaten der Zugspitze so angegeben: 47.4211, 10.9852.</text:p>
      <text:p text:style-name="P346">Machu Picchu, auf dem westlichen Teil der Südhalbkugel gelegen, hat die Koordinaten</text:p>
      <text:p text:style-name="P346">-13.163333, -72.545556.</text:p>
      <text:h text:style-name="P420"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398"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392">0</text:p>
          </table:table-cell>
          <table:table-cell table:style-name="Tabelle1.A2" office:value-type="string">
            <text:p text:style-name="P392">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392">1</text:p>
          </table:table-cell>
          <table:table-cell table:style-name="Tabelle1.A2" office:value-type="string">
            <text:p text:style-name="P392">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391">..</text:p>
          </table:table-cell>
          <table:table-cell table:style-name="Tabelle1.A2" office:value-type="string">
            <text:p text:style-name="P391">..</text:p>
          </table:table-cell>
          <table:table-cell table:style-name="Tabelle1.A2" office:value-type="string">
            <text:p text:style-name="P391">..</text:p>
          </table:table-cell>
          <table:table-cell table:style-name="Tabelle1.D2" office:value-type="string">
            <text:p text:style-name="P391">..</text:p>
          </table:table-cell>
        </table:table-row>
        <table:table-row>
          <table:table-cell table:style-name="Tabelle1.A2" office:value-type="string">
            <text:p text:style-name="P392">18</text:p>
          </table:table-cell>
          <table:table-cell table:style-name="Tabelle1.A2" office:value-type="string">
            <text:p text:style-name="P392"><text:bookmark-start text:name="__DdeLink__29186_1677780976"/>69 Mrd.<text:bookmark-end text:name="__DdeLink__29186_1677780976"/></text:p>
          </table:table-cell>
          <table:table-cell table:style-name="Tabelle1.A2" office:value-type="string">
            <text:p text:style-name="P392">153</text:p>
          </table:table-cell>
          <table:table-cell table:style-name="Tabelle1.D2" office:value-type="string">
            <text:p text:style-name="P392">0,6 m</text:p>
          </table:table-cell>
        </table:table-row>
        <table:table-row>
          <table:table-cell table:style-name="Tabelle1.A2" office:value-type="string">
            <text:p text:style-name="P392">19</text:p>
          </table:table-cell>
          <table:table-cell table:style-name="Tabelle1.A2" office:value-type="string">
            <text:p text:style-name="P392">275 Mrd.</text:p>
          </table:table-cell>
          <table:table-cell table:style-name="Tabelle1.A2" office:value-type="string">
            <text:p text:style-name="P392">76 m</text:p>
          </table:table-cell>
          <table:table-cell table:style-name="Tabelle1.D2" office:value-type="string">
            <text:p text:style-name="P392">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7">todo exkurs tiles, <text:span text:style-name="T20">Seite 96</text:span></text:p>
      <text:p text:style-name="P328"><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7666445474049039362" text:style-name="L5">
        <text:list-item>
          <text:p text:style-name="P434">OpenCyclemap <text:span text:style-name="T52">(cycle)</text:span>:<text:line-break/><text:span text:style-name="T51">997.png todo</text:span></text:p>
        </text:list-item>
        <text:list-item>
          <text:p text:style-name="P434">Transport <text:span text:style-name="T52">(transport)</text:span></text:p>
        </text:list-item>
        <text:list-item>
          <text:p text:style-name="P435">Landscape <text:span text:style-name="T52">(landscape)</text:span>:<text:line-break/><text:span text:style-name="T50">Diese Darstellung konzentrierte sich auf Informationen in der Natur – ideal für den ländlichen Kontext.</text:span></text:p>
        </text:list-item>
        <text:list-item>
          <text:p text:style-name="P434">Outdoors <text:span text:style-name="T52">(outdoors)</text:span></text:p>
        </text:list-item>
        <text:list-item>
          <text:p text:style-name="P436">Transport Dark <text:span text:style-name="T52">(transport-dark)</text:span></text:p>
        </text:list-item>
        <text:list-item>
          <text:p text:style-name="P436">Spinal Map <text:span text:style-name="T52">(spinal-map)</text:span></text:p>
        </text:list-item>
        <text:list-item>
          <text:p text:style-name="P437">Pioneer <text:span text:style-name="T52">(pioneer)</text:span></text:p>
        </text:list-item>
        <text:list-item>
          <text:p text:style-name="P437">Mobile Atlas <text:span text:style-name="T52">(mobile-atlas)</text:span></text:p>
        </text:list-item>
        <text:list-item>
          <text:p text:style-name="P437"><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370">&lt;!DOCTYPE HTML&gt;</text:p>
      <text:p text:style-name="P370">&lt;html&gt;</text:p>
      <text:p text:style-name="P370">&lt;head&gt;</text:p>
      <text:p text:style-name="P370">&lt;title&gt;Eine OSM Karte mit Leaflet&lt;/title&gt;</text:p>
      <text:p text:style-name="P370">&lt;link rel="stylesheet" href="https://unpkg.com/leaflet@1.1.0/dist/leaflet.css" /&gt;</text:p>
      <text:p text:style-name="P370">&lt;script src="https://unpkg.com/leaflet@1.1.0/dist/leaflet.js"&gt;&lt;/script&gt;</text:p>
      <text:p text:style-name="P370">&lt;/head&gt;</text:p>
      <text:p text:style-name="P370">&lt;body&gt;</text:p>
      <text:p text:style-name="P370">&lt;div style="height: 180px;" id="mapid"&gt;&lt;/div&gt;</text:p>
      <text:p text:style-name="P370">&lt;script&gt;</text:p>
      <text:p text:style-name="P370">var mymap = L.map('mapid').setView([50.27264, 7.26469], 13);</text:p>
      <text:p text:style-name="P371">L.tileLayer('<text:span text:style-name="T53">https://{s}.tile.thunderforest.com/cycle/{z}/{x}/{y}.png?apikey=YourApiKey</text:span>').addTo(mymap);</text:p>
      <text:p text:style-name="P370">&lt;/script&gt;</text:p>
      <text:p text:style-name="P370">&lt;/body&gt;</text:p>
      <text:p text:style-name="P370">&lt;/html&gt; todo 994</text:p>
      <text:p text:style-name="P372"/>
      <text:h text:style-name="Heading_20_3" text:outline-level="3">Stamen</text:h>
      <text:p text:style-name="P42">Todo</text:p>
      <text:p text:style-name="P43">Man muss Skript einbinden und speziellen Layer erstellen.</text:p>
      <text:p text:style-name="P389"><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90"><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21" text:outline-level="2"><text:bookmark-start text:name="__DdeLink__31218_458207731"/>Images als Layer – Web-Map-Service<text:bookmark-end text:name="__DdeLink__31218_458207731"/></text:h>
      <text:p text:style-name="P321"><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2">todo <text:a xlink:type="simple" xlink:href="http://qgis.org/de/site/" text:style-name="Internet_20_link" text:visited-style-name="Visited_20_Internet_20_Link">http://qgis.org/de/site/</text:a></text:p>
      <text:p text:style-name="P323">Open Source Software Geoserver - DWD GeoWebservice: WMS Diensten für die eigene Website</text:p>
      <text:h text:style-name="P421"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4">994b.png</text:p>
      <text:p text:style-name="P325">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1969646790244265943" text:style-name="L6">
        <text:list-item>
          <text:p text:style-name="P438"><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39">Linie:<text:line-break/>Eine Linie ist ein Paar von Punkten, von denen wir annehmen, dass sie durch einen geraden Linienabschnitt miteinander verbunden sind. </text:p>
        </text:list-item>
        <text:list-item>
          <text:p text:style-name="P439">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58">var myMarker = L.marker([50.27264, 7.26469],</text:p>
      <text:p text:style-name="P358">{</text:p>
      <text:p text:style-name="P358">title:"Gering",</text:p>
      <text:p text:style-name="P358">alt:"Ein schönes kleines Dorf auf dem Maifeld in der Eifel",</text:p>
      <text:p text:style-name="P358">draggable:true</text:p>
      <text:p text:style-name="P358">}</text:p>
      <text:p text:style-name="P358">).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85">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6396008919134337545" text:style-name="L7">
        <text:list-item>
          <text:p text:style-name="P440">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41">D</text:p>
        </text:list-item>
      </text:list>
      <text:h text:style-name="P399"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400"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3292417646095130200" text:style-name="L8">
        <text:list-item>
          <text:p text:style-name="P442">Sie müssen zum einen das MultiPolyelement – MultiPolygon oder Multipolyline – mit einer Klammer versehen. </text:p>
        </text:list-item>
        <text:list-item>
          <text:p text:style-name="P442">Außerdem müssen Sie jedes Polyelement – Polyline oder Polygone – mit einer Klammer umgeben. </text:p>
        </text:list-item>
        <text:list-item>
          <text:p text:style-name="P442">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22" text:outline-level="2">Daten <text:span text:style-name="T86">mit</text:span> Layer<text:span text:style-name="T86">n g</text:span>ruppiere<text:span text:style-name="T54">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9">ich muss nur einmal add to map; remove</text:span></text:p>
      <text:p text:style-name="P110">Eine Layer …</text:p>
      <text:p text:style-name="P326">980.html <text:span text:style-name="T186">(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92">methoden überall aulisten?</text:span></text:p>
      <text:p text:style-name="P114">todo was habe ich gemacht, <text:span text:style-name="T94">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01" text:outline-level="3"><text:span text:style-name="T88">HTML und </text:span>CSS</text:h>
      <text:p text:style-name="P125">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3341141604648942432" text:style-name="L9">
        <text:list-item>
          <text:p text:style-name="P443"><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44">Außerdem haben wir die Höhe auf 100% gesetzt, damit diese voll ausgenutzt wird. Den fixen Wert für die Höhe habe ich entfernt. So verschwindet auch die Bildlaufleiste am rechten Rand.</text:p>
        </text:list-item>
        <text:list-item>
          <text:p text:style-name="P445">Viewport. <text:span text:style-name="T98">Die Seite kann nicht verkleinert oder vergrößert werden – zoomen ist aber immer noch möglich!</text:span></text:p>
        </text:list-item>
      </text:list>
      <text:p text:style-name="P128">Todo Exkurs padding margin. Media query.</text:p>
      <text:p text:style-name="P126"><text:s/></text:p>
      <text:h text:style-name="P423"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100">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39">Leaflet bietet <text:span text:style-name="T101">Ihnen </text:span>34? Ereignisse, die die sie nutzen können. <text:span text:style-name="T101">(Todo ereignisse auflisten)</text:span></text:p>
      <text:p text:style-name="P139">---</text:p>
      <text:list xml:id="list7721580898634680741" text:style-name="L10">
        <text:list-item>
          <text:p text:style-name="P446">Layer events</text:p>
          <text:list>
            <text:list-item>
              <text:p text:style-name="P446">baselayerchange <text:tab/>LayersControlEvent <text:tab/>Fired when the base layer is changed through the layer control.</text:p>
            </text:list-item>
            <text:list-item>
              <text:p text:style-name="P447">overlayadd <text:tab/>LayersControlEvent <text:tab/>Fired when an overlay is selected through the layer control.</text:p>
            </text:list-item>
            <text:list-item>
              <text:p text:style-name="P447">overlayremove <text:tab/>LayersControlEvent <text:tab/>Fired when an overlay is deselected through the layer control.</text:p>
            </text:list-item>
            <text:list-item>
              <text:p text:style-name="P447">layeradd <text:tab/>LayerEvent <text:tab/>Fired when a new layer is added to the map.</text:p>
            </text:list-item>
            <text:list-item>
              <text:p text:style-name="P447">layerremove <text:tab/>LayerEvent <text:tab/>Fired when some layer is removed from the map</text:p>
            </text:list-item>
          </text:list>
        </text:list-item>
        <text:list-item>
          <text:p text:style-name="P447">Map state change events</text:p>
          <text:list>
            <text:list-item>
              <text:p text:style-name="P447">zoomlevelschange <text:tab/>Event <text:tab/>Fired when the number of zoomlevels on the map is changed due to adding or removing a layer.</text:p>
            </text:list-item>
            <text:list-item>
              <text:p text:style-name="P447">resize <text:tab/>ResizeEvent <text:tab/>Fired when the map is resized.</text:p>
            </text:list-item>
            <text:list-item>
              <text:p text:style-name="P447">unload <text:tab/>Event <text:tab/>Fired when the map is destroyed with remove method.</text:p>
            </text:list-item>
            <text:list-item>
              <text:p text:style-name="P447">viewreset <text:tab/>Event <text:tab/>Fired when the map needs to redraw its content (this usually happens on map zoom or load). Very useful for creating custom overlays.</text:p>
            </text:list-item>
            <text:list-item>
              <text:p text:style-name="P447">load <text:tab/>Event <text:tab/>Fired when the map is initialized (when its center and zoom are set for the first time).</text:p>
            </text:list-item>
            <text:list-item>
              <text:p text:style-name="P447">zoomstart <text:tab/>Event <text:tab/>Fired when the map zoom is about to change (e.g. before zoom animation).</text:p>
            </text:list-item>
            <text:list-item>
              <text:p text:style-name="P447">movestart <text:tab/>Event <text:tab/>Fired when the view of the map starts changing (e.g. user starts dragging the map).</text:p>
            </text:list-item>
            <text:list-item>
              <text:p text:style-name="P447"><text:soft-page-break/>zoom <text:tab/>Event <text:tab/>Fired repeatedly during any change in zoom level, including zoom and fly animations.</text:p>
            </text:list-item>
            <text:list-item>
              <text:p text:style-name="P447">move <text:tab/>Event <text:tab/>Fired repeatedly during any movement of the map, including pan and fly animations.</text:p>
            </text:list-item>
            <text:list-item>
              <text:p text:style-name="P447">zoomend <text:tab/>Event <text:tab/>Fired when the map has changed, after any animations.</text:p>
            </text:list-item>
            <text:list-item>
              <text:p text:style-name="P447">moveend <text:tab/>Event <text:tab/>Fired when the center of the map stops changing (e.g. user stopped dragging the map).</text:p>
            </text:list-item>
          </text:list>
        </text:list-item>
        <text:list-item>
          <text:p text:style-name="P447">Popup events</text:p>
          <text:list>
            <text:list-item>
              <text:p text:style-name="P447">popupopen <text:tab/>PopupEvent <text:tab/>Fired when a popup is opened in the map</text:p>
            </text:list-item>
            <text:list-item>
              <text:p text:style-name="P447">popupclose <text:tab/>PopupEvent <text:tab/>Fired when a popup in the map is closed</text:p>
            </text:list-item>
            <text:list-item>
              <text:p text:style-name="P447">autopanstart <text:tab/>Event <text:tab/>Fired when the map starts autopanning when opening a popup.</text:p>
            </text:list-item>
          </text:list>
        </text:list-item>
        <text:list-item>
          <text:p text:style-name="P447">Tooltip events</text:p>
          <text:list>
            <text:list-item>
              <text:p text:style-name="P447">tooltipopen <text:tab/>TooltipEvent <text:tab/>Fired when a tooltip is opened in the map.</text:p>
            </text:list-item>
            <text:list-item>
              <text:p text:style-name="P447">tooltipclose <text:tab/>TooltipEvent <text:tab/>Fired when a tooltip in the map is closed.</text:p>
            </text:list-item>
          </text:list>
        </text:list-item>
        <text:list-item>
          <text:p text:style-name="P447">Location events</text:p>
          <text:list>
            <text:list-item>
              <text:p text:style-name="P447">locationerror <text:tab/>ErrorEvent <text:tab/>Fired when geolocation (using the locate method) failed.</text:p>
            </text:list-item>
            <text:list-item>
              <text:p text:style-name="P447">locationfound <text:tab/>LocationEvent <text:tab/>Fired when geolocation (using the locate method) went successfully.</text:p>
            </text:list-item>
          </text:list>
        </text:list-item>
        <text:list-item>
          <text:p text:style-name="P447">Interaction events</text:p>
          <text:list>
            <text:list-item>
              <text:p text:style-name="P447">click <text:tab/>MouseEvent <text:tab/>Fired when the user clicks (or taps) the map.</text:p>
            </text:list-item>
            <text:list-item>
              <text:p text:style-name="P447">dblclick <text:tab/>MouseEvent <text:tab/>Fired when the user double-clicks (or double-taps) the map.</text:p>
            </text:list-item>
            <text:list-item>
              <text:p text:style-name="P447">mousedown <text:tab/>MouseEvent <text:tab/>Fired when the user pushes the mouse button on the map.</text:p>
            </text:list-item>
            <text:list-item>
              <text:p text:style-name="P447">mouseup <text:tab/>MouseEvent <text:tab/>Fired when the user releases the mouse button on the map.</text:p>
            </text:list-item>
            <text:list-item>
              <text:p text:style-name="P447"><text:soft-page-break/>mouseover <text:tab/>MouseEvent <text:tab/>Fired when the mouse enters the map.</text:p>
            </text:list-item>
            <text:list-item>
              <text:p text:style-name="P447">mouseout <text:tab/>MouseEvent <text:tab/>Fired when the mouse leaves the map.</text:p>
            </text:list-item>
            <text:list-item>
              <text:p text:style-name="P447">mousemove <text:tab/>MouseEvent <text:tab/>Fired while the mouse moves over the map.</text:p>
            </text:list-item>
            <text:list-item>
              <text:p text:style-name="P447">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47">keypress <text:tab/>KeyboardEvent <text:tab/>Fired when the user presses a key from the keyboard while the map is focused.</text:p>
            </text:list-item>
            <text:list-item>
              <text:p text:style-name="P447">preclick <text:tab/>MouseEvent <text:tab/>Fired before mouse click on the map (sometimes useful when you want something to happen on click before any existing click handlers start running).</text:p>
            </text:list-item>
          </text:list>
        </text:list-item>
        <text:list-item>
          <text:p text:style-name="P447">Other Methods</text:p>
          <text:list>
            <text:list-item>
              <text:p text:style-name="P447">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104">Todo </text:span>Ein anderes Beispiel <text:span text:style-name="T104">erklären link zu wie man e ausgibt.</text:span> <text:span text:style-name="T103">983a.png - </text:span>976a.html → Marker Event. </text:p>
      <text:p text:style-name="P146"><text:span text:style-name="T105">Todo Beispiel nach </text:span>closePopupOnClick: false <text:span text:style-name="T105">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6">Todo </text:span>autoClose:false <text:span text:style-name="T106">man kriegt die nicht mehr zu :) und </text:span>keepInView:true</text:p>
      <text:p text:style-name="P145">Probieren wir das doch sofort einmal aus. Wir erstellen einen Marker und verbinden diesen mit einem Pop-up.</text:p>
      <text:p text:style-name="P147">982.png 975.html <text:span text:style-name="T106">(</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8">vielleicht heiß kalt beispiel machen und heiß kalt <text:s/>in id ausgegeben.</text:span></text:p>
      <text:p text:style-name="P386">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470">Bevor es GeoJSON gab, gab es JSON (JavaScript Object Notation) <text:span text:style-name="T109">und bevor es JSON gab, gab es die erweiterbare Auszeichnungssprache XML (englisch Extensible Markup Language). </text:span></text:p>
      <text:p text:style-name="P470"><text:span text:style-name="T215">Immer wenn etwas Neues entsteht, gibt es einen Grund dafür. 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 ohne das Menschen nacharbeiten müssen. Dies wurde in Zeiten des Internets immer wichtiger.</text:span></text:p>
      <text:p text:style-name="P474">Todo https://www.opendata-hro.de/group/geo?res_format=GeoJSON</text:p>
      <text:h text:style-name="P415" text:outline-level="3">W<text:span text:style-name="T216">ie und warum ist</text:span> <text:span text:style-name="T217">das Format </text:span>GeoJSON <text:span text:style-name="T216">entstanden?</text:span></text:h>
      <text:p text:style-name="P472"><text:span text:style-name="T218">GeoJSON, JSON und XML können</text:span></text:p>
      <text:list xml:id="list4969498317601304084" text:style-name="L21">
        <text:list-item>
          <text:p text:style-name="P473"><text:span text:style-name="T218">… von einem Menschen gelesen und verstanden werden.</text:span></text:p>
        </text:list-item>
        <text:list-item>
          <text:p text:style-name="P473"><text:span text:style-name="T218">… hierarchisch gegliedert werden. Das bedeutet, das Werte innerhalb von anderen Werten dargestellt werden können.</text:span></text:p>
        </text:list-item>
        <text:list-item>
          <text:p text:style-name="P473">… <text:span text:style-name="T222">leicht zu erlernen.</text:span></text:p>
        </text:list-item>
        <text:list-item>
          <text:p text:style-name="P473"><text:span text:style-name="T218">… von vielen Programmiersprachen analysiert und genutzt werden.</text:span></text:p>
        </text:list-item>
        <text:list-item>
          <text:p text:style-name="P473"><text:span text:style-name="T218">… mit einem XMLHttpRequest ausgetauscht werden.</text:span></text:p>
        </text:list-item>
      </text:list>
      <text:p text:style-name="P475">Schauen wir uns in den nächsten Kapiteln die einzelnen Formate genauer an und <text:span text:style-name="T219">Ihnen</text:span> wir<text:span text:style-name="T219">d</text:span> klar, welche Vorteile <text:span text:style-name="T219">das Format </text:span>JSON – beim Arbeiten mit <text:a xlink:type="simple" xlink:href="https://de.wikipedia.org/wiki/Geodaten" text:style-name="Internet_20_link" text:visited-style-name="Visited_20_Internet_20_Link">Geodaten</text:a> <text:span text:style-name="T219">das Format </text:span>GeoJSON – gegenüber XML bringt.</text:p>
      <text:p text:style-name="P475">Todo habe ich geodaten schon definiert? Dann link sonst definition: https://de.wikipedia.org/wiki/Geodaten</text:p>
      <text:h text:style-name="Heading_20_4" text:outline-level="4">XML</text:h>
      <text:p text:style-name="P469"><text:span text:style-name="T220">Wann sind </text:span>XML-Daten nicht der ideale Weg, um Daten zu strukturieren <text:span text:style-name="T220">und maschinenlesbar zu machen</text:span>?</text:p>
      <text:p text:style-name="P469">Durch das Tag-System von XML werden oft kleine Datenbestände sehr aufgebläht und unübersichtlich. Zusätzlich ist das Ansprechen einzelner Knoten (XML-Nodes) in einer XML-Datei nicht immer leicht.</text:p>
      <text:h text:style-name="Heading_20_4" text:outline-level="4">JSON</text:h>
      <text:p text:style-name="P468"><text:span text:style-name="T221">Wann ist </text:span>JSON, kurz für JavaScript Object Notation, <text:span text:style-name="T221">das ideale Format, um Daten zu strukturieren und maschinenlesbar zu machen?</text:span></text:p>
      <text:p text:style-name="P468"><text:soft-page-break/>Der große Vorteil von JSON im Vergleich zu XML liegt in der einfachen Handhabung. Da JSON selbst gültiges Javascript darstellt, kann es direkt ausgeführt und somit in ein Javascript-Objekt überführt werden. <text:span text:style-name="T213">(todo link wo wir das machen) </text:span>Der Zugriff auf die einzelnen Eigenschaften kann dann über normalen <text:span text:style-name="T213">Attribut Zugriff</text:span> geschehen.</text:p>
      <text:p text:style-name="P471">XML muss mit einem XML-Parser analysiert werden. JSON kann durch eine Standard-JavaScript-Funktion analysiert werden. <text:span text:style-name="T222">Kein Ende Tag deshalb weniger Code. Schneller lesbar und verarbeitbar.</text:span></text:p>
      <text:p text:style-name="P468">(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5">Ein konkretes </text:span>Beispiel</text:h>
      <text:p text:style-name="P157"/>
      <text:p text:style-name="Quelltext">&lt;<text:span text:style-name="T222">joomlers</text:span>&gt;</text:p>
      <text:p text:style-name="P485">&lt;n<text:span text:style-name="T222">umber</text:span>&gt;<text:span text:style-name="T222">1721</text:span>&lt;/n<text:span text:style-name="T222">umber</text:span>&gt;</text:p>
      <text:p text:style-name="Quelltext">&lt;vorname&gt;<text:span text:style-name="T222">Astrid</text:span>&lt;/vorname&gt;</text:p>
      <text:p text:style-name="Quelltext">&lt;nachname&gt;<text:span text:style-name="T223">Günther</text:span>&lt;/nachname&gt;</text:p>
      <text:p text:style-name="P485">&lt;/<text:span text:style-name="T222">joomlers</text:span>&gt;</text:p>
      <text:p text:style-name="P477">95 Z<text:span text:style-name="T224">eich</text:span>en</text:p>
      <text:p text:style-name="P157"/>
      <text:p text:style-name="P485">„<text:span text:style-name="T222">joomlers</text:span>“: {</text:p>
      <text:p text:style-name="P485">„n<text:span text:style-name="T222">umber</text:span>“: „<text:span text:style-name="T222">1721</text:span>“,</text:p>
      <text:p text:style-name="Quelltext">„vorname“: „<text:span text:style-name="T223">Astrid</text:span>“,</text:p>
      <text:p text:style-name="Quelltext">„nachname“: „<text:span text:style-name="T223">Günther</text:span>“</text:p>
      <text:p text:style-name="Quelltext">},</text:p>
      <text:p text:style-name="P477">73 Zeichen</text:p>
      <text:h text:style-name="Heading_20_4" text:outline-level="4">Und warum <text:span text:style-name="T229">nun auch noch</text:span> <text:span text:style-name="T203">Geo</text:span>JSON?</text:h>
      <text:p text:style-name="P478">GeoJSON ist ein JSON <text:span text:style-name="T227">F</text:span>ormat, dass sich auf Geodaten spezialisiert hat. Es kann gut mit Punkten, Linien und Polygonen <text:span text:style-name="T228">in einem Koordinatensystem </text:span>umgehen. <text:span text:style-name="T228">Im Kapitel haben wir gesehen, dass das Arbeiten mit Geodaten im Grunde genommen nichts anderes ist. </text:span></text:p>
      <text:p text:style-name="P478"><text:span text:style-name="T228">Todo Sphäre: https://de.wikipedia.org/wiki/Sph%C3%A4re_(Mathematik)</text:span></text:p>
      <text:p text:style-name="P155">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6">m</text:span> <text:soft-page-break/>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6">Elemente</text:span> mithilfe von GeoJSON <text:span text:style-name="T226">auf Ihrer Karte anzeigen können.</text:span></text:p>
      <text:p text:style-name="P158">Todo <text:a xlink:type="simple" xlink:href="http://jsoneditoronline.org/" text:style-name="Internet_20_link" text:visited-style-name="Visited_20_Internet_20_Link">http://jsoneditoronline.org/</text:a></text:p>
      <text:h text:style-name="Heading_20_3" text:outline-level="3">GeoJson erkunden</text:h>
      <text:p text:style-name="P351">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1">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30">Geoinformationssystemen</text:span></text:a>.</text:p>
      <text:p text:style-name="P484">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0">---</text:p>
      <text:h text:style-name="Heading_20_4" text:outline-level="4"><text:bookmark text:name="result_box1"/>Koordinate</text:h>
      <text:p text:style-name="P480">Das wichtigste Element <text:span text:style-name="T234">beim Arbeiten mit Geodaten ist die Beschreibung des Punktes auf der Erde, dem die Daten zugeordnet werden. Diesen Wert kenne wir unter dem Namen </text:span>Koordinate.</text:p>
      <text:p text:style-name="P479"><text:span text:style-name="T231">Eine Koordinate </text:span>ist eine Zahl, die <text:span text:style-name="T231">für eine</text:span> Dimension <text:span text:style-name="T231">steht. Wir beschränken uns hier auf zwei Dimensionen: </text:span>Längengrad und Breitengrad. </text:p>
      <text:p text:style-name="P479"><text:span text:style-name="T231">todo GPS Exkurs zwei wietere Dimensionen höhe und zeit und vielleicht link zu beginn mit Exkurs langen und breitengrade</text:span></text:p>
      <text:p text:style-name="P481"><text:span text:style-name="T235">Die Koordinaten werden </text:span>in JSON in einem einfachen Dezimalformat formatiert. <text:span text:style-name="T232">In Kapitel (todo) hatte ich Ihnen schon erklärt, dass es auch andere Formate zum Beschreiben eines Punktes auf der Erde gibt. Aber, auch wenn die Formatierung </text:span><text:span text:style-name="T30">8 ° 10 '23 "</text:span> <text:span text:style-name="T232">schön aussieht, können Sie sich vorstellen, dass die Handhabung dieses Formats bei Berechnungen mit einem Computer umständlich ist</text:span>. <text:span text:style-name="T235">Darum also das Dezimalformat, welches für Mensch und Maschine einen Kompromiss bietet.</text:span></text:p>
      <text:h text:style-name="Heading_20_4" text:outline-level="4">Geometrie</text:h>
      <text:p text:style-name="P481">Geometrien sind Formen. Alle Geometrien in GeoJSON <text:span text:style-name="T237">bestehen aus einer</text:span> <text:span text:style-name="T235">oder mehreren</text:span> Koordinaten.</text:p>
      <text:h text:style-name="Heading_20_5" text:outline-level="5"><text:soft-page-break/>Position</text:h>
      <text:p text:style-name="P353">Eine Position ist ein Array von Koordinaten in Ordnung: das ist die kleinste Einheit, die wir wirklich als "Ort" betrachten können, da sie einen Punkt auf der Erde darstellen kann. GeoJSON beschreibt einen Auftrag für Koordinaten: sie sollten gehen, um:<text:line-break/><text:line-break/>[Länge, Breite, Höhe]<text:line-break/><text:line-break/>Dieser Auftrag kann überraschen. Historisch gesehen ist die Reihenfolge der Koordinaten in der Regel "Breitengrad, Längengrad", und viele Menschen werden davon ausgehen, dass dies der Fall universell ist. Lange Stunden wurden verschwendet, um zu diskutieren, was besser ist, aber für diese Diskussion werde ich als solches zusammenfassen:<text:line-break/><text:line-break/>    Längengrad, Breite entspricht der X, Y Ordnung der Mathematik<text:line-break/>    Datenformate verwenden in der Regel Längengrad, Breitengrad<text:line-break/>    Anwendungen haben dazu gezwungen, Breitengrad, Längenordnung zu verwenden<text:line-break/><text:line-break/>Hier ist ein praktisches Diagramm dessen, was welche Bestellung verwendet.<text:line-break/><text:line-break/>Bevor die aktuelle Spezifikation veröffentlicht wurde, erlaubte GeoJSON die Speicherung von mehr als 3 Koordinaten pro Position, und manchmal würden Leute das benutzen, um Zeit, Herzfrequenz und so weiter zu speichern. Dies wurde in GeoJSON-Tools nicht gut unterstützt und ist durch die neue Spezifikation verboten.</text:p>
      <text:h text:style-name="P427" text:outline-level="5">Point</text:h>
      <text:p text:style-name="P353">- Punkt<text:line-break/>  - Position<text:line-break/><text:line-break/>Mit einer einzigen Position können wir die einfachste Geometrie machen: der Punkt.<text:line-break/><text:line-break/>{"Typ": "Punkt", "Koordinaten": [0, 0]}<text:line-break/><text:line-break/>Je nach Art unterscheidet sich die Art der Sammlung von Koordinaten: mal sehen, wie.</text:p>
      <text:h text:style-name="P427" text:outline-level="5"><text:soft-page-break/>Multipoint</text:h>
      <text:h text:style-name="Heading_20_5" text:outline-level="5">LineStrings</text:h>
      <text:p text:style-name="P467">Um eine Linie darzustellen, benötigen Sie mindestens zwei Orte zu verbinden:<text:line-break/><text:line-break/>{"Type": "LineString", "Koordinaten": [[0, 0], [10, 10]]}<text:line-break/><text:line-break/>- LineString<text:line-break/>  - Positionen<text:line-break/><text:line-break/>Dies sind die beiden einfachsten, sorgfältigsten Geometrieformen. Punkte und LineStrings haben nicht viele geometrische Regeln: ein Punkt kann irgendwo an einem Ort liegen, und eine Linie kann Anordnung von Punkten enthalten, auch wenn es sich selbst überquert. Punkte und Linien sind auch ähnlich, dass sie keine Fläche haben: es gibt keine innen oder außen.</text:p>
      <text:h text:style-name="P426" text:outline-level="5"><text:span text:style-name="T232">MultiLineString</text:span></text:h>
      <text:p text:style-name="Text_20_body"/>
      <text:h text:style-name="P426" text:outline-level="5">Polygone</text:h>
      <text:p text:style-name="P467">Polygone sind dort, wo GeoJSON Geometrien deutlich komplexer werden Sie haben Fläche, also haben sie Insider &amp; Outsides. Und nicht nur haben sie ein Inneres, sie können auch Löcher in diesem Inneren haben.<text:line-break/><text:line-break/>{<text:line-break/>  "Typ": "Polygon",<text:line-break/>  "Koordiniert": [<text:line-break/>    [<text:line-break/>      [0, 0], [10, 10], [10, 0], [0, 0]<text:line-break/>    ]<text:line-break/>  ]<text:line-break/>}<text:line-break/><text:line-break/>Die Koordinatenliste für Polygone ist eine weitere Ebene als die für LineStrings verschachtelt. Für einfache Polygone könnte das wie Overkill aussehen: Was ist ein Polygon, aber eine geschlossene Linie? Aber Löcher erklären den Sprung in der Komplexität: Polygone in GeoJSON sind nicht nur geschlossene Bereiche, sondern können Ausschnitte wie Donuts haben.<text:line-break/><text:line-break/>- Polygon<text:line-break/>  - LinearRing (außen)<text:line-break/>    - Positionen<text:line-break/>  - LinearRing (Innenraum)<text:line-break/><text:soft-page-break/>    - Positionen ...<text:line-break/>  - LinearRing (Innenraum)<text:line-break/>    - Positionen ...<text:line-break/><text:line-break/>Aus diesem Grund führen Polygone einen neuen Begriff ein: das LinearRing. Linearringe sind Loops von Positionen.<text:line-break/><text:line-break/>Linearringe sind entweder die äußeren Ringpositionen, die die äußere Kante des Polygons bilden und definieren, welche Teile gefüllt sind - oder Innenringe, die die Teile des Polygons definieren, sind leer. Es kann nur einen äußeren Ring geben, und es ist immer der erste.<text:line-break/><text:line-break/>Es kann eine beliebige Anzahl von Innenringen geben, einschließlich Null. Zero Innenringe bedeutet nur, dass das Polygon keine Löcher hat.<text:line-break/><text:line-break/>Sie werden auch feststellen, dass die erste Koordinate am Ende jedes Rings wiederholt wird. Es gibt keinen besonderen Grund, warum dies neben dem GeoJSON-Erbe in älteren Formaten notwendig ist.</text:p>
      <text:h text:style-name="Heading_20_5" text:outline-level="5">Multipoligon</text:h>
      <text:h text:style-name="Heading_20_5" text:outline-level="5">Abgrenzung der einzelnen Positionen</text:h>
      <text:p text:style-name="P467">In dieser lustigen Erkundung, können Sie bemerkt haben, dass es vier "Ebenen der Tiefe" für die Koordinaten Eigentum von GeoJSON gibt.<text:line-break/><text:line-break/>    Punkte<text:line-break/>    MultiPoints &amp; LineStrings<text:line-break/>    MultiLineStrings &amp; Polygone<text:line-break/>    MultiPolygons<text:line-break/></text:p>
      <text:h text:style-name="Heading_20_5" text:outline-level="5">Mehrere Geometrien</text:h>
      <text:p text:style-name="P483"><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Entitäte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line-break/><text:line-break/>Hier kommen die verschiedenen Geometrien herein. GeoJSON hat Versionen <text:soft-page-break/>von jedem der drei Grundtypen mit Multi auf der Vorderseite: MultiPolygon, MultiLineString, MultiPoint. Gemeinsam geben sie uns etwas von einer Lösung für dieses Problem.<text:line-break/><text:line-break/>Die Art, wie Multi-Features erstellt werden, ist das gleiche über alle Typen: Alles bewegt sich einen Schritt des Nestens. Die Koordinaten eines einzelnen Punktes werden als [0, 0] dargestellt, so dass ein MultiPoint davon und ein anderer Ort aussehen könnte [[0, 0], [1, 1]].<text:line-break/><text:line-break/>In selteneren Fällen haben Sie eine Reihe von verschiedenen Arten von Geometrien, die alle auf die gleiche Sache beziehen. Dazu hat GeoJSON den GeometryCollection-Typ, der so funktioniert:<text:line-break/><text:line-break/>{<text:line-break/>  "Typ": "Feature",<text:line-break/>  "Geometrie": {<text:line-break/>    "Typ": "GeometrieCollection",<text:line-break/>    "Geometrien": [{<text:line-break/>      "Typ": "Punkt",<text:line-break/>      "Koordiniert": [0, 0]<text:line-break/>    }, {<text:line-break/>      "Typ": "LineString",<text:line-break/>      "Koordinaten": [[0, 0], [1, 0]]<text:line-break/>    }]<text:line-break/>  },<text:line-break/>  "Eigenschaften": {<text:line-break/>    "Name": "null island"<text:line-break/>  }<text:line-break/>}<text:line-break/><text:line-break/>Geometriekollektionen sind relativ selten: Die meiste Zeit, wenn Sie Geometrien von verschiedenen Typen haben, haben Sie auch Eigenschaften, die speziell für die einzelnen gelten. Die aktuelle GeoJSON-Spezifikation empfiehlt die Verwendung von GeometryCollections.</text:p>
      <text:h text:style-name="Heading_20_4" text:outline-level="4">Features</text:h>
      <text:p text:style-name="P467">Geometrien sind Formen und nichts mehr. Sie sind ein zentraler Teil von GeoJSON, aber die meisten Daten, die etwas mit der Welt zu tun haben, sind nicht einfach eine Form, sondern haben auch eine Identität und Attribute. Einige Polygone sind das Weiße Haus, andere Polygone sind die Grenze von Australien, und es ist wichtig zu wissen, welche was ist.<text:line-break/><text:soft-page-break/><text:line-break/>Merkmale sind diese Kombination von Geometrie und Eigenschaften.<text:line-break/><text:line-break/>{<text:line-break/>  "Typ": "Feature",<text:line-break/>  "Geometrie": {<text:line-break/>    "Typ": "Punkt",<text:line-break/>    "Koordiniert": [0, 0]<text:line-break/>  },<text:line-break/>  "Eigenschaften": {<text:line-break/>    "Name": "null island"<text:line-break/>  }<text:line-break/>}<text:line-break/><text:line-break/>Die Eigenschaften, die an eine Funktion angehängt werden, können jede Art von JSON-Objekt sein. Das heißt, angesichts der Tatsache, dass kein anderer prominenter Geo-Standard unterstützt verschachtelte Werte, in der Regel das Eigenschaften-Objekt besteht aus Einzeltiefe Key-Wert-Mappings.</text:p>
      <text:h text:style-name="Heading_20_4" text:outline-level="4">FeatureCollection</text:h>
      <text:p text:style-name="P467">Wir haben alle Arten von Dingen abgedeckt, die in GeoJSON sein können, aber eins: FeatureCollection ist die häufigste Sache, die du auf der obersten Ebene von GeoJSON Dateien im Feld sehen wirst.<text:line-break/><text:line-break/>Eine FeatureCollection mit unserem "null island" Beispiel einer Feature sieht aus wie:<text:line-break/><text:line-break/>{<text:line-break/>  "Type": "FeatureCollection",<text:line-break/>  "Eigenschaften": [<text:line-break/>    {<text:line-break/>      "Typ": "Feature",<text:line-break/>      "Geometrie": {<text:line-break/>        "Typ": "Punkt",<text:line-break/>        "Koordiniert": [0, 0]<text:line-break/>      },<text:line-break/>      "Eigenschaften": {<text:line-break/>        "Name": "null island"<text:line-break/>      }<text:line-break/>    }<text:line-break/>  ]<text:line-break/><text:soft-page-break/>}<text:line-break/><text:line-break/>FeatureCollection ist nicht viel mehr als ein Objekt, das "type" hat: "FeatureCollection" und dann ein Array von Feature-Objekten unter dem Schlüssel "Features". Wie der Name schon sagt, muss das Array nur Feature-Objekte enthalten - keine Rohgeometrien.<text:line-break/><text:line-break/>Sie könnten fragen, "warum nicht nur erlauben eine Reihe von GeoJSON-Objekten"? FeatureCollections als Objekte macht viel Sinn in Bezug auf die Gemeinsamkeit zwischen verschiedenen GeoJSON-Typen.<text:line-break/><text:lin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352"/>
      <text:p text:style-name="P160">---</text:p>
      <text:p text:style-name="P160"/>
      <text:p text:style-name="P160"/>
      <text:p text:style-name="P160"/>
      <text:p text:style-name="P160">GeoJSON unterstützt die folgenden Geometriearten: </text:p>
      <text:list xml:id="list6083324052013709253" text:style-name="L11">
        <text:list-item>
          <text:p text:style-name="P448">Point, </text:p>
        </text:list-item>
        <text:list-item>
          <text:p text:style-name="P448">LineString, </text:p>
        </text:list-item>
        <text:list-item>
          <text:p text:style-name="P448">Polygon, </text:p>
        </text:list-item>
        <text:list-item>
          <text:p text:style-name="P448">MultiPoint, </text:p>
        </text:list-item>
        <text:list-item>
          <text:p text:style-name="P448">MultiLineString, </text:p>
        </text:list-item>
        <text:list-item>
          <text:p text:style-name="P448">MultiPolygon und </text:p>
        </text:list-item>
        <text:list-item>
          <text:p text:style-name="P448">GeometryCollection. </text:p>
        </text:list-item>
      </text:list>
      <text:p text:style-name="P186">Todo gucken ob ich überall diese Geometrien alle verwende</text:p>
      <text:p text:style-name="P186">Features in GeoJSON enthalten ein Geometrieobjekt, zusätzliche Eigenschaften und eine Feature-Sammlung stellt eine Liste von Features dar.</text:p>
      <text:p text:style-name="P159"><text:s/><text:span text:style-name="T111">todo</text:span> <text:a xlink:type="simple" xlink:href="http://geojsonlint.com/" text:style-name="Internet_20_link" text:visited-style-name="Visited_20_Internet_20_Link">http://geojsonlint.com/</text:a> </text:p>
      <text:h text:style-name="Heading_20_3" text:outline-level="3"><text:soft-page-break/>Die Grenzen von GeoJSON</text:h>
      <text:p text:style-name="P344">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107">todo GeoJson immer gleich geschrieben?</text:p>
      <text:p text:style-name="P161">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1"/>
      <text:p text:style-name="P164">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4"/>
      <text:p text:style-name="P162"><text:span text:style-name="T113">H</text:span>ier ein ganz einfaches <text:span text:style-name="T113">Beispiel</text:span>: <text:span text:style-name="T112">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65">(todo GeoJSON immer gleich geschrieben?)</text:p>
      <text:p text:style-name="P162">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3">973.html</text:p>
      <text:p text:style-name="P187">Als Ergebnis sehen Sie eine Karte, auf der ein Marker abgebildet ist.</text:p>
      <text:p text:style-name="P168">981.png</text:p>
      <text:p text:style-name="P168">Der Marker enthält noch kein Pop-up. Todo link zu erklärung dazu.</text:p>
      <text:p text:style-name="P166">todo vielleicht ein kleines Beispiel mit allen geometrien.</text:p>
      <text:p text:style-name="P166"/>
      <text:h text:style-name="Heading_20_3" text:outline-level="3"><text:soft-page-break/>Multiple Geometrien in Leaflet</text:h>
      <text:p text:style-name="P169">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0">972.html auch mit donut :) <text:span text:style-name="T115">auch auf Featurecollection und geometriecollection eingehen.</text:span></text:p>
      <text:h text:style-name="Heading_20_4" text:outline-level="4">Donuts</text:h>
      <text:h text:style-name="P402" text:outline-level="3">GeoJSON aus leaflet exportieren</text:h>
      <text:p text:style-name="P174">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4">Das folgende Beispiel zeigt Ihnen, wie Sie einen Marker in eine GeoJSON Layer konvertieren können. Zunächst wird, genau wie wir es im ersten Kapitel (todo link?) gemacht haben ein Marker erstellt. </text:p>
      <text:p text:style-name="P174">Todo Codeschnipsel einfügen.</text:p>
      <text:p text:style-name="P174">Danach wird die Methode toGeoJSON() des Markers aufgerufen und der Rückgabewert der Methode wird in der Variablen todo gespeichert. Bei der Variablen todo handelt es sich nun um ein GeoJSON Objekt.</text:p>
      <text:p text:style-name="P174">Zu guter Letzt fügen wir das GeoJSON Objekt todo zur Karte hinzu.</text:p>
      <text:p text:style-name="P172">971.html</text:p>
      <text:p text:style-name="P173"><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8">todo Ergebnis im Bild</text:p>
      <text:h text:style-name="P403" text:outline-level="3">Stylen</text:h>
      <text:p text:style-name="P171">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5"><text:soft-page-break/>Todo Optionen auflisten?</text:p>
      <text:h text:style-name="Heading_20_4" text:outline-level="4"><text:bookmark-start text:name="__DdeLink__1746_736041745"/>Ein einfaches Beispiel – <text:span text:style-name="T118">style:</text:span><text:bookmark-end text:name="__DdeLink__1746_736041745"/></text:h>
      <text:p text:style-name="P176">Der nachfolgende Programmcode zeigt Ihnen an einem Beispiel, wie Sie Styles zusammen mit GeoJSON Layern verwenden können.</text:p>
      <text:p text:style-name="P178">Todo was habe ich genau gemacht? </text:p>
      <text:p text:style-name="P177">970.html</text:p>
      <text:p text:style-name="P177"/>
      <text:p text:style-name="P178">todo Ergebnis im Bild</text:p>
      <text:p text:style-name="P178"/>
      <text:h text:style-name="P487" text:outline-level="4">Ein komple<text:span text:style-name="T119">xe</text:span>res Beispiel mit Ereignissen</text:h>
      <text:p text:style-name="P180">969.html</text:p>
      <text:p text:style-name="P180">todo marker ändert Farbe nicht.</text:p>
      <text:p text:style-name="P179"/>
      <text:h text:style-name="Heading_20_3" text:outline-level="3">Iterieren</text:h>
      <text:p text:style-name="P181">Interessant wird es, wenn man mit vielen Daten arbeitet. Und, beim Arbeiten mit vielen Daten werden Sie die Möglichkeit, alle Features mit einem Schlag zu bearbeiten, zu schätzen lernen.</text:p>
      <text:h text:style-name="P488" text:outline-level="4">OneEachfeature</text:h>
      <text:p text:style-name="P185">Eine Funktion, die einmal für jede erstellte Funktion aufgerufen wird, nachdem sie erstellt und gestylt wurde. Nützlich zum Anhängen von Ereignissen und Popups an Features. Die Voreinstellung ist, mit den neu erstellten Ebenen nichts zu tun:</text:p>
      <text:p text:style-name="P182">968.html</text:p>
      <text:p text:style-name="P183">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3"/>
      <text:p text:style-name="P182"/>
      <text:h text:style-name="P489" text:outline-level="4">Punkt zu Ebene</text:h>
      <text:p text:style-name="P184">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2"><text:soft-page-break/>96<text:span text:style-name="T120">7</text:span>.html</text:p>
      <text:p text:style-name="P182">todo: <text:a xlink:type="simple" xlink:href="http://leafletjs.com/reference-1.1.0.html#geojson-pointtolayer" text:style-name="Internet_20_link" text:visited-style-name="Visited_20_Internet_20_Link">http://leafletjs.com/reference-1.1.0.html#geojson-pointtolayer</text:a></text:p>
      <text:p text:style-name="P182"/>
      <text:h text:style-name="Heading_20_4" text:outline-level="4">Filter</text:h>
      <text:p text:style-name="P190">966.html</text:p>
      <text:p text:style-name="P190"/>
      <text:p text:style-name="P190">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2">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3">Zwei Typen von Karten – nämlich Heatmaps und Choroplethenkarten – sehen wir uns nun näher an. <text:span text:style-name="T127">Beginnen wir mit der Heatmap.</text:span></text:p>
      <text:h text:style-name="P424" text:outline-level="2">Heatmaps</text:h>
      <text:h text:style-name="Heading_20_3" text:outline-level="3">Was ist eine Heatmap?</text:h>
      <text:p text:style-name="P188">todo <text:a xlink:type="simple" xlink:href="https://de.wikipedia.org/wiki/Heatmap" text:style-name="Internet_20_link" text:visited-style-name="Visited_20_Internet_20_Link"><text:span text:style-name="T124">https://de.wikipedia.org/wiki/Heatmap</text:span></text:a><text:span text:style-name="T124"> </text:span></text:p>
      <text:p text:style-name="P188"><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5">Heatmaps färben Bereich unterschiedlich, wenn die Intensität oder die Dichte des untersuchten Objektes unterschiedlich ist. </text:p>
      <text:p text:style-name="P221"><text:soft-page-break/>Todo Dichte und Intensität, geht es hier nur um Dichte? Wir müssen Intensität über Umwege machen.</text:p>
      <text:p text:style-name="P196">todo https://en.wikipedia.org/wiki/Multivariate_kernel_density_estimation</text:p>
      <text:p text:style-name="P194">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04" text:outline-level="3">Heatmaps in Leaflet – <text:span text:style-name="T143">Dichte</text:span></text:h>
      <text:p text:style-name="P197">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8">todo leaflet heat ist alternative</text:p>
      <text:p text:style-name="P201">todo was haben wir gemacht:</text:p>
      <text:p text:style-name="P198">965.html</text:p>
      <text:p text:style-name="P199">Das Ergebnis sehen Sie im nachfolgenden Bild. Da wir noch nichts <text:span text:style-name="T132">gestaltet</text:span> haben, sehen Sie Standardansicht. Diese ist noch nicht sehr rudimentär. <text:span text:style-name="T131">Das geht besser, Sie werden sehen.</text:span> </text:p>
      <text:p text:style-name="P199"/>
      <text:h text:style-name="Heading_20_4" text:outline-level="4">Stile-<text:span text:style-name="T133">Optionen</text:span></text:h>
      <text:p text:style-name="P202">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3186417720994240391" text:style-name="L12">
        <text:list-item>
          <text:p text:style-name="P449"><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49"><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text:span><text:soft-page-break/><text:span text:style-name="T134">zu niedrig an, kann man die Daten vielleicht nicht mehr zusammenhängend im Überblick sehen.</text:span></text:p>
        </text:list-item>
        <text:list-item>
          <text:p text:style-name="P450"><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50"><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50"><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51"><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3">Blur 1 <text:span text:style-name="T138">980a.png</text:span></text:p>
      <text:p text:style-name="P204">blur 40 <text:span text:style-name="T135">(ausgewaschen) 980b.png</text:span></text:p>
      <text:p text:style-name="P205">maxzoom 6 <text:span text:style-name="T138">980c.png</text:span></text:p>
      <text:p text:style-name="P205">maxzoom 13 <text:span text:style-name="T138">980d.png</text:span></text:p>
      <text:p text:style-name="P206"><text:span text:style-name="T139">gradien </text:span>{0.1: '#edf8fb', 0.2: '#ccece6', 0.3: '#99d8c9', 0.5: '#66c2a4', 0.7: '#2ca25f', 1: '#006d2c'} <text:span text:style-name="T139">980e</text:span></text:p>
      <text:p text:style-name="P387">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7">Zusätzlich zu den Stil Optionen bietet Ihnen Leaflet.heat vier Methoden:</text:p>
      <text:list xml:id="list1725954561229772397" text:style-name="L13">
        <text:list-item>
          <text:p text:style-name="P452"><text:soft-page-break/>setOptions(options): Sets new heatmap options and redraws it.</text:p>
        </text:list-item>
        <text:list-item>
          <text:p text:style-name="P452">addLatLng(latlng): Adds a new point to the heatmap and redraws it.</text:p>
        </text:list-item>
        <text:list-item>
          <text:p text:style-name="P452">setLatLngs(latlngs): Resets heatmap data and redraws it.</text:p>
        </text:list-item>
        <text:list-item>
          <text:p text:style-name="P452">redraw(): Redraws the heatmap. Diese Methode beim Ausführen der drei anderen Methoden automatisch ausgeführt, so das Sie dies nicht selbst veranlassen müssen.</text:p>
        </text:list-item>
      </text:list>
      <text:p text:style-name="P208"/>
      <text:p text:style-name="P208"><text:span text:style-name="T140">Todo </text:span>Beispiel mit add Lat 964.html <text:span text:style-name="T141">und 979.png</text:span></text:p>
      <text:p text:style-name="P209">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9"/>
      <text:p text:style-name="P209"/>
      <text:p text:style-name="P210">todo Beispiel mit Methoden 963.html</text:p>
      <text:h text:style-name="Heading_20_4" text:outline-level="4">Marker</text:h>
      <text:p text:style-name="P211">962.html</text:p>
      <text:p text:style-name="P200">980.png</text:p>
      <text:h text:style-name="Heading_20_3" text:outline-level="3">Heatmaps mit Leaflet – hetmap.js – <text:span text:style-name="T143">Intensität </text:span></text:h>
      <text:p text:style-name="P212"><text:a xlink:type="simple" xlink:href="https://github.com/pa7/heatmap.js" text:style-name="Internet_20_link" text:visited-style-name="Visited_20_Internet_20_Link">https://github.com/pa7/heatmap.js</text:a></text:p>
      <text:p text:style-name="P213"><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4">todo ich muss baselayer mit variabelen versehen weil ich nutez.</text:p>
      <text:p text:style-name="P216">Todo doku <text:a xlink:type="simple" xlink:href="https://www.patrick-wied.at/static/heatmapjs/docs.html" text:style-name="Internet_20_link" text:visited-style-name="Visited_20_Internet_20_Link">https://www.patrick-wied.at/static/heatmapjs/docs.html</text:a></text:p>
      <text:p text:style-name="P217">odo optionen</text:p>
      <text:p text:style-name="P215">961.html</text:p>
      <text:p text:style-name="P215"/>
      <text:p text:style-name="P215">960.html → add data</text:p>
      <text:p text:style-name="P217"/>
      <text:h text:style-name="Heading_20_3" text:outline-level="3">Interaktive Heatmaps</text:h>
      <text:p text:style-name="P218">959.html</text:p>
      <text:h text:style-name="Heading_20_3" text:outline-level="3"><text:soft-page-break/>Anmimierte Heatmaps</text:h>
      <text:p text:style-name="P219">958.html</text:p>
      <text:h text:style-name="P424" text:outline-level="2">Choroplethenkarte</text:h>
      <text:p text:style-name="P220">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2">Das Schöne ist, dass wir mit Leaflet keine zusätzlichen Plugins benötigen. Leaflet ist wie dafür gemacht, GeoJSON Daten als Choroplethenkarte anzuzeigen.</text:p>
      <text:h text:style-name="P405" text:outline-level="3">Was ist eine Choroplethenkarte?</text:h>
      <text:p text:style-name="P191"><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9">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06" text:outline-level="3">Choroplethenkarte<text:span text:style-name="T125">n in Leaflet</text:span></text:h>
      <text:p text:style-name="P223"><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6">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0">Todo Beispielcode hier.</text:p>
      <text:p text:style-name="P227">Das Beispiel zeigt nur einen Codeausschnitt. Die Vollständige Datei wäre todo Zielen lang und würde ein eigenen Buch füllen.</text:p>
      <text:p text:style-name="P227"><text:soft-page-break/>Einbinden können Sie diese in Ihre HTML-Datei mit der <text:span text:style-name="T147">Zeile.</text:span></text:p>
      <text:p text:style-name="P229">&lt;script src="gemeinden.js"&gt;&lt;/script&gt;</text:p>
      <text:p text:style-name="P228"/>
      <text:h text:style-name="Heading_20_4" text:outline-level="4">Farben</text:h>
      <text:p text:style-name="Text_20_body"/>
      <text:h text:style-name="Heading_20_4" text:outline-level="4">Stile</text:h>
      <text:h text:style-name="P407" text:outline-level="3">Normalisierte Choroplethenkarten</text:h>
      <text:p text:style-name="P224">Todo überall anfang und schluss</text:p>
      <text:p text:style-name="P224"/>
      <text:p text:style-name="P225">todo Fläche selbst ausrechnen: https://stackoverflow.com/questions/18484619/checking-size-of-polygon-drawn-with-leaflet-l-draw-polyline</text:p>
      <text:h text:style-name="Heading_20_1" text:outline-level="1">Custom Markers</text:h>
      <text:p text:style-name="P231">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2">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3">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4">978.png</text:p>
      <text:p text:style-name="P235"><text:soft-page-break/></text:p>
      <text:p text:style-name="P235">Todo <text:a xlink:type="simple" xlink:href="https://www.gimp.org/" text:style-name="Internet_20_link" text:visited-style-name="Visited_20_Internet_20_Link">https://www.gimp.org/</text:a></text:p>
      <text:p text:style-name="P241">todo link zu nächstem Kapitel mit Plugin</text:p>
      <text:p text:style-name="P235">Wie Sie ein eigenes Image erstellen, gehört nicht zum Thema dieses Buches. Hier möchte ich Ihnen nur ein paar Punkte aufzählen, die Sie beachten sollten. Wenn Sie das</text:p>
      <text:p text:style-name="P235"/>
      <text:p text:style-name="P235">todo </text:p>
      <text:p text:style-name="P235">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6"><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6"><text:a xlink:type="simple" xlink:href="http://leafletjs.com/examples/custom-icons/leaf-red.png" text:style-name="Internet_20_link" text:visited-style-name="Visited_20_Internet_20_Link">http://leafletjs.com/examples/custom-icons/leaf-red.png</text:a></text:p>
      <text:p text:style-name="P236"><text:a xlink:type="simple" xlink:href="http://leafletjs.com/examples/custom-icons/leaf-orange.png" text:style-name="Internet_20_link" text:visited-style-name="Visited_20_Internet_20_Link">http://leafletjs.com/examples/custom-icons/leaf-orange.png</text:a></text:p>
      <text:p text:style-name="P236"><text:bookmark-start text:name="__DdeLink__2460_1538529263"/>http://leafletjs.com/examples/custom-icons/leaf-shadow.png<text:bookmark-end text:name="__DdeLink__2460_1538529263"/></text:p>
      <text:p text:style-name="P237">977.png</text:p>
      <text:p text:style-name="P237">955.html</text:p>
      <text:h text:style-name="Heading_20_2" text:outline-level="2"><text:span text:style-name="T157">Eigenschaften eines</text:span> individuellen Marker</text:h>
      <text:p text:style-name="P238">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274891396758636966" text:style-name="L14">
        <text:list-item>
          <text:p text:style-name="P453"><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56">IconRetinaUrl:<text:line-break/>Die URL zu einer Retina Größe Version des Symbolbildes (absolut oder relativ zu deinem Skriptpfad). Verwendet für Retina Bildschirmgeräte. Todo und was ist Retina</text:p>
        </text:list-item>
        <text:list-item>
          <text:p text:style-name="P456">iconSize:<text:line-break/>Größe des Symbolbildes in Pixeln.</text:p>
        </text:list-item>
        <text:list-item>
          <text:p text:style-name="P454"><text:span text:style-name="T153">IconAnchor:<text:line-break/>Die Koordinaten der "Spitze" des Symbols (relativ zu der oberen linken Ecke). Das Symbol wird so ausgerichtet, dass dieser Punkt an der </text:span><text:soft-page-break/><text:span text:style-name="T153">geographischen Lage des Markers liegt. Zentriert, wenn die Größe angegeben ist, kann auch in CSS mit negativen Rändern (</text:span><text:span text:style-name="T35">margin</text:span><text:span text:style-name="T153">) gesetzt werden.</text:span></text:p>
        </text:list-item>
        <text:list-item>
          <text:p text:style-name="P457">PopupAnchor:<text:line-break/>Die Koordinaten des Punktes, von dem Popups "öffnen", relativ zum Symbol Anker.</text:p>
        </text:list-item>
        <text:list-item>
          <text:p text:style-name="P458">ShadowUrl:<text:line-break/>Die URL zum Icon Schattenbild. Wenn nicht angegeben, wird kein Schattenbild erstellt.</text:p>
        </text:list-item>
        <text:list-item>
          <text:p text:style-name="P456">ShadowRetinaUrl:</text:p>
        </text:list-item>
        <text:list-item>
          <text:p text:style-name="P458">shadowSize:<text:line-break/>Größe des Schattenbildes in Pixeln.</text:p>
        </text:list-item>
        <text:list-item>
          <text:p text:style-name="P455"><text:span text:style-name="T35">ShadowAnchor</text:span><text:span text:style-name="T153">:<text:line-break/>Die Koordinaten der "Spitze" des Schattens (relativ zu der oberen linken Ecke) (das gleiche wie iconAnchor wenn nicht angegeben).</text:span></text:p>
        </text:list-item>
        <text:list-item>
          <text:p text:style-name="P455"><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408" text:outline-level="3"><text:span text:style-name="T155">Die Klasse </text:span><text:span text:style-name="T36">L.Icon</text:span><text:span text:style-name="T155"> erweitern</text:span></text:h>
      <text:p text:style-name="P237">todo <text:a xlink:type="simple" xlink:href="http://leafletjs.com/examples/custom-icons/" text:style-name="Internet_20_link" text:visited-style-name="Visited_20_Internet_20_Link">http://leafletjs.com/examples/custom-icons/</text:a></text:p>
      <text:p text:style-name="P239">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0"><text:soft-page-break/>976.png</text:p>
      <text:p text:style-name="P240">954.html</text:p>
      <text:h text:style-name="Heading_20_2" text:outline-level="2">Ein Marker Plugin</text:h>
      <text:p text:style-name="P242">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409" text:outline-level="3">Beautiful markers</text:h>
      <text:p text:style-name="P246">https://github.com/marslan390/BeautifyMarker</text:p>
      <text:p text:style-name="P243">975.png</text:p>
      <text:p text:style-name="P247">974.png</text:p>
      <text:p text:style-name="P243">953.html</text:p>
      <text:p text:style-name="P243"/>
      <text:p text:style-name="P245">todo how to make bigger <text:span text:style-name="T161">imageSize und vielleicht noch einmal zeigen wie man optionen einbindet.</text:span> https://github.com/marslan390/BeautifyMarker/issues/10</text:p>
      <text:p text:style-name="P254">todo other frameworks</text:p>
      <text:p text:style-name="P244"><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5">https://github.com/lvoogdt/Leaflet.awesome-markers</text:p>
      <text:h text:style-name="Heading_20_2" text:outline-level="2">Cluster</text:h>
      <text:p text:style-name="P248">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10" text:outline-level="3"><text:soft-page-break/>Die erste Cluster Karte</text:h>
      <text:p text:style-name="P249">Todo <text:a xlink:type="simple" xlink:href="https://github.com/Leaflet/Leaflet.markercluster" text:style-name="Internet_20_link" text:visited-style-name="Visited_20_Internet_20_Link">https://github.com/Leaflet/Leaflet.markercluster</text:a></text:p>
      <text:p text:style-name="P250">952.html</text:p>
      <text:p text:style-name="P251">973.png</text:p>
      <text:h text:style-name="Heading_20_3" text:outline-level="3">Methoden und Events</text:h>
      <text:p text:style-name="P252">todo</text:p>
      <text:h text:style-name="P490" text:outline-level="4">Standardmethoden</text:h>
      <text:p text:style-name="P252">todo</text:p>
      <text:h text:style-name="Heading_20_4" text:outline-level="4">Andere Methoden</text:h>
      <text:p text:style-name="P252">todo</text:p>
      <text:h text:style-name="Heading_20_3" text:outline-level="3">Marker animieren</text:h>
      <text:h text:style-name="Heading_20_4" text:outline-level="4">Hüpfende Marker</text:h>
      <text:p text:style-name="P252"><text:a xlink:type="simple" xlink:href="https://github.com/maximeh/leaflet.bouncemarker" text:style-name="Internet_20_link" text:visited-style-name="Visited_20_Internet_20_Link">https://github.com/maximeh/leaflet.bouncemarker</text:a></text:p>
      <text:p text:style-name="P253">951.html</text:p>
      <text:h text:style-name="Heading_20_4" text:outline-level="4"><text:span text:style-name="T160">Animierte</text:span> Marker</text:h>
      <text:p text:style-name="P252"><text:a xlink:type="simple" xlink:href="https://github.com/openplans/Leaflet.AnimatedMarker" text:style-name="Internet_20_link" text:visited-style-name="Visited_20_Internet_20_Link">https://github.com/openplans/Leaflet.AnimatedMarker</text:a></text:p>
      <text:p text:style-name="P256">950.html</text:p>
      <text:h text:style-name="Heading_20_3" text:outline-level="3">Weitere Beispiel</text:h>
      <text:p text:style-name="P257">todo mit stop start 949.html (<text:a xlink:type="simple" xlink:href="https://github.com/openplans/Leaflet.AnimatedMarker/issues/50" text:style-name="Internet_20_link" text:visited-style-name="Visited_20_Internet_20_Link">https://github.com/openplans/Leaflet.AnimatedMarker/issues/50</text:a>)</text:p>
      <text:p text:style-name="P258">todo 948 bounce out <text:span text:style-name="T163">Schlußfunktion</text:span></text:p>
      <text:h text:style-name="Heading_20_3" text:outline-level="3">Mit Markern Daten visualisieren</text:h>
      <text:p text:style-name="P259">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0">947.html</text:p>
      <text:p text:style-name="P261">todo https://github.com/humangeo/leaflet-dvf/wiki/6.-Markers</text:p>
      <text:h text:style-name="Heading_20_4" text:outline-level="4"><text:soft-page-break/>Diagrammen <text:span text:style-name="T162">als Marker</text:span></text:h>
      <text:p text:style-name="P262"><text:a xlink:type="simple" xlink:href="https://github.com/humangeo/leaflet-dvf/wiki/6.-Markers" text:style-name="Internet_20_link" text:visited-style-name="Visited_20_Internet_20_Link">https://github.com/humangeo/leaflet-dvf/wiki/6.-Markers</text:a> welche Marker es gibt mit bild.</text:p>
      <text:p text:style-name="P260">946.html</text:p>
      <text:p text:style-name="P263">972.png</text:p>
      <text:p text:style-name="P264">todo Schluss </text:p>
      <text:p text:style-name="P265">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4"/>
      <text:h text:style-name="Heading_20_1" text:outline-level="1">ESRI</text:h>
      <text:p text:style-name="P266"><text:a xlink:type="simple" xlink:href="https://de.wikipedia.org/wiki/ESRI" text:style-name="Internet_20_link" text:visited-style-name="Visited_20_Internet_20_Link">https://de.wikipedia.org/wiki/ESRI</text:a></text:p>
      <text:p text:style-name="P266">Wenn Sie mit Karten arbeiten Daten eines Geoinformationssystems anzeigen möchten, werden Sie früher oder später über den Begriff Shapefile stolpern. </text:p>
      <text:p text:style-name="P266">Todo <text:a xlink:type="simple" xlink:href="https://de.wikipedia.org/wiki/Shapefile" text:style-name="Internet_20_link" text:visited-style-name="Visited_20_Internet_20_Link">https://de.wikipedia.org/wiki/Shapefile</text:a></text:p>
      <text:p text:style-name="P267">gdb Geodatabase</text:p>
      <text:p text:style-name="P267"><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68">ESRI bietet </text:p>
      <text:p text:style-name="P268"><text:a xlink:type="simple" xlink:href="http://www.esri.com/data/basemaps" text:style-name="Internet_20_link" text:visited-style-name="Visited_20_Internet_20_Link">http://www.esri.com/data/basemaps</text:a></text:p>
      <text:p text:style-name="P269">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0">945.html <text:span text:style-name="T167">(todo bild mit und ohne label)</text:span></text:p>
      <text:p text:style-name="P271">todo was muss ich tun</text:p>
      <text:p text:style-name="P272">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11" text:outline-level="3">Switch Basemaps</text:h>
      <text:p text:style-name="P273"><text:a xlink:type="simple" xlink:href="https://esri.github.io/esri-leaflet/examples/switching-basemaps.html" text:style-name="Internet_20_link" text:visited-style-name="Visited_20_Internet_20_Link">https://esri.github.io/esri-leaflet/examples/switching-basemaps.html</text:a></text:p>
      <text:p text:style-name="P274">944.html</text:p>
      <text:h text:style-name="Heading_20_2" text:outline-level="2"><text:soft-page-break/>Shapefiles</text:h>
      <text:p text:style-name="P275">Das Dateiformat Shapefile (oft Shapedaten oder Shape genannt) ist ein ursprünglich für die Software ArcView der Firma ESRI entwickeltes Format für Geodaten.</text:p>
      <text:p text:style-name="P275">Ein Shapefile ist keine einzelne Datei, es besteht aus mindestens drei Dateien:</text:p>
      <text:list xml:id="list5562234639602933907" text:style-name="L15">
        <text:list-item>
          <text:p text:style-name="P459">.shp dient zur Speicherung der Geometriedaten</text:p>
        </text:list-item>
        <text:list-item>
          <text:p text:style-name="P459">.dbf Sachdaten im dBASE-Format</text:p>
        </text:list-item>
        <text:list-item>
          <text:p text:style-name="P459">.shx dient als Index der Geometrie zur Verknüpfung der Sachdaten (auch Attributdaten genannt)</text:p>
        </text:list-item>
      </text:list>
      <text:p text:style-name="P276">todo </text:p>
      <text:p text:style-name="P276"><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7"/>
      <text:p text:style-name="P280">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0"/>
      <text:p text:style-name="P279"/>
      <text:p text:style-name="P279"/>
      <text:p text:style-name="P279"><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78">Datei mit Namen exported_boundaries_Germany.shp.zip ist im Downloadverzeichnis.</text:p>
      <text:p text:style-name="P281">Das Archiv enthält die Dateien</text:p>
      <text:list xml:id="list3836697128035251651" text:style-name="L16">
        <text:list-item>
          <text:p text:style-name="P460"/>
        </text:list-item>
      </text:list>
      <text:p text:style-name="P282">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2"/>
      <text:p text:style-name="P283">todo testen 969.png <text:a xlink:type="simple" xlink:href="http://leaflet.calvinmetcalf.com/#6/51.358/11.964" text:style-name="Internet_20_link" text:visited-style-name="Visited_20_Internet_20_Link">http://leaflet.calvinmetcalf.com/#6/51.358/11.964</text:a></text:p>
      <text:p text:style-name="P283"/>
      <text:p text:style-name="P284">943.html</text:p>
      <text:p text:style-name="P287">967.png</text:p>
      <text:p text:style-name="P284"><text:soft-page-break/></text:p>
      <text:p text:style-name="P284"/>
      <text:p text:style-name="P285">mit styles</text:p>
      <text:p text:style-name="P285">942.html </text:p>
      <text:p text:style-name="P287">968.png</text:p>
      <text:p text:style-name="P285"/>
      <text:p text:style-name="P285"/>
      <text:p text:style-name="P286">todo vielleicht shape files ansehen </text:p>
      <text:p text:style-name="P286">todo optionen des plugins leaflet shape ansehen.</text:p>
      <text:p text:style-name="P288">Todo wie popup </text:p>
      <text:p text:style-name="P294">941.html 966.png</text:p>
      <text:p text:style-name="P288"/>
      <text:p text:style-name="P288"/>
      <text:p text:style-name="P289">tip 940 falls du features nicht kennst. <text:span text:style-name="T173">965.png</text:span></text:p>
      <text:p text:style-name="P289"/>
      <text:h text:style-name="P425" text:outline-level="2">ESRI Services</text:h>
      <text:p text:style-name="P290">Sie wissen nun wie Sie eine ESRI Basiskarte laden, wie Sie mit dem Plugin ESRI-leaflet umgehen und wie Sie das Dateien im Format shapefile nutzen können.</text:p>
      <text:p text:style-name="P290">ESRI bietet aber noch mehr. Sie können Webservices nutzen. Das ESRI Plugin unterstützt Sie auch bei der Verbindung mit einem Geografischen Webservice.</text:p>
      <text:p text:style-name="P290">Ganz nebenbei <text:span text:style-name="T175">Base noch </text:span>können Sie <text:span text:style-name="T175">sieben</text:span> weitere Basemaps nuzten.</text:p>
      <text:list xml:id="list1909823084460366234" text:style-name="L17">
        <text:list-item>
          <text:p text:style-name="P461">L.esri.BasemapLayer</text:p>
        </text:list-item>
        <text:list-item>
          <text:p text:style-name="P461">L.esri.DynamicMapLayer</text:p>
        </text:list-item>
        <text:list-item>
          <text:p text:style-name="P461">L.esri.ImageMapLayer</text:p>
        </text:list-item>
        <text:list-item>
          <text:p text:style-name="P461">L.esri.RasterLayer</text:p>
        </text:list-item>
        <text:list-item>
          <text:p text:style-name="P461">L.esri.TiledMapLayer</text:p>
        </text:list-item>
        <text:list-item>
          <text:p text:style-name="P461">L.esri.FeatureLayer</text:p>
        </text:list-item>
        <text:list-item>
          <text:p text:style-name="P461">L.esri.Cluster.FeatureLayer</text:p>
        </text:list-item>
        <text:list-item>
          <text:p text:style-name="P461"><text:soft-page-break/>L.esri.Heat.FeatureLayer</text:p>
        </text:list-item>
      </text:list>
      <text:p text:style-name="P291"><text:s/><text:span text:style-name="T174">http://esri.github.io/esri-leaflet/api-reference/</text:span></text:p>
      <text:h text:style-name="P412" text:outline-level="3">L.esri.DynamicMapLayer</text:h>
      <text:p text:style-name="P298">Todo? https://github.com/Esri/esri-leaflet</text:p>
      <text:p text:style-name="P295"><text:a xlink:type="simple" xlink:href="http://esri.github.io/esri-leaflet/api-reference/layers/dynamic-map-layer.html" text:style-name="Internet_20_link" text:visited-style-name="Visited_20_Internet_20_Link">http://esri.github.io/esri-leaflet/api-reference/layers/dynamic-map-layer.html</text:a></text:p>
      <text:p text:style-name="P296">https://geoportal.stadt-koeln.de/arcgis/rest/services/Behindertenparkplaetze/MapServer/0</text:p>
      <text:p text:style-name="P292"><text:a xlink:type="simple" xlink:href="https://geoportal.stadt-koeln.de/arcgis/rest/services/" text:style-name="Internet_20_link" text:visited-style-name="Visited_20_Internet_20_Link">https://geoportal.stadt-koeln.de/arcgis/rest/services/</text:a></text:p>
      <text:p text:style-name="P293">939.html</text:p>
      <text:h text:style-name="P413" text:outline-level="3"/>
      <text:h text:style-name="Heading_20_3" text:outline-level="3">geocoding </text:h>
      <text:p text:style-name="P305">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4"><text:a xlink:type="simple" xlink:href="https://de.wikipedia.org/wiki/Georeferenzierung" text:style-name="Internet_20_link" text:visited-style-name="Visited_20_Internet_20_Link">https://de.wikipedia.org/wiki/Georeferenzierung</text:a></text:p>
      <text:p text:style-name="P304"/>
      <text:p text:style-name="P307">todo es bit auch</text:p>
      <text:p text:style-name="P304"><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7">Und <text:a xlink:type="simple" xlink:href="https://developers.google.com/maps/documentation/geocoding/start" text:style-name="Internet_20_link" text:visited-style-name="Visited_20_Internet_20_Link">https://developers.google.com/maps/documentation/geocoding/start</text:a></text:p>
      <text:p text:style-name="P307"/>
      <text:p text:style-name="Text_20_body"/>
      <text:p text:style-name="P299"><text:a xlink:type="simple" xlink:href="https://github.com/Esri/esri-leaflet-geocoder" text:style-name="Internet_20_link" text:visited-style-name="Visited_20_Internet_20_Link">https://github.com/Esri/esri-leaflet-geocoder</text:a></text:p>
      <text:p text:style-name="P299"/>
      <text:p text:style-name="P299"/>
      <text:h text:style-name="P491" text:outline-level="4">Nach Eingabe einer Adresse den passenden Ort auf der Karte finden</text:h>
      <text:p text:style-name="P306">Umgekehrtes Geocoding bezeichnet die Umwandlung geografischer Koordinaten in lesbare Adressen. </text:p>
      <text:p text:style-name="P300"><text:soft-page-break/>938.html</text:p>
      <text:p text:style-name="P303">Achtung: adresse nurim Bereich wird gefunden</text:p>
      <text:p text:style-name="P300"/>
      <text:p text:style-name="P300"/>
      <text:h text:style-name="P492" text:outline-level="4">Mithilfe eines Parameters in der URL den passenden Ort finden</text:h>
      <text:p text:style-name="P301">937.html</text:p>
      <text:p text:style-name="P301"/>
      <text:p text:style-name="P302"><text:a xlink:type="simple" xlink:href="http://esri.github.io/esri-leaflet/api-reference/tasks/geocode.html" text:style-name="Internet_20_link" text:visited-style-name="Visited_20_Internet_20_Link">http://esri.github.io/esri-leaflet/api-reference/tasks/geocode.html</text:a></text:p>
      <text:p text:style-name="P302"/>
      <text:p text:style-name="P297">file:///media/astrid/AstridsAktuelleDatenPlatte/Daten/arbeit/Schreiben/bookboon/softwaretesting/BuchLeaflet/code/5/URLgeocode.html?a=56751%20Gering</text:p>
      <text:h text:style-name="P493" text:outline-level="4"/>
      <text:h text:style-name="P493" text:outline-level="4"/>
      <text:h text:style-name="P492" text:outline-level="4">Nach Klick auf die Karte die passende Adresse ausgeben</text:h>
      <text:h text:style-name="P494" text:outline-level="4">http://esri.github.io/esri-leaflet/api-reference/tasks/reverse-geocode.html</text:h>
      <text:h text:style-name="Heading_20_3" text:outline-level="3">query layers</text:h>
      <text:p text:style-name="P317">Todo Punkte im ausgewählten Bereich werden gefunden. Deshalb Bereich klein halten, falls es viele Punkte gibt.</text:p>
      <text:p text:style-name="P308">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0">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5"/>
      <text:p text:style-name="P315">doku feature layer: http://esri.github.io/esri-leaflet/api-reference/layers/feature-layer.html</text:p>
      <text:p text:style-name="P315"/>
      <text:p text:style-name="P311"><text:soft-page-break/>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1"/>
      <text:p text:style-name="P312">todo <text:span text:style-name="T178">was gibt es in GIS</text:span>: https://gis-iq.esri.de/content-auf-der-arcgis-plattform-viel-mehr-als-nur-basemaps/</text:p>
      <text:h text:style-name="Heading_20_4" text:outline-level="4">Attribut</text:h>
      <text:p text:style-name="P318">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3"><text:a xlink:type="simple" xlink:href="http://esri.github.io/esri-leaflet/examples/feature-layer-popups.html" text:style-name="Internet_20_link" text:visited-style-name="Visited_20_Internet_20_Link">http://esri.github.io/esri-leaflet/examples/feature-layer-popups.html</text:a></text:p>
      <text:p text:style-name="P314">sicherheitseinrichtungen: http://www.arcgis.com/home/item.html?id=59711f4ee839438299c90164115f129b</text:p>
      <text:p text:style-name="P309">935.html</text:p>
      <text:p text:style-name="Text_20_body"/>
      <text:h text:style-name="Heading_20_4" text:outline-level="4">abstand</text:h>
      <text:p text:style-name="P316">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09">934.html</text:p>
      <text:h text:style-name="P396"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0">Beispielhaft zeige ich Ihnen hier, wie Sie Ihre mit Leaflet erstellte Karte mithilfe eines Moduls in Joomla! benutzerfreundlich einsetzten können <text:span text:style-name="T187">und wie Sie es </text:span><text:soft-page-break/><text:span text:style-name="T187">anderen bedienerfreundlich ermöglichen, benutzerdefinierte Marker in die Karte einzufügen.</text:span></text:p>
      <text:h text:style-name="Heading_20_2" text:outline-level="2">Ein Modul in Joomla!</text:h>
      <text:p text:style-name="P329">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0"><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388"><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1">Es gibt vier Dateien, die ich zu einem Grundgerüst eines Joomla! Modules zähle. <text:span text:style-name="T196">Das sind die Dateien</text:span></text:p>
      <text:list xml:id="list109565536203979912" text:style-name="L18">
        <text:list-item>
          <text:p text:style-name="P462">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63"><text:soft-page-break/>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462"><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62"><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2">Todo es gibt Backend und Frontend Module wir behandeln nur ein Frondendmodul.</text:p>
      <text:h text:style-name="Heading_20_2" text:outline-level="2">Creating mod_<text:span text:style-name="T192">MODULNAME</text:span>.php</text:h>
      <text:p text:style-name="P333">Die Datei mod_MODULNAME.php hat drei wichtige Aufgaben:</text:p>
      <text:list xml:id="list5040178656679566771" text:style-name="L19">
        <text:list-item>
          <text:p text:style-name="P464"><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65"><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66">Als letztes bindet Sie Vorlage – also die Datei – ein, um die Ausgabe zu erzeugen.</text:p>
        </text:list-item>
      </text:list>
      <text:p text:style-name="P335">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4">Require_once wird verwendet, weil unsere Helferfunktionen innerhalb einer Klasse definiert sind und wir nur die Klasse einmal definieren wollen.</text:p>
      <text:p text:style-name="P334"/>
      <text:p text:style-name="P336">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oft-page-break/><text:span text:style-name="T200">Ich verwende hier aber trotzdem die Hilfsdatei, weil ich Ihnen die</text:span> Grundtechnik demonstrieren <text:span text:style-name="T200">möchte</text:span>.</text:p>
      <text:p text:style-name="P334"/>
      <text:p text:style-name="P334"><text:span text:style-name="T200">Todo </text:span>$ Hello = modHelloWorldHelper :: getHello ($ params);</text:p>
      <text:p text:style-name="P334"><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6">Die komplette Datei "mod_<text:span text:style-name="T201">jdosm</text:span>.php" <text:span text:style-name="T200">sieht</text:span> <text:span text:style-name="T201">nun </text:span>wie folgt <text:span text:style-name="T200">aus</text:span>:</text:p>
      <text:p text:style-name="P374">mod_jdosm.php</text:p>
      <text:p text:style-name="P374">&lt;?php</text:p>
      <text:p text:style-name="P374">defined('_JEXEC') or die;</text:p>
      <text:p text:style-name="P374">require_once __DIR__ . '/helper.php';</text:p>
      <text:p text:style-name="P374">$moduleclass_sfx = htmlspecialchars($params-&gt;get('moduleclass_sfx'));</text:p>
      <text:p text:style-name="P374">require JModuleHelper::getLayoutPath('mod_jdosm', $params-&gt;get('layout', 'default'));</text:p>
      <text:p text:style-name="Text_20_body"/>
      <text:p text:style-name="Text_20_body"/>
      <text:h text:style-name="Heading_20_2" text:outline-level="2">Creating helper.php</text:h>
      <text:p text:style-name="P319"/>
      <text:p text:style-name="P337">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19"/>
      <text:p text:style-name="P319">Here is the code for the helper.php file:</text:p>
      <text:p text:style-name="P375">&lt;?php</text:p>
      <text:p text:style-name="P375">defined('_JEXEC') or die('');</text:p>
      <text:p text:style-name="P375">class ModJdosmHelper</text:p>
      <text:p text:style-name="P375">{</text:p>
      <text:p text:style-name="P375">public static function getHallo()</text:p>
      <text:p text:style-name="P375">{</text:p>
      <text:p text:style-name="P375"><text:soft-page-break/><text:tab/>return "Hallo, I bin ein Leaflet Karte!";</text:p>
      <text:p text:style-name="P375">}</text:p>
      <text:p text:style-name="P319"/>
      <text:p text:style-name="P337">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338">Die default.php Datei ist die Vorlage, die die Modulausgabe anzeigt.</text:p>
      <text:p text:style-name="P338">Der Code für die default.php-Datei lautet wie folgt:</text:p>
      <text:p text:style-name="P376">&lt;?php</text:p>
      <text:p text:style-name="P381">defined('_JEXEC') or die;</text:p>
      <text:p text:style-name="P376">echo ModJdosmHelper::getHallo();</text:p>
      <text:p text:style-name="P338">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39">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19"/>
      <text:p text:style-name="P319">The code for mod_helloworld.xml is as follows:</text:p>
      <text:p text:style-name="P319"/>
      <text:p text:style-name="P377">&lt;?xml version="1.0" encoding="utf-8"?&gt;</text:p>
      <text:p text:style-name="P377">&lt;extension type="module" version="3.6" client="site" method="upgrade"&gt;</text:p>
      <text:p text:style-name="P377"><text:soft-page-break/>&lt;name&gt;mod_jdosm&lt;/name&gt;</text:p>
      <text:p text:style-name="P377">&lt;author&gt;Astrid Günther&lt;/author&gt;</text:p>
      <text:p text:style-name="P377">&lt;creationDate&gt;2017-06-21&lt;/creationDate&gt;</text:p>
      <text:p text:style-name="P377">&lt;copyright&gt;(C) 2005 - 2017 Open Source Matters. All rights reserved.&lt;/copyright&gt;</text:p>
      <text:p text:style-name="P377">&lt;license&gt;GNU General Public License version 2 or later;&lt;/license&gt;</text:p>
      <text:p text:style-name="P377">&lt;authorEmail&gt;info@astrid-guenther.de&lt;/authorEmail&gt;</text:p>
      <text:p text:style-name="P377">&lt;authorUrl&gt;www.astrid-guenther.de&lt;/authorUrl&gt;</text:p>
      <text:p text:style-name="P377">&lt;version&gt;1.0.0&lt;/version&gt;</text:p>
      <text:p text:style-name="P377">&lt;description&gt;MOD_JDOSM_XML_DESCRIPTION&lt;/description&gt;</text:p>
      <text:p text:style-name="P377">&lt;files&gt;</text:p>
      <text:p text:style-name="P377">&lt;folder&gt;language&lt;/folder&gt;</text:p>
      <text:p text:style-name="P377">&lt;folder&gt;tmpl&lt;/folder&gt;</text:p>
      <text:p text:style-name="P377">&lt;folder&gt;models&lt;/folder&gt;</text:p>
      <text:p text:style-name="P377">&lt;filename module="mod_jdosm"&gt;mod_jdosm.php&lt;/filename&gt;</text:p>
      <text:p text:style-name="P377">&lt;filename&gt;helper.php&lt;/filename&gt;</text:p>
      <text:p text:style-name="P377">&lt;/files&gt;</text:p>
      <text:p text:style-name="P377">&lt;config&gt;</text:p>
      <text:p text:style-name="P377">&lt;/config&gt;</text:p>
      <text:p text:style-name="P377">&lt;/extension&gt;</text:p>
      <text:p text:style-name="P319"/>
      <text:p text:style-name="P393"><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19"/>
      <text:h text:style-name="Heading_20_2" text:outline-level="2">Im modul die karte anstelle von ahllo anzeigen</text:h>
      <text:h text:style-name="Heading_20_3" text:outline-level="3">Xml</text:h>
      <text:p text:style-name="P340">Parameter aufnehmen</text:p>
      <text:p text:style-name="P378">…</text:p>
      <text:p text:style-name="P378">&lt;filename module="mod_jdosm"&gt;mod_jdosm.php&lt;/filename&gt;</text:p>
      <text:p text:style-name="P378">&lt;filename&gt;helper.php&lt;/filename&gt;</text:p>
      <text:p text:style-name="P378">&lt;/files&gt;</text:p>
      <text:p text:style-name="P378">&lt;config&gt;</text:p>
      <text:p text:style-name="P363"><text:soft-page-break/>&lt;fields name="params"&gt;</text:p>
      <text:p text:style-name="P363">&lt;fieldset</text:p>
      <text:p text:style-name="P363">name="mapConfig"</text:p>
      <text:p text:style-name="P363">label="MOD_JDOSM_H_MAP"</text:p>
      <text:p text:style-name="P363">&gt;</text:p>
      <text:p text:style-name="P363">&lt;field</text:p>
      <text:p text:style-name="P363">type="integer"</text:p>
      <text:p text:style-name="P363">name="height"</text:p>
      <text:p text:style-name="P363">label="MOD_JDOSM_HEIGHT"</text:p>
      <text:p text:style-name="P363">description="MOD_JDOSM_HEIGHT_DESC"</text:p>
      <text:p text:style-name="P363">default="400"</text:p>
      <text:p text:style-name="P363">first="10"</text:p>
      <text:p text:style-name="P363">last="1000"</text:p>
      <text:p text:style-name="P363">step="10"</text:p>
      <text:p text:style-name="P363">/&gt;</text:p>
      <text:p text:style-name="P363">&lt;field</text:p>
      <text:p text:style-name="P363">type="list"</text:p>
      <text:p text:style-name="P363">name="zoom"</text:p>
      <text:p text:style-name="P363">default="7"</text:p>
      <text:p text:style-name="P363">label="MOD_JDOSM_ZOOM"</text:p>
      <text:p text:style-name="P363">description="MOD_JDOSM_ZOOM_DESC"</text:p>
      <text:p text:style-name="P363">&gt;</text:p>
      <text:p text:style-name="P363">&lt;option value="1"&gt;1&lt;/option&gt;</text:p>
      <text:p text:style-name="P363">&lt;option value="2"&gt;2&lt;/option&gt;</text:p>
      <text:p text:style-name="P363">&lt;option value="3"&gt;3&lt;/option&gt;</text:p>
      <text:p text:style-name="P363">&lt;option value="4"&gt;4&lt;/option&gt;</text:p>
      <text:p text:style-name="P363">&lt;option value="5"&gt;5&lt;/option&gt;</text:p>
      <text:p text:style-name="P363">&lt;option value="6"&gt;6&lt;/option&gt;</text:p>
      <text:p text:style-name="P363">&lt;option value="7"&gt;7&lt;/option&gt;</text:p>
      <text:p text:style-name="P363">&lt;option value="8"&gt;8&lt;/option&gt;</text:p>
      <text:p text:style-name="P363">&lt;option value="9"&gt;9&lt;/option&gt;</text:p>
      <text:p text:style-name="P363">&lt;option value="10"&gt;10&lt;/option&gt;</text:p>
      <text:p text:style-name="P363">&lt;option value="11"&gt;11&lt;/option&gt;</text:p>
      <text:p text:style-name="P363">&lt;option value="12"&gt;12&lt;/option&gt;</text:p>
      <text:p text:style-name="P363">&lt;option value="13"&gt;13&lt;/option&gt;</text:p>
      <text:p text:style-name="P363">&lt;option value="14"&gt;14&lt;/option&gt;</text:p>
      <text:p text:style-name="P363"><text:soft-page-break/>&lt;option value="15"&gt;15&lt;/option&gt;</text:p>
      <text:p text:style-name="P363">&lt;option value="16"&gt;16&lt;/option&gt;</text:p>
      <text:p text:style-name="P363">&lt;option value="17"&gt;17&lt;/option&gt;</text:p>
      <text:p text:style-name="P363">&lt;option value="18"&gt;18&lt;/option&gt;</text:p>
      <text:p text:style-name="P363">&lt;option value="19"&gt;19&lt;/option&gt;</text:p>
      <text:p text:style-name="P363">&lt;option value="20"&gt;20&lt;/option&gt;</text:p>
      <text:p text:style-name="P363">&lt;/field&gt;</text:p>
      <text:p text:style-name="P363">&lt;field</text:p>
      <text:p text:style-name="P363">type="list"</text:p>
      <text:p text:style-name="P363">name="baselayer"</text:p>
      <text:p text:style-name="P363">default="mapbox"</text:p>
      <text:p text:style-name="P363">label="MOD_JDOSM_BASELAYER"</text:p>
      <text:p text:style-name="P363">description="MOD_JDOSM_BASELAYER_DESC"</text:p>
      <text:p text:style-name="P363">&gt;</text:p>
      <text:p text:style-name="P363">&lt;option value="mapnik"&gt;OpenStreetMap&lt;/option&gt;</text:p>
      <text:p text:style-name="P363">&lt;option value="stamenwater"&gt;Stamen Watercolor&lt;/option&gt;</text:p>
      <text:p text:style-name="P363">&lt;/field&gt;</text:p>
      <text:p text:style-name="P363">&lt;field</text:p>
      <text:p text:style-name="P363">type="spacer"</text:p>
      <text:p text:style-name="P363">name="spacerPos0"</text:p>
      <text:p text:style-name="P363">hr="true"</text:p>
      <text:p text:style-name="P363">/&gt;</text:p>
      <text:p text:style-name="P363">&lt;field</text:p>
      <text:p text:style-name="P363">type="spacer"</text:p>
      <text:p text:style-name="P363">name="spacerPos"</text:p>
      <text:p text:style-name="P363">label="MOD_JDOSM_POSITION"</text:p>
      <text:p text:style-name="P363">class="text"</text:p>
      <text:p text:style-name="P363">/&gt;</text:p>
      <text:p text:style-name="P363">&lt;field</text:p>
      <text:p text:style-name="P363">type="text"</text:p>
      <text:p text:style-name="P363">name="lon"</text:p>
      <text:p text:style-name="P363">label="MOD_JDOSM_LON"</text:p>
      <text:p text:style-name="P363">description="MOD_JDOSM_LON_DESC"</text:p>
      <text:p text:style-name="P363">default="7.43"</text:p>
      <text:p text:style-name="P363">/&gt;</text:p>
      <text:p text:style-name="P363">&lt;field</text:p>
      <text:p text:style-name="P363"><text:soft-page-break/>type="text"</text:p>
      <text:p text:style-name="P363">name="lat"</text:p>
      <text:p text:style-name="P363">label="MOD_JDOSM_LAT"</text:p>
      <text:p text:style-name="P363">description="MOD_JDOSM_LAT_DESC"</text:p>
      <text:p text:style-name="P363">default="46.93"</text:p>
      <text:p text:style-name="P363">/&gt;</text:p>
      <text:p text:style-name="P363">&lt;/fieldset&gt;</text:p>
      <text:p text:style-name="P363">&lt;/fields&gt;</text:p>
      <text:p text:style-name="P378">&lt;/config&gt;</text:p>
      <text:p text:style-name="P378">&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382">&lt;?php</text:p>
      <text:p text:style-name="P382">defined('_JEXEC') or die;</text:p>
      <text:p text:style-name="P382">echo ModJdosmHelper::getHallo();</text:p>
      <text:p text:style-name="P365">$document = JFactory::getDocument();</text:p>
      <text:p text:style-name="P365">$document-&gt;addStyleSheet('https://unpkg.com/leaflet@1.2.0/dist/leaflet.css');</text:p>
      <text:p text:style-name="P365">$document-&gt;addScript('https://unpkg.com/leaflet@1.2.0/dist/leaflet.js');</text:p>
      <text:p text:style-name="P365">?&gt;</text:p>
      <text:p text:style-name="P365">&lt;div style="</text:p>
      <text:p text:style-name="P365"><text:tab/>width: auto;</text:p>
      <text:p text:style-name="P365"><text:tab/>height:&lt;?php echo $params-&gt;get('height', '400'); ?&gt;px;"</text:p>
      <text:p text:style-name="P365"><text:tab/>id="map&lt;?php echo $module-&gt;id; ?&gt;"&gt;</text:p>
      <text:p text:style-name="P365">&lt;/div&gt;</text:p>
      <text:p text:style-name="P365">&lt;?php</text:p>
      <text:p text:style-name="P365">$script = array();</text:p>
      <text:p text:style-name="P365">$script[] = "&lt;script&gt;";</text:p>
      <text:p text:style-name="P365"/>
      <text:p text:style-name="P365">$script[] = ModJdosmHelper::getMap($module, $params);</text:p>
      <text:p text:style-name="P365"><text:soft-page-break/>$script[] = ModJdosmHelper::getTileLayer($module, $params);</text:p>
      <text:p text:style-name="P365">$script[] = "mymap" . $module-&gt;id . ".setView([" .</text:p>
      <text:p text:style-name="P365"><text:tab/><text:tab/>$params-&gt;get('lat', '46.93') . ", " .</text:p>
      <text:p text:style-name="P365"><text:tab/><text:tab/>$params-&gt;get('lon', '7.43') . "], " .</text:p>
      <text:p text:style-name="P365"><text:tab/><text:tab/>$params-&gt;get('zoom', 'false') . ")";</text:p>
      <text:p text:style-name="P365">$script[] = "&lt;/script&gt;";</text:p>
      <text:p text:style-name="P365">echo implode("\n", $script);</text:p>
      <text:p text:style-name="P342"/>
      <text:h text:style-name="Heading_20_3" text:outline-level="3">helper</text:h>
      <text:p text:style-name="Text_20_body"/>
      <text:p text:style-name="Text_20_body"/>
      <text:p text:style-name="P383">&lt;?php</text:p>
      <text:p text:style-name="P383">defined('_JEXEC') or die('');</text:p>
      <text:p text:style-name="P383">class ModJdosmHelper</text:p>
      <text:p text:style-name="P383">{</text:p>
      <text:p text:style-name="P366">public static function getHallo()</text:p>
      <text:p text:style-name="P366">{</text:p>
      <text:p text:style-name="P366">return "Hallo, I<text:span text:style-name="T207">ch</text:span> bin ein<text:span text:style-name="T208">e</text:span> Leaflet Karte!";</text:p>
      <text:p text:style-name="P366">}</text:p>
      <text:p text:style-name="P366">public static function <text:span text:style-name="T205">getMap</text:span>($module, $params)</text:p>
      <text:p text:style-name="P366">{</text:p>
      <text:p text:style-name="P366">$script = "";</text:p>
      <text:p text:style-name="P366">$script .= "var mymap" . $module-&gt;id . " = L.map('map" . $module-&gt;id . "');";</text:p>
      <text:p text:style-name="P366">return $script;</text:p>
      <text:p text:style-name="P366">}</text:p>
      <text:p text:style-name="P366">public static function <text:span text:style-name="T205">getTileLayer</text:span>($module, $params)</text:p>
      <text:p text:style-name="P366">{</text:p>
      <text:p text:style-name="P366">$baselayerSettings = "";</text:p>
      <text:p text:style-name="P366">$baselayerURL = "";</text:p>
      <text:p text:style-name="P366">if ($params-&gt;get('baselayer', 'mapbox') == 'mapnik')</text:p>
      <text:p text:style-name="P366">{</text:p>
      <text:p text:style-name="P366">$baselayerURL = 'https://{s}.tile.openstreetmap.org/{z}/{x}/{y}.png';</text:p>
      <text:p text:style-name="P366"><text:soft-page-break/>$baselayerSettings = "maxZoom: 19 ";</text:p>
      <text:p text:style-name="P366">}</text:p>
      <text:p text:style-name="P366">elseif ($params-&gt;get('baselayer', 'mapbox') == 'stamenwater')</text:p>
      <text:p text:style-name="P366">{</text:p>
      <text:p text:style-name="P366">$baselayerURL = 'https://stamen-tiles-{s}.a.ssl.fastly.net/watercolor/{z}/{x}/{y}.png';</text:p>
      <text:p text:style-name="P366">$baselayerSettings = "subdomains: 'abcd', minZoom: 1, maxZoom: 16 ";</text:p>
      <text:p text:style-name="P366">}</text:p>
      <text:p text:style-name="P366">else</text:p>
      <text:p text:style-name="P366">{</text:p>
      <text:p text:style-name="P366">$baselayerURL = 'https://{s}.tile.openstreetmap.org/{z}/{x}/{y}.png';</text:p>
      <text:p text:style-name="P366">$baselayerSettings = "maxZoom: 19 ";</text:p>
      <text:p text:style-name="P366">}</text:p>
      <text:p text:style-name="P366">$script = "";</text:p>
      <text:p text:style-name="P366">$script .= "<text:tab/>L.tileLayer('" . $baselayerURL . "', {";</text:p>
      <text:p text:style-name="P366">$script .= $baselayerSettings;</text:p>
      <text:p text:style-name="P366">$script .= "<text:tab/>}).addTo(mymap" . $module-&gt;id . ");";</text:p>
      <text:p text:style-name="P366">return $script;</text:p>
      <text:p text:style-name="P366">}</text:p>
      <text:p text:style-name="P383">}</text:p>
      <text:p text:style-name="Text_20_body"/>
      <text:h text:style-name="Heading_20_2" text:outline-level="2">cusom marker</text:h>
      <text:h text:style-name="Heading_20_3" text:outline-level="3">Xml Datei</text:h>
      <text:h text:style-name="Heading_20_4" text:outline-level="4">hauptdatei</text:h>
      <text:p text:style-name="P379">…</text:p>
      <text:p text:style-name="P364">&lt;field</text:p>
      <text:p text:style-name="P364">type="list"</text:p>
      <text:p text:style-name="P364">name="showpin"</text:p>
      <text:p text:style-name="P364">default="0"</text:p>
      <text:p text:style-name="P364">label="MOD_JDOSM_CONFIG_CONTROL_SHOWPIN_LABEL"</text:p>
      <text:p text:style-name="P364">description="MOD_JDOSM_CONFIG_CONTROL_SHOWPIN_DESC"</text:p>
      <text:p text:style-name="P364"><text:soft-page-break/>&gt;</text:p>
      <text:p text:style-name="P364">&lt;option value="1"&gt;JYES&lt;/option&gt;</text:p>
      <text:p text:style-name="P364">&lt;option value="0"&gt;JNO&lt;/option&gt;</text:p>
      <text:p text:style-name="P364">&lt;/field&gt;</text:p>
      <text:p text:style-name="P364">&lt;field</text:p>
      <text:p text:style-name="P364">name="specialpins"</text:p>
      <text:p text:style-name="P364">type="subform"</text:p>
      <text:p text:style-name="P364">formsource="<text:span text:style-name="T205">modules/mod_jdosm/models/forms/custombuttons.xml</text:span>"</text:p>
      <text:p text:style-name="P364">multiple="true"</text:p>
      <text:p text:style-name="P364">label="MOD_JDOSM_CONFIG_CONTROL_SUBFORM_LABEL"</text:p>
      <text:p text:style-name="P364">min= "1"</text:p>
      <text:p text:style-name="P364">max= "20"</text:p>
      <text:p text:style-name="P364">description="MOD_JDOSM_CONFIG_CONTROL_SUBFORM_DESC"</text:p>
      <text:p text:style-name="P364">layout="joomla.form.field.subform.repeatable"</text:p>
      <text:p text:style-name="P364">showon="showpin:1"</text:p>
      <text:p text:style-name="P364">/&gt;</text:p>
      <text:p text:style-name="P364">&lt;/fieldset&gt;</text:p>
      <text:p text:style-name="P379">&lt;/fields&gt;</text:p>
      <text:p text:style-name="P379">&lt;/config&gt;</text:p>
      <text:p text:style-name="P379">&lt;/extension&gt;</text:p>
      <text:p text:style-name="P379"/>
      <text:p text:style-name="Text_20_body"/>
      <text:p text:style-name="Text_20_body"/>
      <text:h text:style-name="Heading_20_4" text:outline-level="4"><text:span text:style-name="T206">Ergänzung</text:span> <text:span text:style-name="T204">models/forms/custombutton.xms</text:span></text:h>
      <text:p text:style-name="Text_20_body"/>
      <text:p text:style-name="P380">&lt;?xml version="1.0" encoding="UTF-8"?&gt;</text:p>
      <text:p text:style-name="P380">&lt;form&gt;</text:p>
      <text:p text:style-name="P380">&lt;field</text:p>
      <text:p text:style-name="P380">type="text"</text:p>
      <text:p text:style-name="P380">name="lonpin"</text:p>
      <text:p text:style-name="P380">label="MOD_JDOSM_LON"</text:p>
      <text:p text:style-name="P380">description="MOD_JDOSM_LON_DESC"</text:p>
      <text:p text:style-name="P380">default="7.43"</text:p>
      <text:p text:style-name="P380">/&gt;</text:p>
      <text:p text:style-name="P380">&lt;field</text:p>
      <text:p text:style-name="P380"><text:soft-page-break/>type="text"</text:p>
      <text:p text:style-name="P380">name="latpin"</text:p>
      <text:p text:style-name="P380">label="MOD_JDOSM_LAT"</text:p>
      <text:p text:style-name="P380">description="MOD_JDOSM_LAT_DESC"</text:p>
      <text:p text:style-name="P380">default="46.93"</text:p>
      <text:p text:style-name="P380">/&gt;</text:p>
      <text:p text:style-name="P380">&lt;field</text:p>
      <text:p text:style-name="P380">type="spacer"</text:p>
      <text:p text:style-name="P380">name="spacerPosMedia0"</text:p>
      <text:p text:style-name="P380">hr="true"</text:p>
      <text:p text:style-name="P380">/&gt;</text:p>
      <text:p text:style-name="P380">&lt;field</text:p>
      <text:p text:style-name="P380">type="radio"</text:p>
      <text:p text:style-name="P380">name="pin"</text:p>
      <text:p text:style-name="P380">default="1"</text:p>
      <text:p text:style-name="P380">label="MOD_JDOSM_PIN"</text:p>
      <text:p text:style-name="P380">description="MOD_JDOSM_PIN_DESC"</text:p>
      <text:p text:style-name="P380">&gt;</text:p>
      <text:p text:style-name="P380">&lt;option value="1"&gt;&amp;lt;img src="https://unpkg.com/leaflet@1.2.0/dist/images/marker-icon.png" /&amp;gt;&lt;/option&gt;</text:p>
      <text:p text:style-name="P380">&lt;option value="2"&gt;MOD_JDOSM_OWNPIN&lt;/option&gt;</text:p>
      <text:p text:style-name="P380">&lt;/field&gt;</text:p>
      <text:p text:style-name="P380">&lt;field</text:p>
      <text:p text:style-name="P380">type="media"</text:p>
      <text:p text:style-name="P380">name="customPinPath"</text:p>
      <text:p text:style-name="P380">label="MOD_JDOSM_PINPATH"</text:p>
      <text:p text:style-name="P380">description="MOD_JDOSM_PINPATH_DESC"</text:p>
      <text:p text:style-name="P380">default="http://leafletjs.com/examples/custom-icons/leaf-green.png"</text:p>
      <text:p text:style-name="P380">showon="pin:2"</text:p>
      <text:p text:style-name="P380">/&gt;</text:p>
      <text:p text:style-name="P380">&lt;field</text:p>
      <text:p text:style-name="P380">type="text"</text:p>
      <text:p text:style-name="P380">name="customPinSize"</text:p>
      <text:p text:style-name="P380">label="MOD_JDOSM_PINSIZE"</text:p>
      <text:p text:style-name="P380"><text:soft-page-break/>description="MOD_JDOSM_PINSIZE_DESC"</text:p>
      <text:p text:style-name="P380">default="38, 95"</text:p>
      <text:p text:style-name="P380">showon="pin:2"</text:p>
      <text:p text:style-name="P380">/&gt;</text:p>
      <text:p text:style-name="P380">&lt;field</text:p>
      <text:p text:style-name="P380">type="media"</text:p>
      <text:p text:style-name="P380">name="customPinShadowPath"</text:p>
      <text:p text:style-name="P380">label="MOD_JDOSM_PINSHADOWPATH"</text:p>
      <text:p text:style-name="P380">description="MOD_JDOSM_PINSHADOWPATH_DESC"</text:p>
      <text:p text:style-name="P380">default="http://leafletjs.com/examples/custom-icons/leaf-shadow.png"</text:p>
      <text:p text:style-name="P380">showon="pin:2"</text:p>
      <text:p text:style-name="P380">/&gt;</text:p>
      <text:p text:style-name="P380">&lt;field</text:p>
      <text:p text:style-name="P380">type="text"</text:p>
      <text:p text:style-name="P380">name="customPinShadowSize"</text:p>
      <text:p text:style-name="P380">label="MOD_JDOSM_PINSHADOWSIZE"</text:p>
      <text:p text:style-name="P380">description="MOD_JDOSM_PINSHADOWSIZE_DESC"</text:p>
      <text:p text:style-name="P380">default="50, 64"</text:p>
      <text:p text:style-name="P380">showon="pin:2"</text:p>
      <text:p text:style-name="P380">/&gt;</text:p>
      <text:p text:style-name="P380">&lt;field</text:p>
      <text:p text:style-name="P380">type="text"</text:p>
      <text:p text:style-name="P380">name="customPinOffset"</text:p>
      <text:p text:style-name="P380">label="MOD_JDOSM_PINOFFSET"</text:p>
      <text:p text:style-name="P380">description="MOD_JDOSM_PINOFFSET_DESC"</text:p>
      <text:p text:style-name="P380">default="22, 94"</text:p>
      <text:p text:style-name="P380">showon="pin:2"</text:p>
      <text:p text:style-name="P380">/&gt;</text:p>
      <text:p text:style-name="P380">&lt;field</text:p>
      <text:p text:style-name="P380">type="text"</text:p>
      <text:p text:style-name="P380">name="customPinPopupOffset"</text:p>
      <text:p text:style-name="P380">label="MOD_JDOSM_PINPOPUPOFFSET"</text:p>
      <text:p text:style-name="P380">description="MOD_JDOSM_PINPOPUPOFFSET_DESC"</text:p>
      <text:p text:style-name="P380">default="-3, -76"</text:p>
      <text:p text:style-name="P380">showon="pin:2"</text:p>
      <text:p text:style-name="P380"><text:soft-page-break/>/&gt;</text:p>
      <text:p text:style-name="P380">&lt;field</text:p>
      <text:p text:style-name="P380">type="spacer"</text:p>
      <text:p text:style-name="P380">name="spacerPosMedia1"</text:p>
      <text:p text:style-name="P380">hr="true"</text:p>
      <text:p text:style-name="P380">showon="pin:2"</text:p>
      <text:p text:style-name="P380">/&gt;</text:p>
      <text:p text:style-name="P380">&lt;field</text:p>
      <text:p text:style-name="P380">type="list"</text:p>
      <text:p text:style-name="P380">name="popup"</text:p>
      <text:p text:style-name="P380">default="0"</text:p>
      <text:p text:style-name="P380">label="MOD_JDOSM_POPUP"</text:p>
      <text:p text:style-name="P380">description="MOD_JDOSM_POPUP_DESC"</text:p>
      <text:p text:style-name="P380">&gt;</text:p>
      <text:p text:style-name="P380">&lt;option value="1"&gt;MOD_JDOSM_KLICK&lt;/option&gt;</text:p>
      <text:p text:style-name="P380">&lt;option value="2"&gt;MOD_JDOSM_ALWAYS&lt;/option&gt;</text:p>
      <text:p text:style-name="P380">&lt;option value="0"&gt;MOD_JDOSM_NEVER&lt;/option&gt;</text:p>
      <text:p text:style-name="P380">&lt;/field&gt;</text:p>
      <text:p text:style-name="P380">&lt;field</text:p>
      <text:p text:style-name="P380">type="editor"</text:p>
      <text:p text:style-name="P380">name="popuptext"</text:p>
      <text:p text:style-name="P380">default=""</text:p>
      <text:p text:style-name="P380">label="MOD_JDOSM_POPUPTEXT"</text:p>
      <text:p text:style-name="P380">description="MOD_JDOSM_POPUPTEXT_DESC"</text:p>
      <text:p text:style-name="P380">filter="safehtml"</text:p>
      <text:p text:style-name="P380">showon="popup!:0"</text:p>
      <text:p text:style-name="P380">/&gt;</text:p>
      <text:p text:style-name="P380">&lt;/form&gt;</text:p>
      <text:p text:style-name="P380"/>
      <text:p text:style-name="Text_20_body"/>
      <text:h text:style-name="P414" text:outline-level="3">tmpl/default.php</text:h>
      <text:p text:style-name="P341"/>
      <text:p text:style-name="P341"/>
      <text:p text:style-name="P382">&lt;?php</text:p>
      <text:p text:style-name="P382"><text:soft-page-break/>defined('_JEXEC') or die;</text:p>
      <text:p text:style-name="P382">echo ModJdosmHelper::getHallo();</text:p>
      <text:p text:style-name="P382">$document = JFactory::getDocument();</text:p>
      <text:p text:style-name="P382">$document-&gt;addStyleSheet('https://unpkg.com/leaflet@1.2.0/dist/leaflet.css');</text:p>
      <text:p text:style-name="P382">$document-&gt;addScript('https://unpkg.com/leaflet@1.2.0/dist/leaflet.js');</text:p>
      <text:p text:style-name="P382">?&gt;</text:p>
      <text:p text:style-name="P382">&lt;div style="</text:p>
      <text:p text:style-name="P382"><text:tab/>width: auto;</text:p>
      <text:p text:style-name="P382"><text:tab/>height:&lt;?php echo $params-&gt;get('height', '400'); ?&gt;px;"</text:p>
      <text:p text:style-name="P382"><text:tab/>id="map&lt;?php echo $module-&gt;id; ?&gt;"&gt;</text:p>
      <text:p text:style-name="P382">&lt;/div&gt;</text:p>
      <text:p text:style-name="P382">&lt;?php</text:p>
      <text:p text:style-name="P382">$script = array();</text:p>
      <text:p text:style-name="P382">$script[] = "&lt;script&gt;";</text:p>
      <text:p text:style-name="P382"/>
      <text:p text:style-name="P382">$script[] = ModJdosmHelper::getMap($module, $params);</text:p>
      <text:p text:style-name="P382">$script[] = ModJdosmHelper::getTileLayer($module, $params);</text:p>
      <text:p text:style-name="P382">$script[] = "mymap" . $module-&gt;id . ".setView([" .</text:p>
      <text:p text:style-name="P382"><text:tab/><text:tab/>$params-&gt;get('lat', '46.93') . ", " .</text:p>
      <text:p text:style-name="P382"><text:tab/><text:tab/>$params-&gt;get('lon', '7.43') . "], " .</text:p>
      <text:p text:style-name="P382"><text:tab/><text:tab/>$params-&gt;get('zoom', 'false') . ")";</text:p>
      <text:p text:style-name="P365">if($params-&gt;get('showpin', '1') == 1)</text:p>
      <text:p text:style-name="P365">{</text:p>
      <text:p text:style-name="P365"><text:tab/>$script[] = ModJdosmHelper::getpin($module, $params);</text:p>
      <text:p text:style-name="P365">}</text:p>
      <text:p text:style-name="P382">$script[] = "&lt;/script&gt;";</text:p>
      <text:p text:style-name="P382">echo implode("\n", $script);</text:p>
      <text:p text:style-name="Text_20_body"/>
      <text:h text:style-name="Heading_20_3" text:outline-level="3">helper</text:h>
      <text:p text:style-name="Text_20_body"/>
      <text:p text:style-name="Text_20_body"/>
      <text:p text:style-name="P383"><text:soft-page-break/>&lt;?php</text:p>
      <text:p text:style-name="P383">defined('_JEXEC') or die('');</text:p>
      <text:p text:style-name="P383">class ModJdosmHelper</text:p>
      <text:p text:style-name="P383">{</text:p>
      <text:p text:style-name="P383">…</text:p>
      <text:p text:style-name="P366">public static function <text:span text:style-name="T205">getpin</text:span>($module, $params)</text:p>
      <text:p text:style-name="P366">{</text:p>
      <text:p text:style-name="P366">// Standard Icon</text:p>
      <text:p text:style-name="P366">$return = "";</text:p>
      <text:p text:style-name="P366">foreach ($params-&gt;get('specialpins', null) as $specialpin)</text:p>
      <text:p text:style-name="P366">{</text:p>
      <text:p text:style-name="P366">if ($specialpin-&gt;pin == 1)</text:p>
      <text:p text:style-name="P366">{</text:p>
      <text:p text:style-name="P366">$return .= "L.marker([" . $specialpin-&gt;latpin . ", " . $specialpin-&gt;lonpin . "])."</text:p>
      <text:p text:style-name="P366"><text:tab/><text:tab/>. "addTo(mymap" . $module-&gt;id . ")";</text:p>
      <text:p text:style-name="P366">}</text:p>
      <text:p text:style-name="P366">// Custom Icon</text:p>
      <text:p text:style-name="P366">if ($specialpin-&gt;pin == 2)</text:p>
      <text:p text:style-name="P366">{</text:p>
      <text:p text:style-name="P366">$iconimage = $specialpin-&gt;customPinPath;</text:p>
      <text:p text:style-name="P366">$shadowimage = $specialpin-&gt;customPinShadowPath;</text:p>
      <text:p text:style-name="P366">if (!(substr($specialpin-&gt;customPinPath, 0, 4) === "http"))</text:p>
      <text:p text:style-name="P366">{</text:p>
      <text:p text:style-name="P366">$iconimage = JURI::base() . $specialpin-&gt;customPinPath;</text:p>
      <text:p text:style-name="P366">}</text:p>
      <text:p text:style-name="P366">if (!(substr($specialpin-&gt;customPinShadowPath, 0, 4) === "http"))</text:p>
      <text:p text:style-name="P366">{</text:p>
      <text:p text:style-name="P366">$shadowimage = JURI::base() . $specialpin-&gt;customPinShadowPath;</text:p>
      <text:p text:style-name="P366">}</text:p>
      <text:p text:style-name="P366">$return .= 'var LeafIcon = L.Icon.extend({'</text:p>
      <text:p text:style-name="P366">. 'options: {'</text:p>
      <text:p text:style-name="P366">. 'iconUrl: \'' . $iconimage . '\','</text:p>
      <text:p text:style-name="P366">. 'shadowUrl: \'' . $shadowimage . '\','</text:p>
      <text:p text:style-name="P366">. 'iconSize: [' . $specialpin-&gt;customPinSize . '],'</text:p>
      <text:p text:style-name="P366">. 'shadowSize: [' . $specialpin-&gt;customPinShadowSize . '],'</text:p>
      <text:p text:style-name="P366"><text:soft-page-break/>. 'iconAnchor: [' . $specialpin-&gt;customPinOffset . '],'</text:p>
      <text:p text:style-name="P366">. 'popupAnchor: [' . $specialpin-&gt;customPinPopupOffset . ']'</text:p>
      <text:p text:style-name="P366">. '}'</text:p>
      <text:p text:style-name="P366">. '});';</text:p>
      <text:p text:style-name="P366">$return .= 'var myIcon = new LeafIcon();';</text:p>
      <text:p text:style-name="P366">$return .= "L.marker([" . $specialpin-&gt;latpin . ", " . $specialpin-&gt;lonpin . "], {icon: myIcon})."</text:p>
      <text:p text:style-name="P366">. "addTo(mymap" . $module-&gt;id . ")";</text:p>
      <text:p text:style-name="P366">}</text:p>
      <text:p text:style-name="P366">if ($specialpin-&gt;popup == '1')</text:p>
      <text:p text:style-name="P366">{</text:p>
      <text:p text:style-name="P366">$return .= ".bindPopup('" . $specialpin-&gt;popuptext . "')";</text:p>
      <text:p text:style-name="P366">}</text:p>
      <text:p text:style-name="P366">if ($specialpin-&gt;popup == '2')</text:p>
      <text:p text:style-name="P366">{</text:p>
      <text:p text:style-name="P366">$return .= ".bindPopup('" . $specialpin-&gt;popuptext . "')"</text:p>
      <text:p text:style-name="P366">. ".openPopup()";</text:p>
      <text:p text:style-name="P366">}</text:p>
      <text:p text:style-name="P366">$return .= ";";</text:p>
      <text:p text:style-name="P366">}</text:p>
      <text:p text:style-name="P366">return $return;</text:p>
      <text:p text:style-name="P366">}</text:p>
      <text:p text:style-name="P383">}</text:p>
      <text:h text:style-name="Heading_20_2" text:outline-level="2">Sprachdateien</text:h>
      <text:p text:style-name="P343">Todo</text:p>
      <text:p text:style-name="P34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0T16:36:14.600969176</dc:date>
    <meta:editing-duration>P7DT9H28M19S</meta:editing-duration>
    <meta:editing-cycles>661</meta:editing-cycles>
    <meta:document-statistic meta:table-count="1" meta:image-count="0" meta:object-count="0" meta:page-count="72" meta:paragraph-count="1320" meta:word-count="11658" meta:character-count="91183" meta:non-whitespace-character-count="80464"/>
  </office:meta>
</office:document-meta>
</file>